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bble" table:style-name="ta1">
        <table:shapes>
          <draw:frame draw:z-index="0" draw:style-name="gr1" draw:text-style-name="P1" svg:width="6.2992in" svg:height="3.5449in" svg:x="9.65in" svg:y="0.5441in">
            <draw:object draw:notify-on-update-of-ranges="bubble.B1:bubble.B1 bubble.B2:bubble.B200 bubble.C1:bubble.C1 bubble.C2:bubble.C200 bubble.D1:bubble.D1 bubble.D2:bubble.D200 bubble.E1:bubble.E1 bubble.E2:bubble.E200 bubble.F1:bubble.F1 bubble.F2:bubble.F200 bubble.G1:bubble.G1 bubble.G2:bubble.G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3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2" office:value-type="string" calcext:value-type="string">
            <text:p>BUBBLE SORT</text:p>
          </table:table-cell>
          <table:table-cell table:style-name="ce2" office:value-type="string" calcext:value-type="string">
            <text:p>SHAKER SORT</text:p>
          </table:table-cell>
          <table:table-cell table:style-name="ce2" office:value-type="string" calcext:value-type="string">
            <text:p>INSERTION SORT</text:p>
          </table:table-cell>
          <table:table-cell table:style-name="ce2" office:value-type="string" calcext:value-type="string">
            <text:p>SELECTION SORT</text:p>
          </table:table-cell>
          <table:table-cell table:style-name="ce2" office:value-type="string" calcext:value-type="string">
            <text:p>MERGE SORT</text:p>
          </table:table-cell>
          <table:table-cell table:style-name="ce2" office:value-type="string" calcext:value-type="string">
            <text:p>QUICK SORT</text:p>
          </table:table-cell>
          <table:table-cell table:style-name="ce1"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18" calcext:value-type="float">
            <text:p>0.000018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34" calcext:value-type="float">
            <text:p>0.000034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5" calcext:value-type="float">
            <text:p>0.00005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076" calcext:value-type="float">
            <text:p>0.000076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03" calcext:value-type="float">
            <text:p>0.000103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2186" calcext:value-type="float">
            <text:p>0.002186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09" calcext:value-type="float">
            <text:p>0.000109</text:p>
          </table:table-cell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121" calcext:value-type="float">
            <text:p>0.000121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14" calcext:value-type="float">
            <text:p>0.00014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0.004198" calcext:value-type="float">
            <text:p>0.004198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57" calcext:value-type="float">
            <text:p>0.00015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317" calcext:value-type="float">
            <text:p>0.004317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182" calcext:value-type="float">
            <text:p>0.000182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5423" calcext:value-type="float">
            <text:p>0.005423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61" calcext:value-type="float">
            <text:p>0.000261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5711" calcext:value-type="float">
            <text:p>0.005711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24" calcext:value-type="float">
            <text:p>0.000224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6385" calcext:value-type="float">
            <text:p>0.006385</text:p>
          </table:table-cell>
          <table:table-cell office:value-type="float" office:value="0.006475" calcext:value-type="float">
            <text:p>0.006475</text:p>
          </table:table-cell>
          <table:table-cell office:value-type="float" office:value="0.002159" calcext:value-type="float">
            <text:p>0.002159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6" calcext:value-type="float">
            <text:p>0.00026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06608" calcext:value-type="float">
            <text:p>0.006608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241" calcext:value-type="float">
            <text:p>0.000241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7952" calcext:value-type="float">
            <text:p>0.007952</text:p>
          </table:table-cell>
          <table:table-cell office:value-type="float" office:value="0.008599" calcext:value-type="float">
            <text:p>0.008599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264" calcext:value-type="float">
            <text:p>0.00026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8465" calcext:value-type="float">
            <text:p>0.008465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282" calcext:value-type="float">
            <text:p>0.000282</text:p>
          </table:table-cell>
          <table:table-cell table:number-columns-repeated="101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10947" calcext:value-type="float">
            <text:p>0.010947</text:p>
          </table:table-cell>
          <table:table-cell office:value-type="float" office:value="0.010809" calcext:value-type="float">
            <text:p>0.010809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293" calcext:value-type="float">
            <text:p>0.000293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13541" calcext:value-type="float">
            <text:p>0.013541</text:p>
          </table:table-cell>
          <table:table-cell office:value-type="float" office:value="0.012095" calcext:value-type="float">
            <text:p>0.012095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319" calcext:value-type="float">
            <text:p>0.000319</text:p>
          </table:table-cell>
          <table:table-cell table:number-columns-repeated="101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12523" calcext:value-type="float">
            <text:p>0.012523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5737" calcext:value-type="float">
            <text:p>0.005737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332" calcext:value-type="float">
            <text:p>0.000332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2935" calcext:value-type="float">
            <text:p>0.012935</text:p>
          </table:table-cell>
          <table:table-cell office:value-type="float" office:value="0.013656" calcext:value-type="float">
            <text:p>0.013656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6343" calcext:value-type="float">
            <text:p>0.006343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357" calcext:value-type="float">
            <text:p>0.000357</text:p>
          </table:table-cell>
          <table:table-cell table:number-columns-repeated="101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14562" calcext:value-type="float">
            <text:p>0.014562</text:p>
          </table:table-cell>
          <table:table-cell office:value-type="float" office:value="0.014863" calcext:value-type="float">
            <text:p>0.014863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6605" calcext:value-type="float">
            <text:p>0.006605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357" calcext:value-type="float">
            <text:p>0.000357</text:p>
          </table:table-cell>
          <table:table-cell table:number-columns-repeated="101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16098" calcext:value-type="float">
            <text:p>0.016098</text:p>
          </table:table-cell>
          <table:table-cell office:value-type="float" office:value="0.016726" calcext:value-type="float">
            <text:p>0.016726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371" calcext:value-type="float">
            <text:p>0.000371</text:p>
          </table:table-cell>
          <table:table-cell table:number-columns-repeated="101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9958" calcext:value-type="float">
            <text:p>0.019958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402" calcext:value-type="float">
            <text:p>0.000402</text:p>
          </table:table-cell>
          <table:table-cell table:number-columns-repeated="101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20079" calcext:value-type="float">
            <text:p>0.020079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08963" calcext:value-type="float">
            <text:p>0.008963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411" calcext:value-type="float">
            <text:p>0.000411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21864" calcext:value-type="float">
            <text:p>0.021864</text:p>
          </table:table-cell>
          <table:table-cell office:value-type="float" office:value="0.006321" calcext:value-type="float">
            <text:p>0.006321</text:p>
          </table:table-cell>
          <table:table-cell office:value-type="float" office:value="0.009705" calcext:value-type="float">
            <text:p>0.0097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05" calcext:value-type="float">
            <text:p>0.000505</text:p>
          </table:table-cell>
          <table:table-cell table:number-columns-repeated="1017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23774" calcext:value-type="float">
            <text:p>0.023774</text:p>
          </table:table-cell>
          <table:table-cell office:value-type="float" office:value="0.023648" calcext:value-type="float">
            <text:p>0.023648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523" calcext:value-type="float">
            <text:p>0.000523</text:p>
          </table:table-cell>
          <table:table-cell table:number-columns-repeated="1017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25773" calcext:value-type="float">
            <text:p>0.025773</text:p>
          </table:table-cell>
          <table:table-cell office:value-type="float" office:value="0.026337" calcext:value-type="float">
            <text:p>0.026337</text:p>
          </table:table-cell>
          <table:table-cell office:value-type="float" office:value="0.006441" calcext:value-type="float">
            <text:p>0.006441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5" calcext:value-type="float">
            <text:p>0.0005</text:p>
          </table:table-cell>
          <table:table-cell table:number-columns-repeated="1017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.011872" calcext:value-type="float">
            <text:p>0.011872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533" calcext:value-type="float">
            <text:p>0.000533</text:p>
          </table:table-cell>
          <table:table-cell table:number-columns-repeated="1017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29943" calcext:value-type="float">
            <text:p>0.029943</text:p>
          </table:table-cell>
          <table:table-cell office:value-type="float" office:value="0.031352" calcext:value-type="float">
            <text:p>0.031352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12934" calcext:value-type="float">
            <text:p>0.0129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6" calcext:value-type="float">
            <text:p>0.00056</text:p>
          </table:table-cell>
          <table:table-cell table:number-columns-repeated="101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31301" calcext:value-type="float">
            <text:p>0.031301</text:p>
          </table:table-cell>
          <table:table-cell office:value-type="float" office:value="0.032516" calcext:value-type="float">
            <text:p>0.032516</text:p>
          </table:table-cell>
          <table:table-cell office:value-type="float" office:value="0.008448" calcext:value-type="float">
            <text:p>0.008448</text:p>
          </table:table-cell>
          <table:table-cell office:value-type="float" office:value="0.013741" calcext:value-type="float">
            <text:p>0.01374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551" calcext:value-type="float">
            <text:p>0.000551</text:p>
          </table:table-cell>
          <table:table-cell table:number-columns-repeated="1017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33494" calcext:value-type="float">
            <text:p>0.033494</text:p>
          </table:table-cell>
          <table:table-cell office:value-type="float" office:value="0.035202" calcext:value-type="float">
            <text:p>0.035202</text:p>
          </table:table-cell>
          <table:table-cell office:value-type="float" office:value="0.008259" calcext:value-type="float">
            <text:p>0.008259</text:p>
          </table:table-cell>
          <table:table-cell office:value-type="float" office:value="0.015398" calcext:value-type="float">
            <text:p>0.015398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99" calcext:value-type="float">
            <text:p>0.000499</text:p>
          </table:table-cell>
          <table:table-cell table:number-columns-repeated="101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37703" calcext:value-type="float">
            <text:p>0.037703</text:p>
          </table:table-cell>
          <table:table-cell office:value-type="float" office:value="0.037643" calcext:value-type="float">
            <text:p>0.037643</text:p>
          </table:table-cell>
          <table:table-cell office:value-type="float" office:value="0.009404" calcext:value-type="float">
            <text:p>0.009404</text:p>
          </table:table-cell>
          <table:table-cell office:value-type="float" office:value="0.016587" calcext:value-type="float">
            <text:p>0.016587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0548" calcext:value-type="float">
            <text:p>0.000548</text:p>
          </table:table-cell>
          <table:table-cell table:number-columns-repeated="1017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38606" calcext:value-type="float">
            <text:p>0.038606</text:p>
          </table:table-cell>
          <table:table-cell office:value-type="float" office:value="0.039892" calcext:value-type="float">
            <text:p>0.039892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0514" calcext:value-type="float">
            <text:p>0.000514</text:p>
          </table:table-cell>
          <table:table-cell table:number-columns-repeated="1017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40731" calcext:value-type="float">
            <text:p>0.040731</text:p>
          </table:table-cell>
          <table:table-cell office:value-type="float" office:value="0.043548" calcext:value-type="float">
            <text:p>0.043548</text:p>
          </table:table-cell>
          <table:table-cell office:value-type="float" office:value="0.010483" calcext:value-type="float">
            <text:p>0.010483</text:p>
          </table:table-cell>
          <table:table-cell office:value-type="float" office:value="0.017645" calcext:value-type="float">
            <text:p>0.017645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056" calcext:value-type="float">
            <text:p>0.00056</text:p>
          </table:table-cell>
          <table:table-cell table:number-columns-repeated="101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44613" calcext:value-type="float">
            <text:p>0.044613</text:p>
          </table:table-cell>
          <table:table-cell office:value-type="float" office:value="0.046777" calcext:value-type="float">
            <text:p>0.046777</text:p>
          </table:table-cell>
          <table:table-cell office:value-type="float" office:value="0.011115" calcext:value-type="float">
            <text:p>0.011115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0549" calcext:value-type="float">
            <text:p>0.000549</text:p>
          </table:table-cell>
          <table:table-cell table:number-columns-repeated="101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5162" calcext:value-type="float">
            <text:p>0.05162</text:p>
          </table:table-cell>
          <table:table-cell office:value-type="float" office:value="0.052757" calcext:value-type="float">
            <text:p>0.052757</text:p>
          </table:table-cell>
          <table:table-cell office:value-type="float" office:value="0.011127" calcext:value-type="float">
            <text:p>0.011127</text:p>
          </table:table-cell>
          <table:table-cell office:value-type="float" office:value="0.019805" calcext:value-type="float">
            <text:p>0.019805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0617" calcext:value-type="float">
            <text:p>0.000617</text:p>
          </table:table-cell>
          <table:table-cell table:number-columns-repeated="1017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55177" calcext:value-type="float">
            <text:p>0.055177</text:p>
          </table:table-cell>
          <table:table-cell office:value-type="float" office:value="0.055848" calcext:value-type="float">
            <text:p>0.055848</text:p>
          </table:table-cell>
          <table:table-cell office:value-type="float" office:value="0.012308" calcext:value-type="float">
            <text:p>0.012308</text:p>
          </table:table-cell>
          <table:table-cell office:value-type="float" office:value="0.021084" calcext:value-type="float">
            <text:p>0.02108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665" calcext:value-type="float">
            <text:p>0.000665</text:p>
          </table:table-cell>
          <table:table-cell table:number-columns-repeated="1017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59558" calcext:value-type="float">
            <text:p>0.059558</text:p>
          </table:table-cell>
          <table:table-cell office:value-type="float" office:value="0.060334" calcext:value-type="float">
            <text:p>0.060334</text:p>
          </table:table-cell>
          <table:table-cell office:value-type="float" office:value="0.013251" calcext:value-type="float">
            <text:p>0.013251</text:p>
          </table:table-cell>
          <table:table-cell office:value-type="float" office:value="0.021924" calcext:value-type="float">
            <text:p>0.021924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0667" calcext:value-type="float">
            <text:p>0.000667</text:p>
          </table:table-cell>
          <table:table-cell table:number-columns-repeated="1017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66518" calcext:value-type="float">
            <text:p>0.066518</text:p>
          </table:table-cell>
          <table:table-cell office:value-type="float" office:value="0.062399" calcext:value-type="float">
            <text:p>0.062399</text:p>
          </table:table-cell>
          <table:table-cell office:value-type="float" office:value="0.013535" calcext:value-type="float">
            <text:p>0.013535</text:p>
          </table:table-cell>
          <table:table-cell office:value-type="float" office:value="0.023459" calcext:value-type="float">
            <text:p>0.023459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000643" calcext:value-type="float">
            <text:p>0.000643</text:p>
          </table:table-cell>
          <table:table-cell table:number-columns-repeated="10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69335" calcext:value-type="float">
            <text:p>0.069335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25027" calcext:value-type="float">
            <text:p>0.02502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666" calcext:value-type="float">
            <text:p>0.000666</text:p>
          </table:table-cell>
          <table:table-cell table:number-columns-repeated="1017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61363" calcext:value-type="float">
            <text:p>0.061363</text:p>
          </table:table-cell>
          <table:table-cell office:value-type="float" office:value="0.065202" calcext:value-type="float">
            <text:p>0.065202</text:p>
          </table:table-cell>
          <table:table-cell office:value-type="float" office:value="0.014512" calcext:value-type="float">
            <text:p>0.01451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0583" calcext:value-type="float">
            <text:p>0.000583</text:p>
          </table:table-cell>
          <table:table-cell table:number-columns-repeated="101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65132" calcext:value-type="float">
            <text:p>0.065132</text:p>
          </table:table-cell>
          <table:table-cell office:value-type="float" office:value="0.071617" calcext:value-type="float">
            <text:p>0.071617</text:p>
          </table:table-cell>
          <table:table-cell office:value-type="float" office:value="0.015632" calcext:value-type="float">
            <text:p>0.015632</text:p>
          </table:table-cell>
          <table:table-cell office:value-type="float" office:value="0.027207" calcext:value-type="float">
            <text:p>0.027207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0596" calcext:value-type="float">
            <text:p>0.000596</text:p>
          </table:table-cell>
          <table:table-cell table:number-columns-repeated="1017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72624" calcext:value-type="float">
            <text:p>0.072624</text:p>
          </table:table-cell>
          <table:table-cell office:value-type="float" office:value="0.07876" calcext:value-type="float">
            <text:p>0.07876</text:p>
          </table:table-cell>
          <table:table-cell office:value-type="float" office:value="0.016447" calcext:value-type="float">
            <text:p>0.016447</text:p>
          </table:table-cell>
          <table:table-cell office:value-type="float" office:value="0.028226" calcext:value-type="float">
            <text:p>0.028226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67" calcext:value-type="float">
            <text:p>0.00067</text:p>
          </table:table-cell>
          <table:table-cell table:number-columns-repeated="1017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79606" calcext:value-type="float">
            <text:p>0.079606</text:p>
          </table:table-cell>
          <table:table-cell office:value-type="float" office:value="0.090637" calcext:value-type="float">
            <text:p>0.090637</text:p>
          </table:table-cell>
          <table:table-cell office:value-type="float" office:value="0.017148" calcext:value-type="float">
            <text:p>0.017148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689" calcext:value-type="float">
            <text:p>0.000689</text:p>
          </table:table-cell>
          <table:table-cell table:number-columns-repeated="101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85124" calcext:value-type="float">
            <text:p>0.085124</text:p>
          </table:table-cell>
          <table:table-cell office:value-type="float" office:value="0.082577" calcext:value-type="float">
            <text:p>0.082577</text:p>
          </table:table-cell>
          <table:table-cell office:value-type="float" office:value="0.018186" calcext:value-type="float">
            <text:p>0.018186</text:p>
          </table:table-cell>
          <table:table-cell office:value-type="float" office:value="0.030804" calcext:value-type="float">
            <text:p>0.03080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06" calcext:value-type="float">
            <text:p>0.0006</text:p>
          </table:table-cell>
          <table:table-cell table:number-columns-repeated="101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90837" calcext:value-type="float">
            <text:p>0.090837</text:p>
          </table:table-cell>
          <table:table-cell office:value-type="float" office:value="0.088152" calcext:value-type="float">
            <text:p>0.088152</text:p>
          </table:table-cell>
          <table:table-cell office:value-type="float" office:value="0.018452" calcext:value-type="float">
            <text:p>0.018452</text:p>
          </table:table-cell>
          <table:table-cell office:value-type="float" office:value="0.032367" calcext:value-type="float">
            <text:p>0.032367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0.000605" calcext:value-type="float">
            <text:p>0.000605</text:p>
          </table:table-cell>
          <table:table-cell table:number-columns-repeated="101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91295" calcext:value-type="float">
            <text:p>0.091295</text:p>
          </table:table-cell>
          <table:table-cell office:value-type="float" office:value="0.090921" calcext:value-type="float">
            <text:p>0.090921</text:p>
          </table:table-cell>
          <table:table-cell office:value-type="float" office:value="0.019026" calcext:value-type="float">
            <text:p>0.019026</text:p>
          </table:table-cell>
          <table:table-cell office:value-type="float" office:value="0.035239" calcext:value-type="float">
            <text:p>0.035239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0654" calcext:value-type="float">
            <text:p>0.000654</text:p>
          </table:table-cell>
          <table:table-cell table:number-columns-repeated="1017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95772" calcext:value-type="float">
            <text:p>0.095772</text:p>
          </table:table-cell>
          <table:table-cell office:value-type="float" office:value="0.097456" calcext:value-type="float">
            <text:p>0.097456</text:p>
          </table:table-cell>
          <table:table-cell office:value-type="float" office:value="0.019845" calcext:value-type="float">
            <text:p>0.019845</text:p>
          </table:table-cell>
          <table:table-cell office:value-type="float" office:value="0.037294" calcext:value-type="float">
            <text:p>0.037294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605" calcext:value-type="float">
            <text:p>0.000605</text:p>
          </table:table-cell>
          <table:table-cell table:number-columns-repeated="1017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97899" calcext:value-type="float">
            <text:p>0.097899</text:p>
          </table:table-cell>
          <table:table-cell office:value-type="float" office:value="0.099717" calcext:value-type="float">
            <text:p>0.099717</text:p>
          </table:table-cell>
          <table:table-cell office:value-type="float" office:value="0.021324" calcext:value-type="float">
            <text:p>0.021324</text:p>
          </table:table-cell>
          <table:table-cell office:value-type="float" office:value="0.039261" calcext:value-type="float">
            <text:p>0.039261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0.000622" calcext:value-type="float">
            <text:p>0.000622</text:p>
          </table:table-cell>
          <table:table-cell table:number-columns-repeated="101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04587" calcext:value-type="float">
            <text:p>0.104587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022397" calcext:value-type="float">
            <text:p>0.022397</text:p>
          </table:table-cell>
          <table:table-cell office:value-type="float" office:value="0.04065" calcext:value-type="float">
            <text:p>0.04065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0721" calcext:value-type="float">
            <text:p>0.000721</text:p>
          </table:table-cell>
          <table:table-cell table:number-columns-repeated="1017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108934" calcext:value-type="float">
            <text:p>0.108934</text:p>
          </table:table-cell>
          <table:table-cell office:value-type="float" office:value="0.106268" calcext:value-type="float">
            <text:p>0.106268</text:p>
          </table:table-cell>
          <table:table-cell office:value-type="float" office:value="0.023923" calcext:value-type="float">
            <text:p>0.023923</text:p>
          </table:table-cell>
          <table:table-cell office:value-type="float" office:value="0.042191" calcext:value-type="float">
            <text:p>0.042191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.000675" calcext:value-type="float">
            <text:p>0.000675</text:p>
          </table:table-cell>
          <table:table-cell table:number-columns-repeated="1017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111662" calcext:value-type="float">
            <text:p>0.111662</text:p>
          </table:table-cell>
          <table:table-cell office:value-type="float" office:value="0.101097" calcext:value-type="float">
            <text:p>0.101097</text:p>
          </table:table-cell>
          <table:table-cell office:value-type="float" office:value="0.023947" calcext:value-type="float">
            <text:p>0.023947</text:p>
          </table:table-cell>
          <table:table-cell office:value-type="float" office:value="0.044924" calcext:value-type="float">
            <text:p>0.044924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00652" calcext:value-type="float">
            <text:p>0.000652</text:p>
          </table:table-cell>
          <table:table-cell table:number-columns-repeated="1017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116905" calcext:value-type="float">
            <text:p>0.116905</text:p>
          </table:table-cell>
          <table:table-cell office:value-type="float" office:value="0.104393" calcext:value-type="float">
            <text:p>0.104393</text:p>
          </table:table-cell>
          <table:table-cell office:value-type="float" office:value="0.024292" calcext:value-type="float">
            <text:p>0.024292</text:p>
          </table:table-cell>
          <table:table-cell office:value-type="float" office:value="0.045639" calcext:value-type="float">
            <text:p>0.045639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00656" calcext:value-type="float">
            <text:p>0.000656</text:p>
          </table:table-cell>
          <table:table-cell table:number-columns-repeated="1017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719" calcext:value-type="float">
            <text:p>0.108719</text:p>
          </table:table-cell>
          <table:table-cell office:value-type="float" office:value="0.026008" calcext:value-type="float">
            <text:p>0.026008</text:p>
          </table:table-cell>
          <table:table-cell office:value-type="float" office:value="0.044192" calcext:value-type="float">
            <text:p>0.044192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00729" calcext:value-type="float">
            <text:p>0.000729</text:p>
          </table:table-cell>
          <table:table-cell table:number-columns-repeated="10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116979" calcext:value-type="float">
            <text:p>0.116979</text:p>
          </table:table-cell>
          <table:table-cell office:value-type="float" office:value="0.11865" calcext:value-type="float">
            <text:p>0.11865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045972" calcext:value-type="float">
            <text:p>0.045972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00723" calcext:value-type="float">
            <text:p>0.000723</text:p>
          </table:table-cell>
          <table:table-cell table:number-columns-repeated="1017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119068" calcext:value-type="float">
            <text:p>0.119068</text:p>
          </table:table-cell>
          <table:table-cell office:value-type="float" office:value="0.130221" calcext:value-type="float">
            <text:p>0.130221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0701" calcext:value-type="float">
            <text:p>0.000701</text:p>
          </table:table-cell>
          <table:table-cell table:number-columns-repeated="1017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124131" calcext:value-type="float">
            <text:p>0.124131</text:p>
          </table:table-cell>
          <table:table-cell office:value-type="float" office:value="0.124452" calcext:value-type="float">
            <text:p>0.124452</text:p>
          </table:table-cell>
          <table:table-cell office:value-type="float" office:value="0.032455" calcext:value-type="float">
            <text:p>0.032455</text:p>
          </table:table-cell>
          <table:table-cell office:value-type="float" office:value="0.051149" calcext:value-type="float">
            <text:p>0.051149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067" calcext:value-type="float">
            <text:p>0.00067</text:p>
          </table:table-cell>
          <table:table-cell table:number-columns-repeated="1017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128114" calcext:value-type="float">
            <text:p>0.128114</text:p>
          </table:table-cell>
          <table:table-cell office:value-type="float" office:value="0.126414" calcext:value-type="float">
            <text:p>0.126414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053694" calcext:value-type="float">
            <text:p>0.053694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0707" calcext:value-type="float">
            <text:p>0.000707</text:p>
          </table:table-cell>
          <table:table-cell table:number-columns-repeated="1017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13342" calcext:value-type="float">
            <text:p>0.13342</text:p>
          </table:table-cell>
          <table:table-cell office:value-type="float" office:value="0.133992" calcext:value-type="float">
            <text:p>0.133992</text:p>
          </table:table-cell>
          <table:table-cell office:value-type="float" office:value="0.035353" calcext:value-type="float">
            <text:p>0.035353</text:p>
          </table:table-cell>
          <table:table-cell office:value-type="float" office:value="0.058349" calcext:value-type="float">
            <text:p>0.058349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0734" calcext:value-type="float">
            <text:p>0.000734</text:p>
          </table:table-cell>
          <table:table-cell table:number-columns-repeated="101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38008" calcext:value-type="float">
            <text:p>0.138008</text:p>
          </table:table-cell>
          <table:table-cell office:value-type="float" office:value="0.137586" calcext:value-type="float">
            <text:p>0.137586</text:p>
          </table:table-cell>
          <table:table-cell office:value-type="float" office:value="0.035073" calcext:value-type="float">
            <text:p>0.035073</text:p>
          </table:table-cell>
          <table:table-cell office:value-type="float" office:value="0.059668" calcext:value-type="float">
            <text:p>0.059668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0761" calcext:value-type="float">
            <text:p>0.000761</text:p>
          </table:table-cell>
          <table:table-cell table:number-columns-repeated="1017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144894" calcext:value-type="float">
            <text:p>0.144894</text:p>
          </table:table-cell>
          <table:table-cell office:value-type="float" office:value="0.137924" calcext:value-type="float">
            <text:p>0.137924</text:p>
          </table:table-cell>
          <table:table-cell office:value-type="float" office:value="0.04126" calcext:value-type="float">
            <text:p>0.04126</text:p>
          </table:table-cell>
          <table:table-cell office:value-type="float" office:value="0.060229" calcext:value-type="float">
            <text:p>0.060229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0715" calcext:value-type="float">
            <text:p>0.000715</text:p>
          </table:table-cell>
          <table:table-cell table:number-columns-repeated="1017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147687" calcext:value-type="float">
            <text:p>0.147687</text:p>
          </table:table-cell>
          <table:table-cell office:value-type="float" office:value="0.145837" calcext:value-type="float">
            <text:p>0.145837</text:p>
          </table:table-cell>
          <table:table-cell office:value-type="float" office:value="0.039211" calcext:value-type="float">
            <text:p>0.039211</text:p>
          </table:table-cell>
          <table:table-cell office:value-type="float" office:value="0.061497" calcext:value-type="float">
            <text:p>0.061497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795" calcext:value-type="float">
            <text:p>0.000795</text:p>
          </table:table-cell>
          <table:table-cell table:number-columns-repeated="1017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157084" calcext:value-type="float">
            <text:p>0.157084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0.047263" calcext:value-type="float">
            <text:p>0.047263</text:p>
          </table:table-cell>
          <table:table-cell office:value-type="float" office:value="0.063141" calcext:value-type="float">
            <text:p>0.063141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0875" calcext:value-type="float">
            <text:p>0.000875</text:p>
          </table:table-cell>
          <table:table-cell table:number-columns-repeated="101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159201" calcext:value-type="float">
            <text:p>0.159201</text:p>
          </table:table-cell>
          <table:table-cell office:value-type="float" office:value="0.154832" calcext:value-type="float">
            <text:p>0.154832</text:p>
          </table:table-cell>
          <table:table-cell office:value-type="float" office:value="0.036209" calcext:value-type="float">
            <text:p>0.036209</text:p>
          </table:table-cell>
          <table:table-cell office:value-type="float" office:value="0.066553" calcext:value-type="float">
            <text:p>0.066553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0775" calcext:value-type="float">
            <text:p>0.000775</text:p>
          </table:table-cell>
          <table:table-cell table:number-columns-repeated="1017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169246" calcext:value-type="float">
            <text:p>0.169246</text:p>
          </table:table-cell>
          <table:table-cell office:value-type="float" office:value="0.159557" calcext:value-type="float">
            <text:p>0.159557</text:p>
          </table:table-cell>
          <table:table-cell office:value-type="float" office:value="0.036706" calcext:value-type="float">
            <text:p>0.036706</text:p>
          </table:table-cell>
          <table:table-cell office:value-type="float" office:value="0.067483" calcext:value-type="float">
            <text:p>0.067483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0878" calcext:value-type="float">
            <text:p>0.000878</text:p>
          </table:table-cell>
          <table:table-cell table:number-columns-repeated="1017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188703" calcext:value-type="float">
            <text:p>0.188703</text:p>
          </table:table-cell>
          <table:table-cell office:value-type="float" office:value="0.185767" calcext:value-type="float">
            <text:p>0.185767</text:p>
          </table:table-cell>
          <table:table-cell office:value-type="float" office:value="0.038377" calcext:value-type="float">
            <text:p>0.038377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952" calcext:value-type="float">
            <text:p>0.000952</text:p>
          </table:table-cell>
          <table:table-cell table:number-columns-repeated="1017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179557" calcext:value-type="float">
            <text:p>0.179557</text:p>
          </table:table-cell>
          <table:table-cell office:value-type="float" office:value="0.201539" calcext:value-type="float">
            <text:p>0.201539</text:p>
          </table:table-cell>
          <table:table-cell office:value-type="float" office:value="0.03918" calcext:value-type="float">
            <text:p>0.03918</text:p>
          </table:table-cell>
          <table:table-cell office:value-type="float" office:value="0.071666" calcext:value-type="float">
            <text:p>0.071666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0873" calcext:value-type="float">
            <text:p>0.000873</text:p>
          </table:table-cell>
          <table:table-cell table:number-columns-repeated="1017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190976" calcext:value-type="float">
            <text:p>0.190976</text:p>
          </table:table-cell>
          <table:table-cell office:value-type="float" office:value="0.202602" calcext:value-type="float">
            <text:p>0.202602</text:p>
          </table:table-cell>
          <table:table-cell office:value-type="float" office:value="0.04309" calcext:value-type="float">
            <text:p>0.04309</text:p>
          </table:table-cell>
          <table:table-cell office:value-type="float" office:value="0.074907" calcext:value-type="float">
            <text:p>0.074907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.000846" calcext:value-type="float">
            <text:p>0.000846</text:p>
          </table:table-cell>
          <table:table-cell table:number-columns-repeated="1017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211095" calcext:value-type="float">
            <text:p>0.211095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044425" calcext:value-type="float">
            <text:p>0.044425</text:p>
          </table:table-cell>
          <table:table-cell office:value-type="float" office:value="0.076381" calcext:value-type="float">
            <text:p>0.076381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.000865" calcext:value-type="float">
            <text:p>0.000865</text:p>
          </table:table-cell>
          <table:table-cell table:number-columns-repeated="101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28545" calcext:value-type="float">
            <text:p>0.228545</text:p>
          </table:table-cell>
          <table:table-cell office:value-type="float" office:value="0.201969" calcext:value-type="float">
            <text:p>0.201969</text:p>
          </table:table-cell>
          <table:table-cell office:value-type="float" office:value="0.055072" calcext:value-type="float">
            <text:p>0.055072</text:p>
          </table:table-cell>
          <table:table-cell office:value-type="float" office:value="0.078051" calcext:value-type="float">
            <text:p>0.078051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084" calcext:value-type="float">
            <text:p>0.00084</text:p>
          </table:table-cell>
          <table:table-cell table:number-columns-repeated="1017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222331" calcext:value-type="float">
            <text:p>0.222331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0.053784" calcext:value-type="float">
            <text:p>0.053784</text:p>
          </table:table-cell>
          <table:table-cell office:value-type="float" office:value="0.080643" calcext:value-type="float">
            <text:p>0.080643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00881" calcext:value-type="float">
            <text:p>0.000881</text:p>
          </table:table-cell>
          <table:table-cell table:number-columns-repeated="1017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221564" calcext:value-type="float">
            <text:p>0.221564</text:p>
          </table:table-cell>
          <table:table-cell office:value-type="float" office:value="0.241577" calcext:value-type="float">
            <text:p>0.241577</text:p>
          </table:table-cell>
          <table:table-cell office:value-type="float" office:value="0.055083" calcext:value-type="float">
            <text:p>0.055083</text:p>
          </table:table-cell>
          <table:table-cell office:value-type="float" office:value="0.080987" calcext:value-type="float">
            <text:p>0.080987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0862" calcext:value-type="float">
            <text:p>0.000862</text:p>
          </table:table-cell>
          <table:table-cell table:number-columns-repeated="1017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210852" calcext:value-type="float">
            <text:p>0.210852</text:p>
          </table:table-cell>
          <table:table-cell office:value-type="float" office:value="0.202419" calcext:value-type="float">
            <text:p>0.202419</text:p>
          </table:table-cell>
          <table:table-cell office:value-type="float" office:value="0.059358" calcext:value-type="float">
            <text:p>0.059358</text:p>
          </table:table-cell>
          <table:table-cell office:value-type="float" office:value="0.080611" calcext:value-type="float">
            <text:p>0.080611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0917" calcext:value-type="float">
            <text:p>0.000917</text:p>
          </table:table-cell>
          <table:table-cell table:number-columns-repeated="1017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234324" calcext:value-type="float">
            <text:p>0.234324</text:p>
          </table:table-cell>
          <table:table-cell office:value-type="float" office:value="0.23218" calcext:value-type="float">
            <text:p>0.23218</text:p>
          </table:table-cell>
          <table:table-cell office:value-type="float" office:value="0.052334" calcext:value-type="float">
            <text:p>0.052334</text:p>
          </table:table-cell>
          <table:table-cell office:value-type="float" office:value="0.084141" calcext:value-type="float">
            <text:p>0.084141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.000911" calcext:value-type="float">
            <text:p>0.000911</text:p>
          </table:table-cell>
          <table:table-cell table:number-columns-repeated="1017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33164" calcext:value-type="float">
            <text:p>0.233164</text:p>
          </table:table-cell>
          <table:table-cell office:value-type="float" office:value="0.228639" calcext:value-type="float">
            <text:p>0.228639</text:p>
          </table:table-cell>
          <table:table-cell office:value-type="float" office:value="0.056144" calcext:value-type="float">
            <text:p>0.056144</text:p>
          </table:table-cell>
          <table:table-cell office:value-type="float" office:value="0.085991" calcext:value-type="float">
            <text:p>0.085991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1016" calcext:value-type="float">
            <text:p>0.001016</text:p>
          </table:table-cell>
          <table:table-cell table:number-columns-repeated="1017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241298" calcext:value-type="float">
            <text:p>0.241298</text:p>
          </table:table-cell>
          <table:table-cell office:value-type="float" office:value="0.233604" calcext:value-type="float">
            <text:p>0.233604</text:p>
          </table:table-cell>
          <table:table-cell office:value-type="float" office:value="0.055499" calcext:value-type="float">
            <text:p>0.055499</text:p>
          </table:table-cell>
          <table:table-cell office:value-type="float" office:value="0.08867" calcext:value-type="float">
            <text:p>0.08867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1049" calcext:value-type="float">
            <text:p>0.001049</text:p>
          </table:table-cell>
          <table:table-cell table:number-columns-repeated="1017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248662" calcext:value-type="float">
            <text:p>0.248662</text:p>
          </table:table-cell>
          <table:table-cell office:value-type="float" office:value="0.246824" calcext:value-type="float">
            <text:p>0.246824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093559" calcext:value-type="float">
            <text:p>0.093559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00935" calcext:value-type="float">
            <text:p>0.000935</text:p>
          </table:table-cell>
          <table:table-cell table:number-columns-repeated="1017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250666" calcext:value-type="float">
            <text:p>0.250666</text:p>
          </table:table-cell>
          <table:table-cell office:value-type="float" office:value="0.241743" calcext:value-type="float">
            <text:p>0.241743</text:p>
          </table:table-cell>
          <table:table-cell office:value-type="float" office:value="0.059622" calcext:value-type="float">
            <text:p>0.059622</text:p>
          </table:table-cell>
          <table:table-cell office:value-type="float" office:value="0.09243" calcext:value-type="float">
            <text:p>0.09243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0981" calcext:value-type="float">
            <text:p>0.000981</text:p>
          </table:table-cell>
          <table:table-cell table:number-columns-repeated="1017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268404" calcext:value-type="float">
            <text:p>0.268404</text:p>
          </table:table-cell>
          <table:table-cell office:value-type="float" office:value="0.236628" calcext:value-type="float">
            <text:p>0.236628</text:p>
          </table:table-cell>
          <table:table-cell office:value-type="float" office:value="0.061571" calcext:value-type="float">
            <text:p>0.061571</text:p>
          </table:table-cell>
          <table:table-cell office:value-type="float" office:value="0.095681" calcext:value-type="float">
            <text:p>0.095681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0981" calcext:value-type="float">
            <text:p>0.000981</text:p>
          </table:table-cell>
          <table:table-cell table:number-columns-repeated="10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54287" calcext:value-type="float">
            <text:p>0.254287</text:p>
          </table:table-cell>
          <table:table-cell office:value-type="float" office:value="0.241324" calcext:value-type="float">
            <text:p>0.241324</text:p>
          </table:table-cell>
          <table:table-cell office:value-type="float" office:value="0.064992" calcext:value-type="float">
            <text:p>0.064992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0997" calcext:value-type="float">
            <text:p>0.000997</text:p>
          </table:table-cell>
          <table:table-cell table:number-columns-repeated="1017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260912" calcext:value-type="float">
            <text:p>0.260912</text:p>
          </table:table-cell>
          <table:table-cell office:value-type="float" office:value="0.251415" calcext:value-type="float">
            <text:p>0.251415</text:p>
          </table:table-cell>
          <table:table-cell office:value-type="float" office:value="0.064186" calcext:value-type="float">
            <text:p>0.064186</text:p>
          </table:table-cell>
          <table:table-cell office:value-type="float" office:value="0.100237" calcext:value-type="float">
            <text:p>0.100237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00978" calcext:value-type="float">
            <text:p>0.000978</text:p>
          </table:table-cell>
          <table:table-cell table:number-columns-repeated="1017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27124" calcext:value-type="float">
            <text:p>0.27124</text:p>
          </table:table-cell>
          <table:table-cell office:value-type="float" office:value="0.253999" calcext:value-type="float">
            <text:p>0.253999</text:p>
          </table:table-cell>
          <table:table-cell office:value-type="float" office:value="0.066623" calcext:value-type="float">
            <text:p>0.066623</text:p>
          </table:table-cell>
          <table:table-cell office:value-type="float" office:value="0.104191" calcext:value-type="float">
            <text:p>0.104191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277504" calcext:value-type="float">
            <text:p>0.277504</text:p>
          </table:table-cell>
          <table:table-cell office:value-type="float" office:value="0.268038" calcext:value-type="float">
            <text:p>0.268038</text:p>
          </table:table-cell>
          <table:table-cell office:value-type="float" office:value="0.069318" calcext:value-type="float">
            <text:p>0.069318</text:p>
          </table:table-cell>
          <table:table-cell office:value-type="float" office:value="0.104253" calcext:value-type="float">
            <text:p>0.104253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00103" calcext:value-type="float">
            <text:p>0.00103</text:p>
          </table:table-cell>
          <table:table-cell table:number-columns-repeated="1017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285621" calcext:value-type="float">
            <text:p>0.285621</text:p>
          </table:table-cell>
          <table:table-cell office:value-type="float" office:value="0.269787" calcext:value-type="float">
            <text:p>0.269787</text:p>
          </table:table-cell>
          <table:table-cell office:value-type="float" office:value="0.073322" calcext:value-type="float">
            <text:p>0.073322</text:p>
          </table:table-cell>
          <table:table-cell office:value-type="float" office:value="0.106268" calcext:value-type="float">
            <text:p>0.106268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1118" calcext:value-type="float">
            <text:p>0.001118</text:p>
          </table:table-cell>
          <table:table-cell table:number-columns-repeated="1017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287864" calcext:value-type="float">
            <text:p>0.287864</text:p>
          </table:table-cell>
          <table:table-cell office:value-type="float" office:value="0.279148" calcext:value-type="float">
            <text:p>0.279148</text:p>
          </table:table-cell>
          <table:table-cell office:value-type="float" office:value="0.064968" calcext:value-type="float">
            <text:p>0.064968</text:p>
          </table:table-cell>
          <table:table-cell office:value-type="float" office:value="0.10987" calcext:value-type="float">
            <text:p>0.10987</text:p>
          </table:table-cell>
          <table:table-cell office:value-type="float" office:value="0.001563" calcext:value-type="float">
            <text:p>0.001563</text:p>
          </table:table-cell>
          <table:table-cell office:value-type="float" office:value="0.001025" calcext:value-type="float">
            <text:p>0.001025</text:p>
          </table:table-cell>
          <table:table-cell table:number-columns-repeated="1017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29626" calcext:value-type="float">
            <text:p>0.29626</text:p>
          </table:table-cell>
          <table:table-cell office:value-type="float" office:value="0.284066" calcext:value-type="float">
            <text:p>0.284066</text:p>
          </table:table-cell>
          <table:table-cell office:value-type="float" office:value="0.064149" calcext:value-type="float">
            <text:p>0.064149</text:p>
          </table:table-cell>
          <table:table-cell office:value-type="float" office:value="0.111927" calcext:value-type="float">
            <text:p>0.111927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1148" calcext:value-type="float">
            <text:p>0.001148</text:p>
          </table:table-cell>
          <table:table-cell table:number-columns-repeated="1017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304967" calcext:value-type="float">
            <text:p>0.304967</text:p>
          </table:table-cell>
          <table:table-cell office:value-type="float" office:value="0.289474" calcext:value-type="float">
            <text:p>0.289474</text:p>
          </table:table-cell>
          <table:table-cell office:value-type="float" office:value="0.066096" calcext:value-type="float">
            <text:p>0.066096</text:p>
          </table:table-cell>
          <table:table-cell office:value-type="float" office:value="0.114926" calcext:value-type="float">
            <text:p>0.114926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01223" calcext:value-type="float">
            <text:p>0.001223</text:p>
          </table:table-cell>
          <table:table-cell table:number-columns-repeated="1017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310896" calcext:value-type="float">
            <text:p>0.310896</text:p>
          </table:table-cell>
          <table:table-cell office:value-type="float" office:value="0.301202" calcext:value-type="float">
            <text:p>0.301202</text:p>
          </table:table-cell>
          <table:table-cell office:value-type="float" office:value="0.068578" calcext:value-type="float">
            <text:p>0.068578</text:p>
          </table:table-cell>
          <table:table-cell office:value-type="float" office:value="0.12311" calcext:value-type="float">
            <text:p>0.12311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.001288" calcext:value-type="float">
            <text:p>0.001288</text:p>
          </table:table-cell>
          <table:table-cell table:number-columns-repeated="1017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299928" calcext:value-type="float">
            <text:p>0.299928</text:p>
          </table:table-cell>
          <table:table-cell office:value-type="float" office:value="0.06982" calcext:value-type="float">
            <text:p>0.06982</text:p>
          </table:table-cell>
          <table:table-cell office:value-type="float" office:value="0.120459" calcext:value-type="float">
            <text:p>0.120459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1248" calcext:value-type="float">
            <text:p>0.001248</text:p>
          </table:table-cell>
          <table:table-cell table:number-columns-repeated="1017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29802" calcext:value-type="float">
            <text:p>0.329802</text:p>
          </table:table-cell>
          <table:table-cell office:value-type="float" office:value="0.308959" calcext:value-type="float">
            <text:p>0.308959</text:p>
          </table:table-cell>
          <table:table-cell office:value-type="float" office:value="0.071499" calcext:value-type="float">
            <text:p>0.071499</text:p>
          </table:table-cell>
          <table:table-cell office:value-type="float" office:value="0.124226" calcext:value-type="float">
            <text:p>0.124226</text:p>
          </table:table-cell>
          <table:table-cell office:value-type="float" office:value="0.001666" calcext:value-type="float">
            <text:p>0.001666</text:p>
          </table:table-cell>
          <table:table-cell office:value-type="float" office:value="0.001166" calcext:value-type="float">
            <text:p>0.001166</text:p>
          </table:table-cell>
          <table:table-cell table:number-columns-repeated="1017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334884" calcext:value-type="float">
            <text:p>0.334884</text:p>
          </table:table-cell>
          <table:table-cell office:value-type="float" office:value="0.318231" calcext:value-type="float">
            <text:p>0.318231</text:p>
          </table:table-cell>
          <table:table-cell office:value-type="float" office:value="0.076812" calcext:value-type="float">
            <text:p>0.076812</text:p>
          </table:table-cell>
          <table:table-cell office:value-type="float" office:value="0.126268" calcext:value-type="float">
            <text:p>0.126268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.001071" calcext:value-type="float">
            <text:p>0.001071</text:p>
          </table:table-cell>
          <table:table-cell table:number-columns-repeated="1017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342296" calcext:value-type="float">
            <text:p>0.342296</text:p>
          </table:table-cell>
          <table:table-cell office:value-type="float" office:value="0.328189" calcext:value-type="float">
            <text:p>0.328189</text:p>
          </table:table-cell>
          <table:table-cell office:value-type="float" office:value="0.07675" calcext:value-type="float">
            <text:p>0.07675</text:p>
          </table:table-cell>
          <table:table-cell office:value-type="float" office:value="0.128798" calcext:value-type="float">
            <text:p>0.128798</text:p>
          </table:table-cell>
          <table:table-cell office:value-type="float" office:value="0.002147" calcext:value-type="float">
            <text:p>0.002147</text:p>
          </table:table-cell>
          <table:table-cell office:value-type="float" office:value="0.001151" calcext:value-type="float">
            <text:p>0.001151</text:p>
          </table:table-cell>
          <table:table-cell table:number-columns-repeated="1017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352668" calcext:value-type="float">
            <text:p>0.352668</text:p>
          </table:table-cell>
          <table:table-cell office:value-type="float" office:value="0.333144" calcext:value-type="float">
            <text:p>0.333144</text:p>
          </table:table-cell>
          <table:table-cell office:value-type="float" office:value="0.078537" calcext:value-type="float">
            <text:p>0.078537</text:p>
          </table:table-cell>
          <table:table-cell office:value-type="float" office:value="0.131437" calcext:value-type="float">
            <text:p>0.131437</text:p>
          </table:table-cell>
          <table:table-cell office:value-type="float" office:value="0.001983" calcext:value-type="float">
            <text:p>0.001983</text:p>
          </table:table-cell>
          <table:table-cell office:value-type="float" office:value="0.001144" calcext:value-type="float">
            <text:p>0.001144</text:p>
          </table:table-cell>
          <table:table-cell table:number-columns-repeated="1017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360428" calcext:value-type="float">
            <text:p>0.360428</text:p>
          </table:table-cell>
          <table:table-cell office:value-type="float" office:value="0.341248" calcext:value-type="float">
            <text:p>0.341248</text:p>
          </table:table-cell>
          <table:table-cell office:value-type="float" office:value="0.07893" calcext:value-type="float">
            <text:p>0.07893</text:p>
          </table:table-cell>
          <table:table-cell office:value-type="float" office:value="0.135312" calcext:value-type="float">
            <text:p>0.135312</text:p>
          </table:table-cell>
          <table:table-cell office:value-type="float" office:value="0.001983" calcext:value-type="float">
            <text:p>0.001983</text:p>
          </table:table-cell>
          <table:table-cell office:value-type="float" office:value="0.00117" calcext:value-type="float">
            <text:p>0.00117</text:p>
          </table:table-cell>
          <table:table-cell table:number-columns-repeated="1017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369565" calcext:value-type="float">
            <text:p>0.369565</text:p>
          </table:table-cell>
          <table:table-cell office:value-type="float" office:value="0.345627" calcext:value-type="float">
            <text:p>0.345627</text:p>
          </table:table-cell>
          <table:table-cell office:value-type="float" office:value="0.084573" calcext:value-type="float">
            <text:p>0.084573</text:p>
          </table:table-cell>
          <table:table-cell office:value-type="float" office:value="0.145465" calcext:value-type="float">
            <text:p>0.145465</text:p>
          </table:table-cell>
          <table:table-cell office:value-type="float" office:value="0.001813" calcext:value-type="float">
            <text:p>0.001813</text:p>
          </table:table-cell>
          <table:table-cell office:value-type="float" office:value="0.001125" calcext:value-type="float">
            <text:p>0.001125</text:p>
          </table:table-cell>
          <table:table-cell table:number-columns-repeated="1017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378199" calcext:value-type="float">
            <text:p>0.378199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103071" calcext:value-type="float">
            <text:p>0.103071</text:p>
          </table:table-cell>
          <table:table-cell office:value-type="float" office:value="0.159567" calcext:value-type="float">
            <text:p>0.15956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1291" calcext:value-type="float">
            <text:p>0.001291</text:p>
          </table:table-cell>
          <table:table-cell table:number-columns-repeated="1017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381346" calcext:value-type="float">
            <text:p>0.381346</text:p>
          </table:table-cell>
          <table:table-cell office:value-type="float" office:value="0.360375" calcext:value-type="float">
            <text:p>0.360375</text:p>
          </table:table-cell>
          <table:table-cell office:value-type="float" office:value="0.117006" calcext:value-type="float">
            <text:p>0.117006</text:p>
          </table:table-cell>
          <table:table-cell office:value-type="float" office:value="0.170308" calcext:value-type="float">
            <text:p>0.170308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.00121" calcext:value-type="float">
            <text:p>0.00121</text:p>
          </table:table-cell>
          <table:table-cell table:number-columns-repeated="1017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385351" calcext:value-type="float">
            <text:p>0.385351</text:p>
          </table:table-cell>
          <table:table-cell office:value-type="float" office:value="0.369617" calcext:value-type="float">
            <text:p>0.369617</text:p>
          </table:table-cell>
          <table:table-cell office:value-type="float" office:value="0.108733" calcext:value-type="float">
            <text:p>0.108733</text:p>
          </table:table-cell>
          <table:table-cell office:value-type="float" office:value="0.170697" calcext:value-type="float">
            <text:p>0.170697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001266" calcext:value-type="float">
            <text:p>0.001266</text:p>
          </table:table-cell>
          <table:table-cell table:number-columns-repeated="1017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40946" calcext:value-type="float">
            <text:p>0.40946</text:p>
          </table:table-cell>
          <table:table-cell office:value-type="float" office:value="0.370452" calcext:value-type="float">
            <text:p>0.370452</text:p>
          </table:table-cell>
          <table:table-cell office:value-type="float" office:value="0.109889" calcext:value-type="float">
            <text:p>0.109889</text:p>
          </table:table-cell>
          <table:table-cell office:value-type="float" office:value="0.164102" calcext:value-type="float">
            <text:p>0.16410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169" calcext:value-type="float">
            <text:p>0.001169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16806" calcext:value-type="float">
            <text:p>0.416806</text:p>
          </table:table-cell>
          <table:table-cell office:value-type="float" office:value="0.383245" calcext:value-type="float">
            <text:p>0.383245</text:p>
          </table:table-cell>
          <table:table-cell office:value-type="float" office:value="0.111822" calcext:value-type="float">
            <text:p>0.111822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1213" calcext:value-type="float">
            <text:p>0.001213</text:p>
          </table:table-cell>
          <table:table-cell table:number-columns-repeated="1017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417171" calcext:value-type="float">
            <text:p>0.417171</text:p>
          </table:table-cell>
          <table:table-cell office:value-type="float" office:value="0.400207" calcext:value-type="float">
            <text:p>0.400207</text:p>
          </table:table-cell>
          <table:table-cell office:value-type="float" office:value="0.113235" calcext:value-type="float">
            <text:p>0.113235</text:p>
          </table:table-cell>
          <table:table-cell office:value-type="float" office:value="0.15743" calcext:value-type="float">
            <text:p>0.15743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551" calcext:value-type="float">
            <text:p>0.001551</text:p>
          </table:table-cell>
          <table:table-cell table:number-columns-repeated="1017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424403" calcext:value-type="float">
            <text:p>0.424403</text:p>
          </table:table-cell>
          <table:table-cell office:value-type="float" office:value="0.408942" calcext:value-type="float">
            <text:p>0.408942</text:p>
          </table:table-cell>
          <table:table-cell office:value-type="float" office:value="0.114067" calcext:value-type="float">
            <text:p>0.114067</text:p>
          </table:table-cell>
          <table:table-cell office:value-type="float" office:value="0.158526" calcext:value-type="float">
            <text:p>0.158526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.001341" calcext:value-type="float">
            <text:p>0.001341</text:p>
          </table:table-cell>
          <table:table-cell table:number-columns-repeated="1017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436011" calcext:value-type="float">
            <text:p>0.436011</text:p>
          </table:table-cell>
          <table:table-cell office:value-type="float" office:value="0.411297" calcext:value-type="float">
            <text:p>0.411297</text:p>
          </table:table-cell>
          <table:table-cell office:value-type="float" office:value="0.116133" calcext:value-type="float">
            <text:p>0.116133</text:p>
          </table:table-cell>
          <table:table-cell office:value-type="float" office:value="0.16249" calcext:value-type="float">
            <text:p>0.16249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1356" calcext:value-type="float">
            <text:p>0.001356</text:p>
          </table:table-cell>
          <table:table-cell table:number-columns-repeated="1017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439158" calcext:value-type="float">
            <text:p>0.439158</text:p>
          </table:table-cell>
          <table:table-cell office:value-type="float" office:value="0.419332" calcext:value-type="float">
            <text:p>0.419332</text:p>
          </table:table-cell>
          <table:table-cell office:value-type="float" office:value="0.100579" calcext:value-type="float">
            <text:p>0.100579</text:p>
          </table:table-cell>
          <table:table-cell office:value-type="float" office:value="0.166025" calcext:value-type="float">
            <text:p>0.166025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1328" calcext:value-type="float">
            <text:p>0.001328</text:p>
          </table:table-cell>
          <table:table-cell table:number-columns-repeated="1017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429749" calcext:value-type="float">
            <text:p>0.429749</text:p>
          </table:table-cell>
          <table:table-cell office:value-type="float" office:value="0.099973" calcext:value-type="float">
            <text:p>0.099973</text:p>
          </table:table-cell>
          <table:table-cell office:value-type="float" office:value="0.168465" calcext:value-type="float">
            <text:p>0.168465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001425" calcext:value-type="float">
            <text:p>0.001425</text:p>
          </table:table-cell>
          <table:table-cell table:number-columns-repeated="1017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452935" calcext:value-type="float">
            <text:p>0.452935</text:p>
          </table:table-cell>
          <table:table-cell office:value-type="float" office:value="0.437645" calcext:value-type="float">
            <text:p>0.437645</text:p>
          </table:table-cell>
          <table:table-cell office:value-type="float" office:value="0.101183" calcext:value-type="float">
            <text:p>0.101183</text:p>
          </table:table-cell>
          <table:table-cell office:value-type="float" office:value="0.171712" calcext:value-type="float">
            <text:p>0.171712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0.001283" calcext:value-type="float">
            <text:p>0.001283</text:p>
          </table:table-cell>
          <table:table-cell table:number-columns-repeated="1017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469352" calcext:value-type="float">
            <text:p>0.469352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102697" calcext:value-type="float">
            <text:p>0.102697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1413" calcext:value-type="float">
            <text:p>0.001413</text:p>
          </table:table-cell>
          <table:table-cell table:number-columns-repeated="1017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475939" calcext:value-type="float">
            <text:p>0.475939</text:p>
          </table:table-cell>
          <table:table-cell office:value-type="float" office:value="0.443061" calcext:value-type="float">
            <text:p>0.443061</text:p>
          </table:table-cell>
          <table:table-cell office:value-type="float" office:value="0.105045" calcext:value-type="float">
            <text:p>0.105045</text:p>
          </table:table-cell>
          <table:table-cell office:value-type="float" office:value="0.17777" calcext:value-type="float">
            <text:p>0.17777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.001284" calcext:value-type="float">
            <text:p>0.001284</text:p>
          </table:table-cell>
          <table:table-cell table:number-columns-repeated="1017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488313" calcext:value-type="float">
            <text:p>0.488313</text:p>
          </table:table-cell>
          <table:table-cell office:value-type="float" office:value="0.480295" calcext:value-type="float">
            <text:p>0.480295</text:p>
          </table:table-cell>
          <table:table-cell office:value-type="float" office:value="0.108345" calcext:value-type="float">
            <text:p>0.108345</text:p>
          </table:table-cell>
          <table:table-cell office:value-type="float" office:value="0.18289" calcext:value-type="float">
            <text:p>0.18289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001347" calcext:value-type="float">
            <text:p>0.001347</text:p>
          </table:table-cell>
          <table:table-cell table:number-columns-repeated="1017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495641" calcext:value-type="float">
            <text:p>0.495641</text:p>
          </table:table-cell>
          <table:table-cell office:value-type="float" office:value="0.468887" calcext:value-type="float">
            <text:p>0.468887</text:p>
          </table:table-cell>
          <table:table-cell office:value-type="float" office:value="0.10857" calcext:value-type="float">
            <text:p>0.10857</text:p>
          </table:table-cell>
          <table:table-cell office:value-type="float" office:value="0.185959" calcext:value-type="float">
            <text:p>0.185959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.001336" calcext:value-type="float">
            <text:p>0.001336</text:p>
          </table:table-cell>
          <table:table-cell table:number-columns-repeated="1017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503826" calcext:value-type="float">
            <text:p>0.503826</text:p>
          </table:table-cell>
          <table:table-cell office:value-type="float" office:value="0.480245" calcext:value-type="float">
            <text:p>0.480245</text:p>
          </table:table-cell>
          <table:table-cell office:value-type="float" office:value="0.109362" calcext:value-type="float">
            <text:p>0.109362</text:p>
          </table:table-cell>
          <table:table-cell office:value-type="float" office:value="0.189179" calcext:value-type="float">
            <text:p>0.189179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1498" calcext:value-type="float">
            <text:p>0.001498</text:p>
          </table:table-cell>
          <table:table-cell table:number-columns-repeated="1017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515021" calcext:value-type="float">
            <text:p>0.515021</text:p>
          </table:table-cell>
          <table:table-cell office:value-type="float" office:value="0.487683" calcext:value-type="float">
            <text:p>0.487683</text:p>
          </table:table-cell>
          <table:table-cell office:value-type="float" office:value="0.110875" calcext:value-type="float">
            <text:p>0.110875</text:p>
          </table:table-cell>
          <table:table-cell office:value-type="float" office:value="0.192761" calcext:value-type="float">
            <text:p>0.192761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0.001468" calcext:value-type="float">
            <text:p>0.001468</text:p>
          </table:table-cell>
          <table:table-cell table:number-columns-repeated="1017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0.51716" calcext:value-type="float">
            <text:p>0.51716</text:p>
          </table:table-cell>
          <table:table-cell office:value-type="float" office:value="0.49243" calcext:value-type="float">
            <text:p>0.49243</text:p>
          </table:table-cell>
          <table:table-cell office:value-type="float" office:value="0.130921" calcext:value-type="float">
            <text:p>0.130921</text:p>
          </table:table-cell>
          <table:table-cell office:value-type="float" office:value="0.196775" calcext:value-type="float">
            <text:p>0.196775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.001644" calcext:value-type="float">
            <text:p>0.001644</text:p>
          </table:table-cell>
          <table:table-cell table:number-columns-repeated="1017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530253" calcext:value-type="float">
            <text:p>0.530253</text:p>
          </table:table-cell>
          <table:table-cell office:value-type="float" office:value="0.501974" calcext:value-type="float">
            <text:p>0.501974</text:p>
          </table:table-cell>
          <table:table-cell office:value-type="float" office:value="0.113997" calcext:value-type="float">
            <text:p>0.113997</text:p>
          </table:table-cell>
          <table:table-cell office:value-type="float" office:value="0.198565" calcext:value-type="float">
            <text:p>0.198565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1713" calcext:value-type="float">
            <text:p>0.001713</text:p>
          </table:table-cell>
          <table:table-cell table:number-columns-repeated="1017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54037" calcext:value-type="float">
            <text:p>0.54037</text:p>
          </table:table-cell>
          <table:table-cell office:value-type="float" office:value="0.511638" calcext:value-type="float">
            <text:p>0.511638</text:p>
          </table:table-cell>
          <table:table-cell office:value-type="float" office:value="0.117794" calcext:value-type="float">
            <text:p>0.117794</text:p>
          </table:table-cell>
          <table:table-cell office:value-type="float" office:value="0.203516" calcext:value-type="float">
            <text:p>0.203516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0.00166" calcext:value-type="float">
            <text:p>0.00166</text:p>
          </table:table-cell>
          <table:table-cell table:number-columns-repeated="1017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606552" calcext:value-type="float">
            <text:p>0.606552</text:p>
          </table:table-cell>
          <table:table-cell office:value-type="float" office:value="0.517042" calcext:value-type="float">
            <text:p>0.517042</text:p>
          </table:table-cell>
          <table:table-cell office:value-type="float" office:value="0.118347" calcext:value-type="float">
            <text:p>0.118347</text:p>
          </table:table-cell>
          <table:table-cell office:value-type="float" office:value="0.204975" calcext:value-type="float">
            <text:p>0.204975</text:p>
          </table:table-cell>
          <table:table-cell office:value-type="float" office:value="0.002252" calcext:value-type="float">
            <text:p>0.002252</text:p>
          </table:table-cell>
          <table:table-cell office:value-type="float" office:value="0.001448" calcext:value-type="float">
            <text:p>0.001448</text:p>
          </table:table-cell>
          <table:table-cell table:number-columns-repeated="1017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.618057" calcext:value-type="float">
            <text:p>0.618057</text:p>
          </table:table-cell>
          <table:table-cell office:value-type="float" office:value="0.529911" calcext:value-type="float">
            <text:p>0.529911</text:p>
          </table:table-cell>
          <table:table-cell office:value-type="float" office:value="0.128166" calcext:value-type="float">
            <text:p>0.128166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0.00149" calcext:value-type="float">
            <text:p>0.00149</text:p>
          </table:table-cell>
          <table:table-cell table:number-columns-repeated="1017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621655" calcext:value-type="float">
            <text:p>0.621655</text:p>
          </table:table-cell>
          <table:table-cell office:value-type="float" office:value="0.541135" calcext:value-type="float">
            <text:p>0.541135</text:p>
          </table:table-cell>
          <table:table-cell office:value-type="float" office:value="0.124921" calcext:value-type="float">
            <text:p>0.124921</text:p>
          </table:table-cell>
          <table:table-cell office:value-type="float" office:value="0.212922" calcext:value-type="float">
            <text:p>0.212922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0.001584" calcext:value-type="float">
            <text:p>0.001584</text:p>
          </table:table-cell>
          <table:table-cell table:number-columns-repeated="1017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0.605426" calcext:value-type="float">
            <text:p>0.605426</text:p>
          </table:table-cell>
          <table:table-cell office:value-type="float" office:value="0.555739" calcext:value-type="float">
            <text:p>0.555739</text:p>
          </table:table-cell>
          <table:table-cell office:value-type="float" office:value="0.129966" calcext:value-type="float">
            <text:p>0.129966</text:p>
          </table:table-cell>
          <table:table-cell office:value-type="float" office:value="0.215275" calcext:value-type="float">
            <text:p>0.215275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1427" calcext:value-type="float">
            <text:p>0.001427</text:p>
          </table:table-cell>
          <table:table-cell table:number-columns-repeated="1017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730137" calcext:value-type="float">
            <text:p>0.730137</text:p>
          </table:table-cell>
          <table:table-cell office:value-type="float" office:value="0.544149" calcext:value-type="float">
            <text:p>0.544149</text:p>
          </table:table-cell>
          <table:table-cell office:value-type="float" office:value="0.131926" calcext:value-type="float">
            <text:p>0.131926</text:p>
          </table:table-cell>
          <table:table-cell office:value-type="float" office:value="0.220051" calcext:value-type="float">
            <text:p>0.220051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.001555" calcext:value-type="float">
            <text:p>0.001555</text:p>
          </table:table-cell>
          <table:table-cell table:number-columns-repeated="1017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688427" calcext:value-type="float">
            <text:p>0.688427</text:p>
          </table:table-cell>
          <table:table-cell office:value-type="float" office:value="0.551679" calcext:value-type="float">
            <text:p>0.551679</text:p>
          </table:table-cell>
          <table:table-cell office:value-type="float" office:value="0.130275" calcext:value-type="float">
            <text:p>0.130275</text:p>
          </table:table-cell>
          <table:table-cell office:value-type="float" office:value="0.223651" calcext:value-type="float">
            <text:p>0.223651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.00173" calcext:value-type="float">
            <text:p>0.00173</text:p>
          </table:table-cell>
          <table:table-cell table:number-columns-repeated="1017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676526" calcext:value-type="float">
            <text:p>0.676526</text:p>
          </table:table-cell>
          <table:table-cell office:value-type="float" office:value="0.570542" calcext:value-type="float">
            <text:p>0.570542</text:p>
          </table:table-cell>
          <table:table-cell office:value-type="float" office:value="0.13809" calcext:value-type="float">
            <text:p>0.13809</text:p>
          </table:table-cell>
          <table:table-cell office:value-type="float" office:value="0.228425" calcext:value-type="float">
            <text:p>0.228425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1634" calcext:value-type="float">
            <text:p>0.001634</text:p>
          </table:table-cell>
          <table:table-cell table:number-columns-repeated="1017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622451" calcext:value-type="float">
            <text:p>0.622451</text:p>
          </table:table-cell>
          <table:table-cell office:value-type="float" office:value="0.576256" calcext:value-type="float">
            <text:p>0.576256</text:p>
          </table:table-cell>
          <table:table-cell office:value-type="float" office:value="0.131905" calcext:value-type="float">
            <text:p>0.131905</text:p>
          </table:table-cell>
          <table:table-cell office:value-type="float" office:value="0.230692" calcext:value-type="float">
            <text:p>0.230692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.001638" calcext:value-type="float">
            <text:p>0.001638</text:p>
          </table:table-cell>
          <table:table-cell table:number-columns-repeated="1017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629605" calcext:value-type="float">
            <text:p>0.629605</text:p>
          </table:table-cell>
          <table:table-cell office:value-type="float" office:value="0.590421" calcext:value-type="float">
            <text:p>0.590421</text:p>
          </table:table-cell>
          <table:table-cell office:value-type="float" office:value="0.140213" calcext:value-type="float">
            <text:p>0.140213</text:p>
          </table:table-cell>
          <table:table-cell office:value-type="float" office:value="0.233423" calcext:value-type="float">
            <text:p>0.23342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1661" calcext:value-type="float">
            <text:p>0.001661</text:p>
          </table:table-cell>
          <table:table-cell table:number-columns-repeated="1017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47296" calcext:value-type="float">
            <text:p>0.647296</text:p>
          </table:table-cell>
          <table:table-cell office:value-type="float" office:value="0.603859" calcext:value-type="float">
            <text:p>0.603859</text:p>
          </table:table-cell>
          <table:table-cell office:value-type="float" office:value="0.148211" calcext:value-type="float">
            <text:p>0.148211</text:p>
          </table:table-cell>
          <table:table-cell office:value-type="float" office:value="0.278272" calcext:value-type="float">
            <text:p>0.278272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01556" calcext:value-type="float">
            <text:p>0.001556</text:p>
          </table:table-cell>
          <table:table-cell table:number-columns-repeated="1017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657377" calcext:value-type="float">
            <text:p>0.657377</text:p>
          </table:table-cell>
          <table:table-cell office:value-type="float" office:value="0.613991" calcext:value-type="float">
            <text:p>0.613991</text:p>
          </table:table-cell>
          <table:table-cell office:value-type="float" office:value="0.142273" calcext:value-type="float">
            <text:p>0.142273</text:p>
          </table:table-cell>
          <table:table-cell office:value-type="float" office:value="0.245143" calcext:value-type="float">
            <text:p>0.245143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1621" calcext:value-type="float">
            <text:p>0.001621</text:p>
          </table:table-cell>
          <table:table-cell table:number-columns-repeated="1017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0.727028" calcext:value-type="float">
            <text:p>0.727028</text:p>
          </table:table-cell>
          <table:table-cell office:value-type="float" office:value="0.619558" calcext:value-type="float">
            <text:p>0.619558</text:p>
          </table:table-cell>
          <table:table-cell office:value-type="float" office:value="0.146052" calcext:value-type="float">
            <text:p>0.146052</text:p>
          </table:table-cell>
          <table:table-cell office:value-type="float" office:value="0.246393" calcext:value-type="float">
            <text:p>0.246393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.001659" calcext:value-type="float">
            <text:p>0.001659</text:p>
          </table:table-cell>
          <table:table-cell table:number-columns-repeated="1017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715442" calcext:value-type="float">
            <text:p>0.715442</text:p>
          </table:table-cell>
          <table:table-cell office:value-type="float" office:value="0.633503" calcext:value-type="float">
            <text:p>0.633503</text:p>
          </table:table-cell>
          <table:table-cell office:value-type="float" office:value="0.148783" calcext:value-type="float">
            <text:p>0.148783</text:p>
          </table:table-cell>
          <table:table-cell office:value-type="float" office:value="0.251383" calcext:value-type="float">
            <text:p>0.251383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1889" calcext:value-type="float">
            <text:p>0.001889</text:p>
          </table:table-cell>
          <table:table-cell table:number-columns-repeated="1017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.692346" calcext:value-type="float">
            <text:p>0.692346</text:p>
          </table:table-cell>
          <table:table-cell office:value-type="float" office:value="0.644028" calcext:value-type="float">
            <text:p>0.644028</text:p>
          </table:table-cell>
          <table:table-cell office:value-type="float" office:value="0.150574" calcext:value-type="float">
            <text:p>0.150574</text:p>
          </table:table-cell>
          <table:table-cell office:value-type="float" office:value="0.255832" calcext:value-type="float">
            <text:p>0.25583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806" calcext:value-type="float">
            <text:p>0.001806</text:p>
          </table:table-cell>
          <table:table-cell table:number-columns-repeated="1017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704122" calcext:value-type="float">
            <text:p>0.704122</text:p>
          </table:table-cell>
          <table:table-cell office:value-type="float" office:value="0.656758" calcext:value-type="float">
            <text:p>0.656758</text:p>
          </table:table-cell>
          <table:table-cell office:value-type="float" office:value="0.156287" calcext:value-type="float">
            <text:p>0.156287</text:p>
          </table:table-cell>
          <table:table-cell office:value-type="float" office:value="0.264724" calcext:value-type="float">
            <text:p>0.264724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.00169" calcext:value-type="float">
            <text:p>0.00169</text:p>
          </table:table-cell>
          <table:table-cell table:number-columns-repeated="1017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721092" calcext:value-type="float">
            <text:p>0.721092</text:p>
          </table:table-cell>
          <table:table-cell office:value-type="float" office:value="0.667797" calcext:value-type="float">
            <text:p>0.667797</text:p>
          </table:table-cell>
          <table:table-cell office:value-type="float" office:value="0.183747" calcext:value-type="float">
            <text:p>0.183747</text:p>
          </table:table-cell>
          <table:table-cell office:value-type="float" office:value="0.265061" calcext:value-type="float">
            <text:p>0.265061</text:p>
          </table:table-cell>
          <table:table-cell office:value-type="float" office:value="0.002553" calcext:value-type="float">
            <text:p>0.002553</text:p>
          </table:table-cell>
          <table:table-cell office:value-type="float" office:value="0.001762" calcext:value-type="float">
            <text:p>0.001762</text:p>
          </table:table-cell>
          <table:table-cell table:number-columns-repeated="1017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830835" calcext:value-type="float">
            <text:p>0.830835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0.17511" calcext:value-type="float">
            <text:p>0.17511</text:p>
          </table:table-cell>
          <table:table-cell office:value-type="float" office:value="0.270181" calcext:value-type="float">
            <text:p>0.270181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983" calcext:value-type="float">
            <text:p>0.001983</text:p>
          </table:table-cell>
          <table:table-cell table:number-columns-repeated="1017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0.784892" calcext:value-type="float">
            <text:p>0.784892</text:p>
          </table:table-cell>
          <table:table-cell office:value-type="float" office:value="0.681132" calcext:value-type="float">
            <text:p>0.681132</text:p>
          </table:table-cell>
          <table:table-cell office:value-type="float" office:value="0.177966" calcext:value-type="float">
            <text:p>0.177966</text:p>
          </table:table-cell>
          <table:table-cell office:value-type="float" office:value="0.271666" calcext:value-type="float">
            <text:p>0.271666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18" calcext:value-type="float">
            <text:p>0.0018</text:p>
          </table:table-cell>
          <table:table-cell table:number-columns-repeated="1017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752771" calcext:value-type="float">
            <text:p>0.752771</text:p>
          </table:table-cell>
          <table:table-cell office:value-type="float" office:value="0.698669" calcext:value-type="float">
            <text:p>0.698669</text:p>
          </table:table-cell>
          <table:table-cell office:value-type="float" office:value="0.207548" calcext:value-type="float">
            <text:p>0.207548</text:p>
          </table:table-cell>
          <table:table-cell office:value-type="float" office:value="0.27564" calcext:value-type="float">
            <text:p>0.27564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2052" calcext:value-type="float">
            <text:p>0.002052</text:p>
          </table:table-cell>
          <table:table-cell table:number-columns-repeated="1017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769009" calcext:value-type="float">
            <text:p>0.769009</text:p>
          </table:table-cell>
          <table:table-cell office:value-type="float" office:value="0.701822" calcext:value-type="float">
            <text:p>0.701822</text:p>
          </table:table-cell>
          <table:table-cell office:value-type="float" office:value="0.211942" calcext:value-type="float">
            <text:p>0.211942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1991" calcext:value-type="float">
            <text:p>0.001991</text:p>
          </table:table-cell>
          <table:table-cell table:number-columns-repeated="1017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787663" calcext:value-type="float">
            <text:p>0.787663</text:p>
          </table:table-cell>
          <table:table-cell office:value-type="float" office:value="0.722796" calcext:value-type="float">
            <text:p>0.722796</text:p>
          </table:table-cell>
          <table:table-cell office:value-type="float" office:value="0.170639" calcext:value-type="float">
            <text:p>0.170639</text:p>
          </table:table-cell>
          <table:table-cell office:value-type="float" office:value="0.282252" calcext:value-type="float">
            <text:p>0.28225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2122" calcext:value-type="float">
            <text:p>0.002122</text:p>
          </table:table-cell>
          <table:table-cell table:number-columns-repeated="1017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0.784447" calcext:value-type="float">
            <text:p>0.784447</text:p>
          </table:table-cell>
          <table:table-cell office:value-type="float" office:value="0.715099" calcext:value-type="float">
            <text:p>0.715099</text:p>
          </table:table-cell>
          <table:table-cell office:value-type="float" office:value="0.170651" calcext:value-type="float">
            <text:p>0.170651</text:p>
          </table:table-cell>
          <table:table-cell office:value-type="float" office:value="0.286278" calcext:value-type="float">
            <text:p>0.286278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1788" calcext:value-type="float">
            <text:p>0.001788</text:p>
          </table:table-cell>
          <table:table-cell table:number-columns-repeated="1017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792725" calcext:value-type="float">
            <text:p>0.792725</text:p>
          </table:table-cell>
          <table:table-cell office:value-type="float" office:value="0.73703" calcext:value-type="float">
            <text:p>0.73703</text:p>
          </table:table-cell>
          <table:table-cell office:value-type="float" office:value="0.16952" calcext:value-type="float">
            <text:p>0.16952</text:p>
          </table:table-cell>
          <table:table-cell office:value-type="float" office:value="0.29449" calcext:value-type="float">
            <text:p>0.29449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1841" calcext:value-type="float">
            <text:p>0.001841</text:p>
          </table:table-cell>
          <table:table-cell table:number-columns-repeated="1017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0.889413" calcext:value-type="float">
            <text:p>0.889413</text:p>
          </table:table-cell>
          <table:table-cell office:value-type="float" office:value="0.783146" calcext:value-type="float">
            <text:p>0.783146</text:p>
          </table:table-cell>
          <table:table-cell office:value-type="float" office:value="0.176094" calcext:value-type="float">
            <text:p>0.176094</text:p>
          </table:table-cell>
          <table:table-cell office:value-type="float" office:value="0.29774" calcext:value-type="float">
            <text:p>0.29774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1706" calcext:value-type="float">
            <text:p>0.001706</text:p>
          </table:table-cell>
          <table:table-cell table:number-columns-repeated="1017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26516" calcext:value-type="float">
            <text:p>0.926516</text:p>
          </table:table-cell>
          <table:table-cell office:value-type="float" office:value="0.903112" calcext:value-type="float">
            <text:p>0.903112</text:p>
          </table:table-cell>
          <table:table-cell office:value-type="float" office:value="0.175464" calcext:value-type="float">
            <text:p>0.175464</text:p>
          </table:table-cell>
          <table:table-cell office:value-type="float" office:value="0.301496" calcext:value-type="float">
            <text:p>0.30149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03" calcext:value-type="float">
            <text:p>0.00203</text:p>
          </table:table-cell>
          <table:table-cell table:number-columns-repeated="1017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932055" calcext:value-type="float">
            <text:p>0.932055</text:p>
          </table:table-cell>
          <table:table-cell office:value-type="float" office:value="0.812082" calcext:value-type="float">
            <text:p>0.812082</text:p>
          </table:table-cell>
          <table:table-cell office:value-type="float" office:value="0.175006" calcext:value-type="float">
            <text:p>0.175006</text:p>
          </table:table-cell>
          <table:table-cell office:value-type="float" office:value="0.305668" calcext:value-type="float">
            <text:p>0.305668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1861" calcext:value-type="float">
            <text:p>0.001861</text:p>
          </table:table-cell>
          <table:table-cell table:number-columns-repeated="1017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951935" calcext:value-type="float">
            <text:p>0.951935</text:p>
          </table:table-cell>
          <table:table-cell office:value-type="float" office:value="0.797054" calcext:value-type="float">
            <text:p>0.797054</text:p>
          </table:table-cell>
          <table:table-cell office:value-type="float" office:value="0.17852" calcext:value-type="float">
            <text:p>0.17852</text:p>
          </table:table-cell>
          <table:table-cell office:value-type="float" office:value="0.309915" calcext:value-type="float">
            <text:p>0.309915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1705" calcext:value-type="float">
            <text:p>0.001705</text:p>
          </table:table-cell>
          <table:table-cell table:number-columns-repeated="1017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0.856722" calcext:value-type="float">
            <text:p>0.856722</text:p>
          </table:table-cell>
          <table:table-cell office:value-type="float" office:value="0.784947" calcext:value-type="float">
            <text:p>0.784947</text:p>
          </table:table-cell>
          <table:table-cell office:value-type="float" office:value="0.182581" calcext:value-type="float">
            <text:p>0.182581</text:p>
          </table:table-cell>
          <table:table-cell office:value-type="float" office:value="0.312372" calcext:value-type="float">
            <text:p>0.312372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742" calcext:value-type="float">
            <text:p>0.001742</text:p>
          </table:table-cell>
          <table:table-cell table:number-columns-repeated="1017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861054" calcext:value-type="float">
            <text:p>0.861054</text:p>
          </table:table-cell>
          <table:table-cell office:value-type="float" office:value="0.81138" calcext:value-type="float">
            <text:p>0.81138</text:p>
          </table:table-cell>
          <table:table-cell office:value-type="float" office:value="0.182082" calcext:value-type="float">
            <text:p>0.182082</text:p>
          </table:table-cell>
          <table:table-cell office:value-type="float" office:value="0.31703" calcext:value-type="float">
            <text:p>0.31703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1838" calcext:value-type="float">
            <text:p>0.001838</text:p>
          </table:table-cell>
          <table:table-cell table:number-columns-repeated="1017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880162" calcext:value-type="float">
            <text:p>0.880162</text:p>
          </table:table-cell>
          <table:table-cell office:value-type="float" office:value="0.830705" calcext:value-type="float">
            <text:p>0.830705</text:p>
          </table:table-cell>
          <table:table-cell office:value-type="float" office:value="0.20079" calcext:value-type="float">
            <text:p>0.20079</text:p>
          </table:table-cell>
          <table:table-cell office:value-type="float" office:value="0.320627" calcext:value-type="float">
            <text:p>0.320627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1802" calcext:value-type="float">
            <text:p>0.001802</text:p>
          </table:table-cell>
          <table:table-cell table:number-columns-repeated="1017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888384" calcext:value-type="float">
            <text:p>0.888384</text:p>
          </table:table-cell>
          <table:table-cell office:value-type="float" office:value="0.831318" calcext:value-type="float">
            <text:p>0.831318</text:p>
          </table:table-cell>
          <table:table-cell office:value-type="float" office:value="0.200914" calcext:value-type="float">
            <text:p>0.200914</text:p>
          </table:table-cell>
          <table:table-cell office:value-type="float" office:value="0.329244" calcext:value-type="float">
            <text:p>0.329244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02144" calcext:value-type="float">
            <text:p>0.002144</text:p>
          </table:table-cell>
          <table:table-cell table:number-columns-repeated="1017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0.915318" calcext:value-type="float">
            <text:p>0.915318</text:p>
          </table:table-cell>
          <table:table-cell office:value-type="float" office:value="0.84156" calcext:value-type="float">
            <text:p>0.84156</text:p>
          </table:table-cell>
          <table:table-cell office:value-type="float" office:value="0.197164" calcext:value-type="float">
            <text:p>0.197164</text:p>
          </table:table-cell>
          <table:table-cell office:value-type="float" office:value="0.32888" calcext:value-type="float">
            <text:p>0.32888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0.001852" calcext:value-type="float">
            <text:p>0.001852</text:p>
          </table:table-cell>
          <table:table-cell table:number-columns-repeated="1017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924175" calcext:value-type="float">
            <text:p>0.924175</text:p>
          </table:table-cell>
          <table:table-cell office:value-type="float" office:value="0.845302" calcext:value-type="float">
            <text:p>0.845302</text:p>
          </table:table-cell>
          <table:table-cell office:value-type="float" office:value="0.201883" calcext:value-type="float">
            <text:p>0.201883</text:p>
          </table:table-cell>
          <table:table-cell office:value-type="float" office:value="0.332653" calcext:value-type="float">
            <text:p>0.332653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001789" calcext:value-type="float">
            <text:p>0.001789</text:p>
          </table:table-cell>
          <table:table-cell table:number-columns-repeated="1017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1.012939" calcext:value-type="float">
            <text:p>1.012939</text:p>
          </table:table-cell>
          <table:table-cell office:value-type="float" office:value="0.863951" calcext:value-type="float">
            <text:p>0.863951</text:p>
          </table:table-cell>
          <table:table-cell office:value-type="float" office:value="0.196798" calcext:value-type="float">
            <text:p>0.196798</text:p>
          </table:table-cell>
          <table:table-cell office:value-type="float" office:value="0.341599" calcext:value-type="float">
            <text:p>0.341599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.001819" calcext:value-type="float">
            <text:p>0.001819</text:p>
          </table:table-cell>
          <table:table-cell table:number-columns-repeated="1017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065863" calcext:value-type="float">
            <text:p>1.065863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230584" calcext:value-type="float">
            <text:p>0.230584</text:p>
          </table:table-cell>
          <table:table-cell office:value-type="float" office:value="0.343402" calcext:value-type="float">
            <text:p>0.343402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001867" calcext:value-type="float">
            <text:p>0.001867</text:p>
          </table:table-cell>
          <table:table-cell table:number-columns-repeated="1017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.090392" calcext:value-type="float">
            <text:p>1.090392</text:p>
          </table:table-cell>
          <table:table-cell office:value-type="float" office:value="0.89013" calcext:value-type="float">
            <text:p>0.89013</text:p>
          </table:table-cell>
          <table:table-cell office:value-type="float" office:value="0.260991" calcext:value-type="float">
            <text:p>0.260991</text:p>
          </table:table-cell>
          <table:table-cell office:value-type="float" office:value="0.348965" calcext:value-type="float">
            <text:p>0.348965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0.001859" calcext:value-type="float">
            <text:p>0.001859</text:p>
          </table:table-cell>
          <table:table-cell table:number-columns-repeated="1017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.099731" calcext:value-type="float">
            <text:p>1.099731</text:p>
          </table:table-cell>
          <table:table-cell office:value-type="float" office:value="0.946141" calcext:value-type="float">
            <text:p>0.946141</text:p>
          </table:table-cell>
          <table:table-cell office:value-type="float" office:value="0.294242" calcext:value-type="float">
            <text:p>0.294242</text:p>
          </table:table-cell>
          <table:table-cell office:value-type="float" office:value="0.352614" calcext:value-type="float">
            <text:p>0.352614</text:p>
          </table:table-cell>
          <table:table-cell office:value-type="float" office:value="0.002964" calcext:value-type="float">
            <text:p>0.002964</text:p>
          </table:table-cell>
          <table:table-cell office:value-type="float" office:value="0.002144" calcext:value-type="float">
            <text:p>0.002144</text:p>
          </table:table-cell>
          <table:table-cell table:number-columns-repeated="1017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1.134127" calcext:value-type="float">
            <text:p>1.134127</text:p>
          </table:table-cell>
          <table:table-cell office:value-type="float" office:value="0.916517" calcext:value-type="float">
            <text:p>0.916517</text:p>
          </table:table-cell>
          <table:table-cell office:value-type="float" office:value="0.226557" calcext:value-type="float">
            <text:p>0.226557</text:p>
          </table:table-cell>
          <table:table-cell office:value-type="float" office:value="0.356472" calcext:value-type="float">
            <text:p>0.356472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1963" calcext:value-type="float">
            <text:p>0.001963</text:p>
          </table:table-cell>
          <table:table-cell table:number-columns-repeated="1017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1.143946" calcext:value-type="float">
            <text:p>1.143946</text:p>
          </table:table-cell>
          <table:table-cell office:value-type="float" office:value="0.922642" calcext:value-type="float">
            <text:p>0.922642</text:p>
          </table:table-cell>
          <table:table-cell office:value-type="float" office:value="0.218874" calcext:value-type="float">
            <text:p>0.218874</text:p>
          </table:table-cell>
          <table:table-cell office:value-type="float" office:value="0.362249" calcext:value-type="float">
            <text:p>0.362249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1886" calcext:value-type="float">
            <text:p>0.001886</text:p>
          </table:table-cell>
          <table:table-cell table:number-columns-repeated="1017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.148627" calcext:value-type="float">
            <text:p>1.148627</text:p>
          </table:table-cell>
          <table:table-cell office:value-type="float" office:value="0.937617" calcext:value-type="float">
            <text:p>0.937617</text:p>
          </table:table-cell>
          <table:table-cell office:value-type="float" office:value="0.215081" calcext:value-type="float">
            <text:p>0.215081</text:p>
          </table:table-cell>
          <table:table-cell office:value-type="float" office:value="0.367708" calcext:value-type="float">
            <text:p>0.367708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1892" calcext:value-type="float">
            <text:p>0.001892</text:p>
          </table:table-cell>
          <table:table-cell table:number-columns-repeated="1017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.155928" calcext:value-type="float">
            <text:p>1.155928</text:p>
          </table:table-cell>
          <table:table-cell office:value-type="float" office:value="1.011211" calcext:value-type="float">
            <text:p>1.011211</text:p>
          </table:table-cell>
          <table:table-cell office:value-type="float" office:value="0.223292" calcext:value-type="float">
            <text:p>0.223292</text:p>
          </table:table-cell>
          <table:table-cell office:value-type="float" office:value="0.372029" calcext:value-type="float">
            <text:p>0.372029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2006" calcext:value-type="float">
            <text:p>0.002006</text:p>
          </table:table-cell>
          <table:table-cell table:number-columns-repeated="1017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1.162461" calcext:value-type="float">
            <text:p>1.162461</text:p>
          </table:table-cell>
          <table:table-cell office:value-type="float" office:value="1.01542" calcext:value-type="float">
            <text:p>1.01542</text:p>
          </table:table-cell>
          <table:table-cell office:value-type="float" office:value="0.217643" calcext:value-type="float">
            <text:p>0.217643</text:p>
          </table:table-cell>
          <table:table-cell office:value-type="float" office:value="0.373768" calcext:value-type="float">
            <text:p>0.373768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2017" calcext:value-type="float">
            <text:p>0.002017</text:p>
          </table:table-cell>
          <table:table-cell table:number-columns-repeated="1017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1.14342" calcext:value-type="float">
            <text:p>1.14342</text:p>
          </table:table-cell>
          <table:table-cell office:value-type="float" office:value="1.044284" calcext:value-type="float">
            <text:p>1.044284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381603" calcext:value-type="float">
            <text:p>0.381603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2285" calcext:value-type="float">
            <text:p>0.002285</text:p>
          </table:table-cell>
          <table:table-cell table:number-columns-repeated="1017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1.107199" calcext:value-type="float">
            <text:p>1.107199</text:p>
          </table:table-cell>
          <table:table-cell office:value-type="float" office:value="0.995884" calcext:value-type="float">
            <text:p>0.995884</text:p>
          </table:table-cell>
          <table:table-cell office:value-type="float" office:value="0.231124" calcext:value-type="float">
            <text:p>0.231124</text:p>
          </table:table-cell>
          <table:table-cell office:value-type="float" office:value="0.386093" calcext:value-type="float">
            <text:p>0.386093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2" calcext:value-type="float">
            <text:p>0.002</text:p>
          </table:table-cell>
          <table:table-cell table:number-columns-repeated="10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116284" calcext:value-type="float">
            <text:p>1.116284</text:p>
          </table:table-cell>
          <table:table-cell office:value-type="float" office:value="0.988629" calcext:value-type="float">
            <text:p>0.988629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391834" calcext:value-type="float">
            <text:p>0.391834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2006" calcext:value-type="float">
            <text:p>0.002006</text:p>
          </table:table-cell>
          <table:table-cell table:number-columns-repeated="1017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1.138861" calcext:value-type="float">
            <text:p>1.138861</text:p>
          </table:table-cell>
          <table:table-cell office:value-type="float" office:value="1.008439" calcext:value-type="float">
            <text:p>1.008439</text:p>
          </table:table-cell>
          <table:table-cell office:value-type="float" office:value="0.239271" calcext:value-type="float">
            <text:p>0.239271</text:p>
          </table:table-cell>
          <table:table-cell office:value-type="float" office:value="0.397061" calcext:value-type="float">
            <text:p>0.397061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2017" calcext:value-type="float">
            <text:p>0.002017</text:p>
          </table:table-cell>
          <table:table-cell table:number-columns-repeated="1017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.118438" calcext:value-type="float">
            <text:p>1.118438</text:p>
          </table:table-cell>
          <table:table-cell office:value-type="float" office:value="1.020728" calcext:value-type="float">
            <text:p>1.020728</text:p>
          </table:table-cell>
          <table:table-cell office:value-type="float" office:value="0.234505" calcext:value-type="float">
            <text:p>0.234505</text:p>
          </table:table-cell>
          <table:table-cell office:value-type="float" office:value="0.403741" calcext:value-type="float">
            <text:p>0.403741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1989" calcext:value-type="float">
            <text:p>0.001989</text:p>
          </table:table-cell>
          <table:table-cell table:number-columns-repeated="1017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1.130782" calcext:value-type="float">
            <text:p>1.130782</text:p>
          </table:table-cell>
          <table:table-cell office:value-type="float" office:value="1.027749" calcext:value-type="float">
            <text:p>1.027749</text:p>
          </table:table-cell>
          <table:table-cell office:value-type="float" office:value="0.231701" calcext:value-type="float">
            <text:p>0.231701</text:p>
          </table:table-cell>
          <table:table-cell office:value-type="float" office:value="0.407262" calcext:value-type="float">
            <text:p>0.407262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1998" calcext:value-type="float">
            <text:p>0.001998</text:p>
          </table:table-cell>
          <table:table-cell table:number-columns-repeated="1017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.239354" calcext:value-type="float">
            <text:p>1.239354</text:p>
          </table:table-cell>
          <table:table-cell office:value-type="float" office:value="1.039244" calcext:value-type="float">
            <text:p>1.039244</text:p>
          </table:table-cell>
          <table:table-cell office:value-type="float" office:value="0.241342" calcext:value-type="float">
            <text:p>0.241342</text:p>
          </table:table-cell>
          <table:table-cell office:value-type="float" office:value="0.411923" calcext:value-type="float">
            <text:p>0.411923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2168" calcext:value-type="float">
            <text:p>0.002168</text:p>
          </table:table-cell>
          <table:table-cell table:number-columns-repeated="1017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.143454" calcext:value-type="float">
            <text:p>1.143454</text:p>
          </table:table-cell>
          <table:table-cell office:value-type="float" office:value="1.065831" calcext:value-type="float">
            <text:p>1.065831</text:p>
          </table:table-cell>
          <table:table-cell office:value-type="float" office:value="0.248111" calcext:value-type="float">
            <text:p>0.248111</text:p>
          </table:table-cell>
          <table:table-cell office:value-type="float" office:value="0.416757" calcext:value-type="float">
            <text:p>0.416757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002043" calcext:value-type="float">
            <text:p>0.002043</text:p>
          </table:table-cell>
          <table:table-cell table:number-columns-repeated="1017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.16717" calcext:value-type="float">
            <text:p>1.16717</text:p>
          </table:table-cell>
          <table:table-cell office:value-type="float" office:value="1.096103" calcext:value-type="float">
            <text:p>1.096103</text:p>
          </table:table-cell>
          <table:table-cell office:value-type="float" office:value="0.248893" calcext:value-type="float">
            <text:p>0.248893</text:p>
          </table:table-cell>
          <table:table-cell office:value-type="float" office:value="0.419634" calcext:value-type="float">
            <text:p>0.419634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2001" calcext:value-type="float">
            <text:p>0.002001</text:p>
          </table:table-cell>
          <table:table-cell table:number-columns-repeated="1017"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1.170425" calcext:value-type="float">
            <text:p>1.170425</text:p>
          </table:table-cell>
          <table:table-cell office:value-type="float" office:value="1.075177" calcext:value-type="float">
            <text:p>1.075177</text:p>
          </table:table-cell>
          <table:table-cell office:value-type="float" office:value="0.248841" calcext:value-type="float">
            <text:p>0.248841</text:p>
          </table:table-cell>
          <table:table-cell office:value-type="float" office:value="0.425345" calcext:value-type="float">
            <text:p>0.425345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2071" calcext:value-type="float">
            <text:p>0.002071</text:p>
          </table:table-cell>
          <table:table-cell table:number-columns-repeated="1017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.242723" calcext:value-type="float">
            <text:p>1.242723</text:p>
          </table:table-cell>
          <table:table-cell office:value-type="float" office:value="1.09506" calcext:value-type="float">
            <text:p>1.09506</text:p>
          </table:table-cell>
          <table:table-cell office:value-type="float" office:value="0.253941" calcext:value-type="float">
            <text:p>0.253941</text:p>
          </table:table-cell>
          <table:table-cell office:value-type="float" office:value="0.543568" calcext:value-type="float">
            <text:p>0.543568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2111" calcext:value-type="float">
            <text:p>0.002111</text:p>
          </table:table-cell>
          <table:table-cell table:number-columns-repeated="1017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.207257" calcext:value-type="float">
            <text:p>1.207257</text:p>
          </table:table-cell>
          <table:table-cell office:value-type="float" office:value="1.11129" calcext:value-type="float">
            <text:p>1.11129</text:p>
          </table:table-cell>
          <table:table-cell office:value-type="float" office:value="0.256094" calcext:value-type="float">
            <text:p>0.256094</text:p>
          </table:table-cell>
          <table:table-cell office:value-type="float" office:value="0.457977" calcext:value-type="float">
            <text:p>0.457977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2446" calcext:value-type="float">
            <text:p>0.002446</text:p>
          </table:table-cell>
          <table:table-cell table:number-columns-repeated="1017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.215628" calcext:value-type="float">
            <text:p>1.215628</text:p>
          </table:table-cell>
          <table:table-cell office:value-type="float" office:value="1.12202" calcext:value-type="float">
            <text:p>1.12202</text:p>
          </table:table-cell>
          <table:table-cell office:value-type="float" office:value="0.254799" calcext:value-type="float">
            <text:p>0.254799</text:p>
          </table:table-cell>
          <table:table-cell office:value-type="float" office:value="0.494908" calcext:value-type="float">
            <text:p>0.494908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2176" calcext:value-type="float">
            <text:p>0.002176</text:p>
          </table:table-cell>
          <table:table-cell table:number-columns-repeated="1017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1.234057" calcext:value-type="float">
            <text:p>1.234057</text:p>
          </table:table-cell>
          <table:table-cell office:value-type="float" office:value="1.134492" calcext:value-type="float">
            <text:p>1.134492</text:p>
          </table:table-cell>
          <table:table-cell office:value-type="float" office:value="0.255874" calcext:value-type="float">
            <text:p>0.255874</text:p>
          </table:table-cell>
          <table:table-cell office:value-type="float" office:value="0.499635" calcext:value-type="float">
            <text:p>0.49963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097" calcext:value-type="float">
            <text:p>0.002097</text:p>
          </table:table-cell>
          <table:table-cell table:number-columns-repeated="1017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.250322" calcext:value-type="float">
            <text:p>1.250322</text:p>
          </table:table-cell>
          <table:table-cell office:value-type="float" office:value="1.14017" calcext:value-type="float">
            <text:p>1.14017</text:p>
          </table:table-cell>
          <table:table-cell office:value-type="float" office:value="0.265239" calcext:value-type="float">
            <text:p>0.265239</text:p>
          </table:table-cell>
          <table:table-cell office:value-type="float" office:value="0.464664" calcext:value-type="float">
            <text:p>0.464664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2208" calcext:value-type="float">
            <text:p>0.002208</text:p>
          </table:table-cell>
          <table:table-cell table:number-columns-repeated="1017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1.256982" calcext:value-type="float">
            <text:p>1.256982</text:p>
          </table:table-cell>
          <table:table-cell office:value-type="float" office:value="1.162458" calcext:value-type="float">
            <text:p>1.162458</text:p>
          </table:table-cell>
          <table:table-cell office:value-type="float" office:value="0.274547" calcext:value-type="float">
            <text:p>0.274547</text:p>
          </table:table-cell>
          <table:table-cell office:value-type="float" office:value="0.455058" calcext:value-type="float">
            <text:p>0.455058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462" calcext:value-type="float">
            <text:p>0.002462</text:p>
          </table:table-cell>
          <table:table-cell table:number-columns-repeated="1017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1.274048" calcext:value-type="float">
            <text:p>1.274048</text:p>
          </table:table-cell>
          <table:table-cell office:value-type="float" office:value="1.162475" calcext:value-type="float">
            <text:p>1.162475</text:p>
          </table:table-cell>
          <table:table-cell office:value-type="float" office:value="0.27331" calcext:value-type="float">
            <text:p>0.27331</text:p>
          </table:table-cell>
          <table:table-cell office:value-type="float" office:value="0.468462" calcext:value-type="float">
            <text:p>0.46846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479" calcext:value-type="float">
            <text:p>0.002479</text:p>
          </table:table-cell>
          <table:table-cell table:number-columns-repeated="1017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288955" calcext:value-type="float">
            <text:p>1.288955</text:p>
          </table:table-cell>
          <table:table-cell office:value-type="float" office:value="1.193593" calcext:value-type="float">
            <text:p>1.193593</text:p>
          </table:table-cell>
          <table:table-cell office:value-type="float" office:value="0.276603" calcext:value-type="float">
            <text:p>0.276603</text:p>
          </table:table-cell>
          <table:table-cell office:value-type="float" office:value="0.47782" calcext:value-type="float">
            <text:p>0.47782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2266" calcext:value-type="float">
            <text:p>0.002266</text:p>
          </table:table-cell>
          <table:table-cell table:number-columns-repeated="1017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1.31245" calcext:value-type="float">
            <text:p>1.31245</text:p>
          </table:table-cell>
          <table:table-cell office:value-type="float" office:value="1.207061" calcext:value-type="float">
            <text:p>1.207061</text:p>
          </table:table-cell>
          <table:table-cell office:value-type="float" office:value="0.279664" calcext:value-type="float">
            <text:p>0.279664</text:p>
          </table:table-cell>
          <table:table-cell office:value-type="float" office:value="0.495067" calcext:value-type="float">
            <text:p>0.495067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2129" calcext:value-type="float">
            <text:p>0.002129</text:p>
          </table:table-cell>
          <table:table-cell table:number-columns-repeated="1017"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1.323362" calcext:value-type="float">
            <text:p>1.323362</text:p>
          </table:table-cell>
          <table:table-cell office:value-type="float" office:value="1.214607" calcext:value-type="float">
            <text:p>1.214607</text:p>
          </table:table-cell>
          <table:table-cell office:value-type="float" office:value="0.281517" calcext:value-type="float">
            <text:p>0.281517</text:p>
          </table:table-cell>
          <table:table-cell office:value-type="float" office:value="0.487897" calcext:value-type="float">
            <text:p>0.487897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2128" calcext:value-type="float">
            <text:p>0.002128</text:p>
          </table:table-cell>
          <table:table-cell table:number-columns-repeated="1017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1.343786" calcext:value-type="float">
            <text:p>1.343786</text:p>
          </table:table-cell>
          <table:table-cell office:value-type="float" office:value="1.227867" calcext:value-type="float">
            <text:p>1.227867</text:p>
          </table:table-cell>
          <table:table-cell office:value-type="float" office:value="0.285728" calcext:value-type="float">
            <text:p>0.285728</text:p>
          </table:table-cell>
          <table:table-cell office:value-type="float" office:value="0.482617" calcext:value-type="float">
            <text:p>0.482617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.002194" calcext:value-type="float">
            <text:p>0.002194</text:p>
          </table:table-cell>
          <table:table-cell table:number-columns-repeated="1017"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1.358993" calcext:value-type="float">
            <text:p>1.358993</text:p>
          </table:table-cell>
          <table:table-cell office:value-type="float" office:value="1.241748" calcext:value-type="float">
            <text:p>1.241748</text:p>
          </table:table-cell>
          <table:table-cell office:value-type="float" office:value="0.296068" calcext:value-type="float">
            <text:p>0.296068</text:p>
          </table:table-cell>
          <table:table-cell office:value-type="float" office:value="0.489331" calcext:value-type="float">
            <text:p>0.489331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2418" calcext:value-type="float">
            <text:p>0.002418</text:p>
          </table:table-cell>
          <table:table-cell table:number-columns-repeated="1017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.363568" calcext:value-type="float">
            <text:p>1.363568</text:p>
          </table:table-cell>
          <table:table-cell office:value-type="float" office:value="1.272582" calcext:value-type="float">
            <text:p>1.272582</text:p>
          </table:table-cell>
          <table:table-cell office:value-type="float" office:value="0.296912" calcext:value-type="float">
            <text:p>0.296912</text:p>
          </table:table-cell>
          <table:table-cell office:value-type="float" office:value="0.493273" calcext:value-type="float">
            <text:p>0.493273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2355" calcext:value-type="float">
            <text:p>0.002355</text:p>
          </table:table-cell>
          <table:table-cell table:number-columns-repeated="1017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1.382114" calcext:value-type="float">
            <text:p>1.382114</text:p>
          </table:table-cell>
          <table:table-cell office:value-type="float" office:value="1.256834" calcext:value-type="float">
            <text:p>1.256834</text:p>
          </table:table-cell>
          <table:table-cell office:value-type="float" office:value="0.30022" calcext:value-type="float">
            <text:p>0.30022</text:p>
          </table:table-cell>
          <table:table-cell office:value-type="float" office:value="0.501301" calcext:value-type="float">
            <text:p>0.501301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2234" calcext:value-type="float">
            <text:p>0.002234</text:p>
          </table:table-cell>
          <table:table-cell table:number-columns-repeated="1017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.403373" calcext:value-type="float">
            <text:p>1.403373</text:p>
          </table:table-cell>
          <table:table-cell office:value-type="float" office:value="1.293457" calcext:value-type="float">
            <text:p>1.293457</text:p>
          </table:table-cell>
          <table:table-cell office:value-type="float" office:value="0.376887" calcext:value-type="float">
            <text:p>0.376887</text:p>
          </table:table-cell>
          <table:table-cell office:value-type="float" office:value="0.520852" calcext:value-type="float">
            <text:p>0.520852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2191" calcext:value-type="float">
            <text:p>0.002191</text:p>
          </table:table-cell>
          <table:table-cell table:number-columns-repeated="1017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.417267" calcext:value-type="float">
            <text:p>1.417267</text:p>
          </table:table-cell>
          <table:table-cell office:value-type="float" office:value="1.302006" calcext:value-type="float">
            <text:p>1.302006</text:p>
          </table:table-cell>
          <table:table-cell office:value-type="float" office:value="0.401331" calcext:value-type="float">
            <text:p>0.401331</text:p>
          </table:table-cell>
          <table:table-cell office:value-type="float" office:value="0.511813" calcext:value-type="float">
            <text:p>0.511813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225" calcext:value-type="float">
            <text:p>0.00225</text:p>
          </table:table-cell>
          <table:table-cell table:number-columns-repeated="1017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.444109" calcext:value-type="float">
            <text:p>1.444109</text:p>
          </table:table-cell>
          <table:table-cell office:value-type="float" office:value="1.311456" calcext:value-type="float">
            <text:p>1.311456</text:p>
          </table:table-cell>
          <table:table-cell office:value-type="float" office:value="0.340994" calcext:value-type="float">
            <text:p>0.340994</text:p>
          </table:table-cell>
          <table:table-cell office:value-type="float" office:value="0.518409" calcext:value-type="float">
            <text:p>0.518409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253" calcext:value-type="float">
            <text:p>0.00253</text:p>
          </table:table-cell>
          <table:table-cell table:number-columns-repeated="1017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.479842" calcext:value-type="float">
            <text:p>1.479842</text:p>
          </table:table-cell>
          <table:table-cell office:value-type="float" office:value="1.323442" calcext:value-type="float">
            <text:p>1.323442</text:p>
          </table:table-cell>
          <table:table-cell office:value-type="float" office:value="0.303081" calcext:value-type="float">
            <text:p>0.303081</text:p>
          </table:table-cell>
          <table:table-cell office:value-type="float" office:value="0.559238" calcext:value-type="float">
            <text:p>0.559238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2425" calcext:value-type="float">
            <text:p>0.002425</text:p>
          </table:table-cell>
          <table:table-cell table:number-columns-repeated="1017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1.464635" calcext:value-type="float">
            <text:p>1.464635</text:p>
          </table:table-cell>
          <table:table-cell office:value-type="float" office:value="1.344707" calcext:value-type="float">
            <text:p>1.344707</text:p>
          </table:table-cell>
          <table:table-cell office:value-type="float" office:value="0.310149" calcext:value-type="float">
            <text:p>0.310149</text:p>
          </table:table-cell>
          <table:table-cell office:value-type="float" office:value="0.532511" calcext:value-type="float">
            <text:p>0.532511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02269" calcext:value-type="float">
            <text:p>0.002269</text:p>
          </table:table-cell>
          <table:table-cell table:number-columns-repeated="1017"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363199" calcext:value-type="float">
            <text:p>1.363199</text:p>
          </table:table-cell>
          <table:table-cell office:value-type="float" office:value="0.323417" calcext:value-type="float">
            <text:p>0.323417</text:p>
          </table:table-cell>
          <table:table-cell office:value-type="float" office:value="0.544587" calcext:value-type="float">
            <text:p>0.544587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002349" calcext:value-type="float">
            <text:p>0.002349</text:p>
          </table:table-cell>
          <table:table-cell table:number-columns-repeated="1017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.506732" calcext:value-type="float">
            <text:p>1.506732</text:p>
          </table:table-cell>
          <table:table-cell office:value-type="float" office:value="1.372109" calcext:value-type="float">
            <text:p>1.372109</text:p>
          </table:table-cell>
          <table:table-cell office:value-type="float" office:value="0.326782" calcext:value-type="float">
            <text:p>0.326782</text:p>
          </table:table-cell>
          <table:table-cell office:value-type="float" office:value="0.548506" calcext:value-type="float">
            <text:p>0.548506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2237" calcext:value-type="float">
            <text:p>0.002237</text:p>
          </table:table-cell>
          <table:table-cell table:number-columns-repeated="1017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1.513657" calcext:value-type="float">
            <text:p>1.513657</text:p>
          </table:table-cell>
          <table:table-cell office:value-type="float" office:value="1.390125" calcext:value-type="float">
            <text:p>1.390125</text:p>
          </table:table-cell>
          <table:table-cell office:value-type="float" office:value="0.342974" calcext:value-type="float">
            <text:p>0.342974</text:p>
          </table:table-cell>
          <table:table-cell office:value-type="float" office:value="0.557423" calcext:value-type="float">
            <text:p>0.557423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2666" calcext:value-type="float">
            <text:p>0.002666</text:p>
          </table:table-cell>
          <table:table-cell table:number-columns-repeated="1017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532108" calcext:value-type="float">
            <text:p>1.532108</text:p>
          </table:table-cell>
          <table:table-cell office:value-type="float" office:value="1.412653" calcext:value-type="float">
            <text:p>1.412653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566086" calcext:value-type="float">
            <text:p>0.566086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2455" calcext:value-type="float">
            <text:p>0.002455</text:p>
          </table:table-cell>
          <table:table-cell table:number-columns-repeated="1017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.55021" calcext:value-type="float">
            <text:p>1.55021</text:p>
          </table:table-cell>
          <table:table-cell office:value-type="float" office:value="1.40139" calcext:value-type="float">
            <text:p>1.40139</text:p>
          </table:table-cell>
          <table:table-cell office:value-type="float" office:value="0.424834" calcext:value-type="float">
            <text:p>0.424834</text:p>
          </table:table-cell>
          <table:table-cell office:value-type="float" office:value="0.582093" calcext:value-type="float">
            <text:p>0.582093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236" calcext:value-type="float">
            <text:p>0.00236</text:p>
          </table:table-cell>
          <table:table-cell table:number-columns-repeated="1017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.55977" calcext:value-type="float">
            <text:p>1.55977</text:p>
          </table:table-cell>
          <table:table-cell office:value-type="float" office:value="1.447606" calcext:value-type="float">
            <text:p>1.447606</text:p>
          </table:table-cell>
          <table:table-cell office:value-type="float" office:value="0.422863" calcext:value-type="float">
            <text:p>0.422863</text:p>
          </table:table-cell>
          <table:table-cell office:value-type="float" office:value="0.568965" calcext:value-type="float">
            <text:p>0.568965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02419" calcext:value-type="float">
            <text:p>0.002419</text:p>
          </table:table-cell>
          <table:table-cell table:number-columns-repeated="1017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1.597641" calcext:value-type="float">
            <text:p>1.597641</text:p>
          </table:table-cell>
          <table:table-cell office:value-type="float" office:value="1.44156" calcext:value-type="float">
            <text:p>1.44156</text:p>
          </table:table-cell>
          <table:table-cell office:value-type="float" office:value="0.486029" calcext:value-type="float">
            <text:p>0.486029</text:p>
          </table:table-cell>
          <table:table-cell office:value-type="float" office:value="0.575681" calcext:value-type="float">
            <text:p>0.575681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2431" calcext:value-type="float">
            <text:p>0.002431</text:p>
          </table:table-cell>
          <table:table-cell table:number-columns-repeated="1017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1.59174" calcext:value-type="float">
            <text:p>1.59174</text:p>
          </table:table-cell>
          <table:table-cell office:value-type="float" office:value="1.465023" calcext:value-type="float">
            <text:p>1.465023</text:p>
          </table:table-cell>
          <table:table-cell office:value-type="float" office:value="0.425583" calcext:value-type="float">
            <text:p>0.425583</text:p>
          </table:table-cell>
          <table:table-cell office:value-type="float" office:value="0.576451" calcext:value-type="float">
            <text:p>0.576451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2732" calcext:value-type="float">
            <text:p>0.002732</text:p>
          </table:table-cell>
          <table:table-cell table:number-columns-repeated="1017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.618824" calcext:value-type="float">
            <text:p>1.618824</text:p>
          </table:table-cell>
          <table:table-cell office:value-type="float" office:value="1.475589" calcext:value-type="float">
            <text:p>1.475589</text:p>
          </table:table-cell>
          <table:table-cell office:value-type="float" office:value="0.353158" calcext:value-type="float">
            <text:p>0.353158</text:p>
          </table:table-cell>
          <table:table-cell office:value-type="float" office:value="0.582653" calcext:value-type="float">
            <text:p>0.582653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2507" calcext:value-type="float">
            <text:p>0.002507</text:p>
          </table:table-cell>
          <table:table-cell table:number-columns-repeated="1017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.694194" calcext:value-type="float">
            <text:p>1.694194</text:p>
          </table:table-cell>
          <table:table-cell office:value-type="float" office:value="1.491065" calcext:value-type="float">
            <text:p>1.491065</text:p>
          </table:table-cell>
          <table:table-cell office:value-type="float" office:value="0.341505" calcext:value-type="float">
            <text:p>0.341505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0.002454" calcext:value-type="float">
            <text:p>0.002454</text:p>
          </table:table-cell>
          <table:table-cell table:number-columns-repeated="1017"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1.675299" calcext:value-type="float">
            <text:p>1.675299</text:p>
          </table:table-cell>
          <table:table-cell office:value-type="float" office:value="1.510264" calcext:value-type="float">
            <text:p>1.510264</text:p>
          </table:table-cell>
          <table:table-cell office:value-type="float" office:value="0.344084" calcext:value-type="float">
            <text:p>0.344084</text:p>
          </table:table-cell>
          <table:table-cell office:value-type="float" office:value="0.595743" calcext:value-type="float">
            <text:p>0.595743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2443" calcext:value-type="float">
            <text:p>0.002443</text:p>
          </table:table-cell>
          <table:table-cell table:number-columns-repeated="1017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.705032" calcext:value-type="float">
            <text:p>1.705032</text:p>
          </table:table-cell>
          <table:table-cell office:value-type="float" office:value="1.517774" calcext:value-type="float">
            <text:p>1.517774</text:p>
          </table:table-cell>
          <table:table-cell office:value-type="float" office:value="0.352372" calcext:value-type="float">
            <text:p>0.352372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2604" calcext:value-type="float">
            <text:p>0.002604</text:p>
          </table:table-cell>
          <table:table-cell table:number-columns-repeated="1017"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1.714225" calcext:value-type="float">
            <text:p>1.714225</text:p>
          </table:table-cell>
          <table:table-cell office:value-type="float" office:value="1.547612" calcext:value-type="float">
            <text:p>1.547612</text:p>
          </table:table-cell>
          <table:table-cell office:value-type="float" office:value="0.357997" calcext:value-type="float">
            <text:p>0.357997</text:p>
          </table:table-cell>
          <table:table-cell office:value-type="float" office:value="0.606772" calcext:value-type="float">
            <text:p>0.606772</text:p>
          </table:table-cell>
          <table:table-cell office:value-type="float" office:value="0.004438" calcext:value-type="float">
            <text:p>0.004438</text:p>
          </table:table-cell>
          <table:table-cell office:value-type="float" office:value="0.002564" calcext:value-type="float">
            <text:p>0.002564</text:p>
          </table:table-cell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2T11:09:02.190126653</dc:date>
    <meta:editing-duration>PT5M59S</meta:editing-duration>
    <meta:editing-cycles>1</meta:editing-cycles>
    <meta:document-statistic meta:table-count="1" meta:cell-count="1399" meta:object-count="1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1.641cm" svg:y="2.958cm" style:legend-expansion="high" chart:style-name="ch2"/>
        <chart:plot-area chart:style-name="ch3" table:cell-range-address="bubble.B1:bubble.G200" chart:data-source-has-labels="row" svg:x="0.32cm" svg:y="0.18cm" svg:width="11.001cm" svg:height="8.645cm">
          <chart:coordinate-region svg:x="1.047cm" svg:y="0.379cm" svg:width="10.13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bble.B2:bubble.B200" chart:label-cell-address="bubble.B1:bubble.B1" chart:class="chart:line">
            <chart:data-point chart:repeated="199"/>
          </chart:series>
          <chart:series chart:style-name="ch7" chart:values-cell-range-address="bubble.C2:bubble.C200" chart:label-cell-address="bubble.C1:bubble.C1" chart:class="chart:line">
            <chart:data-point chart:repeated="199"/>
          </chart:series>
          <chart:series chart:style-name="ch8" chart:values-cell-range-address="bubble.D2:bubble.D200" chart:label-cell-address="bubble.D1:bubble.D1" chart:class="chart:line">
            <chart:data-point chart:repeated="199"/>
          </chart:series>
          <chart:series chart:style-name="ch9" chart:values-cell-range-address="bubble.E2:bubble.E200" chart:label-cell-address="bubble.E1:bubble.E1" chart:class="chart:line">
            <chart:data-point chart:repeated="199"/>
          </chart:series>
          <chart:series chart:style-name="ch10" chart:values-cell-range-address="bubble.F2:bubble.F200" chart:label-cell-address="bubble.F1:bubble.F1" chart:class="chart:line">
            <chart:data-point chart:repeated="199"/>
          </chart:series>
          <chart:series chart:style-name="ch11" chart:values-cell-range-address="bubble.G2:bubble.G200" chart:label-cell-address="bubble.G1:bubble.G1" chart:class="chart:line">
            <chart:data-point chart:repeated="1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bubble.B1:bubble.B1</svg:desc>
                </draw:g>
              </table:table-cell>
              <table:table-cell office:value-type="string">
                <text:p>SHAKER SORT</text:p>
                <draw:g>
                  <svg:desc>bubble.C1:bubble.C1</svg:desc>
                </draw:g>
              </table:table-cell>
              <table:table-cell office:value-type="string">
                <text:p>INSERTION SORT</text:p>
                <draw:g>
                  <svg:desc>bubble.D1:bubble.D1</svg:desc>
                </draw:g>
              </table:table-cell>
              <table:table-cell office:value-type="string">
                <text:p>SELECTION SORT</text:p>
                <draw:g>
                  <svg:desc>bubble.E1:bubble.E1</svg:desc>
                </draw:g>
              </table:table-cell>
              <table:table-cell office:value-type="string">
                <text:p>MERGE SORT</text:p>
                <draw:g>
                  <svg:desc>bubble.F1:bubble.F1</svg:desc>
                </draw:g>
              </table:table-cell>
              <table:table-cell office:value-type="string">
                <text:p>QUICK SORT</text:p>
                <draw:g>
                  <svg:desc>bubble.G1:bubbl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9">
                <text:p>0.000059</text:p>
                <draw:g>
                  <svg:desc>bubble.B2:bubble.B200</svg:desc>
                </draw:g>
              </table:table-cell>
              <table:table-cell office:value-type="float" office:value="0.000062">
                <text:p>0.000062</text:p>
                <draw:g>
                  <svg:desc>bubble.C2:bubble.C200</svg:desc>
                </draw:g>
              </table:table-cell>
              <table:table-cell office:value-type="float" office:value="0.000017">
                <text:p>0.000017</text:p>
                <draw:g>
                  <svg:desc>bubble.D2:bubble.D200</svg:desc>
                </draw:g>
              </table:table-cell>
              <table:table-cell office:value-type="float" office:value="0.000031">
                <text:p>0.000031</text:p>
                <draw:g>
                  <svg:desc>bubble.E2:bubble.E200</svg:desc>
                </draw:g>
              </table:table-cell>
              <table:table-cell office:value-type="float" office:value="0.000025">
                <text:p>0.000025</text:p>
                <draw:g>
                  <svg:desc>bubble.F2:bubble.F200</svg:desc>
                </draw:g>
              </table:table-cell>
              <table:table-cell office:value-type="float" office:value="0.000018">
                <text:p>0.000018</text:p>
                <draw:g>
                  <svg:desc>bubble.G2:bubble.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07">
                <text:p>0.000207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74">
                <text:p>0.000474</text:p>
              </table:table-cell>
              <table:table-cell office:value-type="float" office:value="0.000518">
                <text:p>0.000518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237">
                <text:p>0.000237</text:p>
              </table:table-cell>
              <table:table-cell office:value-type="float" office:value="0.00007">
                <text:p>0.0000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25">
                <text:p>0.000825</text:p>
              </table:table-cell>
              <table:table-cell office:value-type="float" office:value="0.000936">
                <text:p>0.000936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774">
                <text:p>0.001774</text:p>
              </table:table-cell>
              <table:table-cell office:value-type="float" office:value="0.000391">
                <text:p>0.000391</text:p>
              </table:table-cell>
              <table:table-cell office:value-type="float" office:value="0.000605">
                <text:p>0.000605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2">
                <text:p>0.00182</text:p>
              </table:table-cell>
              <table:table-cell office:value-type="float" office:value="0.002186">
                <text:p>0.002186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846">
                <text:p>0.000846</text:p>
              </table:table-cell>
              <table:table-cell office:value-type="float" office:value="0.00015">
                <text:p>0.0001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18">
                <text:p>0.00218</text:p>
              </table:table-cell>
              <table:table-cell office:value-type="float" office:value="0.003085">
                <text:p>0.003085</text:p>
              </table:table-cell>
              <table:table-cell office:value-type="float" office:value="0.000808">
                <text:p>0.000808</text:p>
              </table:table-cell>
              <table:table-cell office:value-type="float" office:value="0.001143">
                <text:p>0.001143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14">
                <text:p>0.003214</text:p>
              </table:table-cell>
              <table:table-cell office:value-type="float" office:value="0.003723">
                <text:p>0.003723</text:p>
              </table:table-cell>
              <table:table-cell office:value-type="float" office:value="0.000993">
                <text:p>0.000993</text:p>
              </table:table-cell>
              <table:table-cell office:value-type="float" office:value="0.001432">
                <text:p>0.001432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942">
                <text:p>0.003942</text:p>
              </table:table-cell>
              <table:table-cell office:value-type="float" office:value="0.004198">
                <text:p>0.004198</text:p>
              </table:table-cell>
              <table:table-cell office:value-type="float" office:value="0.001008">
                <text:p>0.001008</text:p>
              </table:table-cell>
              <table:table-cell office:value-type="float" office:value="0.00179">
                <text:p>0.00179</text:p>
              </table:table-cell>
              <table:table-cell office:value-type="float" office:value="0.000245">
                <text:p>0.000245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17">
                <text:p>0.004317</text:p>
              </table:table-cell>
              <table:table-cell office:value-type="float" office:value="0.004461">
                <text:p>0.004461</text:p>
              </table:table-cell>
              <table:table-cell office:value-type="float" office:value="0.001143">
                <text:p>0.001143</text:p>
              </table:table-cell>
              <table:table-cell office:value-type="float" office:value="0.00245">
                <text:p>0.00245</text:p>
              </table:table-cell>
              <table:table-cell office:value-type="float" office:value="0.000239">
                <text:p>0.000239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423">
                <text:p>0.005423</text:p>
              </table:table-cell>
              <table:table-cell office:value-type="float" office:value="0.005054">
                <text:p>0.005054</text:p>
              </table:table-cell>
              <table:table-cell office:value-type="float" office:value="0.001375">
                <text:p>0.001375</text:p>
              </table:table-cell>
              <table:table-cell office:value-type="float" office:value="0.002724">
                <text:p>0.002724</text:p>
              </table:table-cell>
              <table:table-cell office:value-type="float" office:value="0.000295">
                <text:p>0.00029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711">
                <text:p>0.005711</text:p>
              </table:table-cell>
              <table:table-cell office:value-type="float" office:value="0.005315">
                <text:p>0.005315</text:p>
              </table:table-cell>
              <table:table-cell office:value-type="float" office:value="0.002047">
                <text:p>0.002047</text:p>
              </table:table-cell>
              <table:table-cell office:value-type="float" office:value="0.003107">
                <text:p>0.00310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385">
                <text:p>0.006385</text:p>
              </table:table-cell>
              <table:table-cell office:value-type="float" office:value="0.006475">
                <text:p>0.006475</text:p>
              </table:table-cell>
              <table:table-cell office:value-type="float" office:value="0.002159">
                <text:p>0.002159</text:p>
              </table:table-cell>
              <table:table-cell office:value-type="float" office:value="0.003784">
                <text:p>0.003784</text:p>
              </table:table-cell>
              <table:table-cell office:value-type="float" office:value="0.00036">
                <text:p>0.0003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32">
                <text:p>0.00632</text:p>
              </table:table-cell>
              <table:table-cell office:value-type="float" office:value="0.006608">
                <text:p>0.006608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832">
                <text:p>0.003832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952">
                <text:p>0.007952</text:p>
              </table:table-cell>
              <table:table-cell office:value-type="float" office:value="0.008599">
                <text:p>0.008599</text:p>
              </table:table-cell>
              <table:table-cell office:value-type="float" office:value="0.003736">
                <text:p>0.003736</text:p>
              </table:table-cell>
              <table:table-cell office:value-type="float" office:value="0.004111">
                <text:p>0.004111</text:p>
              </table:table-cell>
              <table:table-cell office:value-type="float" office:value="0.000374">
                <text:p>0.000374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465">
                <text:p>0.008465</text:p>
              </table:table-cell>
              <table:table-cell office:value-type="float" office:value="0.01085">
                <text:p>0.01085</text:p>
              </table:table-cell>
              <table:table-cell office:value-type="float" office:value="0.00372">
                <text:p>0.00372</text:p>
              </table:table-cell>
              <table:table-cell office:value-type="float" office:value="0.005018">
                <text:p>0.005018</text:p>
              </table:table-cell>
              <table:table-cell office:value-type="float" office:value="0.000404">
                <text:p>0.000404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47">
                <text:p>0.010947</text:p>
              </table:table-cell>
              <table:table-cell office:value-type="float" office:value="0.010809">
                <text:p>0.010809</text:p>
              </table:table-cell>
              <table:table-cell office:value-type="float" office:value="0.004191">
                <text:p>0.004191</text:p>
              </table:table-cell>
              <table:table-cell office:value-type="float" office:value="0.005066">
                <text:p>0.005066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541">
                <text:p>0.013541</text:p>
              </table:table-cell>
              <table:table-cell office:value-type="float" office:value="0.012095">
                <text:p>0.012095</text:p>
              </table:table-cell>
              <table:table-cell office:value-type="float" office:value="0.004549">
                <text:p>0.004549</text:p>
              </table:table-cell>
              <table:table-cell office:value-type="float" office:value="0.005273">
                <text:p>0.005273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319">
                <text:p>0.000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523">
                <text:p>0.012523</text:p>
              </table:table-cell>
              <table:table-cell office:value-type="float" office:value="0.012542">
                <text:p>0.012542</text:p>
              </table:table-cell>
              <table:table-cell office:value-type="float" office:value="0.003839">
                <text:p>0.003839</text:p>
              </table:table-cell>
              <table:table-cell office:value-type="float" office:value="0.005737">
                <text:p>0.005737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935">
                <text:p>0.012935</text:p>
              </table:table-cell>
              <table:table-cell office:value-type="float" office:value="0.013656">
                <text:p>0.013656</text:p>
              </table:table-cell>
              <table:table-cell office:value-type="float" office:value="0.003729">
                <text:p>0.003729</text:p>
              </table:table-cell>
              <table:table-cell office:value-type="float" office:value="0.006343">
                <text:p>0.006343</text:p>
              </table:table-cell>
              <table:table-cell office:value-type="float" office:value="0.000525">
                <text:p>0.000525</text:p>
              </table:table-cell>
              <table:table-cell office:value-type="float" office:value="0.000357">
                <text:p>0.000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562">
                <text:p>0.014562</text:p>
              </table:table-cell>
              <table:table-cell office:value-type="float" office:value="0.014863">
                <text:p>0.01486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6605">
                <text:p>0.006605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357">
                <text:p>0.000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098">
                <text:p>0.016098</text:p>
              </table:table-cell>
              <table:table-cell office:value-type="float" office:value="0.016726">
                <text:p>0.016726</text:p>
              </table:table-cell>
              <table:table-cell office:value-type="float" office:value="0.004972">
                <text:p>0.004972</text:p>
              </table:table-cell>
              <table:table-cell office:value-type="float" office:value="0.007616">
                <text:p>0.007616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68">
                <text:p>0.01768</text:p>
              </table:table-cell>
              <table:table-cell office:value-type="float" office:value="0.019958">
                <text:p>0.019958</text:p>
              </table:table-cell>
              <table:table-cell office:value-type="float" office:value="0.00616">
                <text:p>0.00616</text:p>
              </table:table-cell>
              <table:table-cell office:value-type="float" office:value="0.007993">
                <text:p>0.007993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72">
                <text:p>0.01972</text:p>
              </table:table-cell>
              <table:table-cell office:value-type="float" office:value="0.020079">
                <text:p>0.020079</text:p>
              </table:table-cell>
              <table:table-cell office:value-type="float" office:value="0.00502">
                <text:p>0.00502</text:p>
              </table:table-cell>
              <table:table-cell office:value-type="float" office:value="0.008963">
                <text:p>0.008963</text:p>
              </table:table-cell>
              <table:table-cell office:value-type="float" office:value="0.000755">
                <text:p>0.000755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56">
                <text:p>0.02256</text:p>
              </table:table-cell>
              <table:table-cell office:value-type="float" office:value="0.021864">
                <text:p>0.021864</text:p>
              </table:table-cell>
              <table:table-cell office:value-type="float" office:value="0.006321">
                <text:p>0.006321</text:p>
              </table:table-cell>
              <table:table-cell office:value-type="float" office:value="0.009705">
                <text:p>0.009705</text:p>
              </table:table-cell>
              <table:table-cell office:value-type="float" office:value="0.0007">
                <text:p>0.0007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774">
                <text:p>0.023774</text:p>
              </table:table-cell>
              <table:table-cell office:value-type="float" office:value="0.023648">
                <text:p>0.023648</text:p>
              </table:table-cell>
              <table:table-cell office:value-type="float" office:value="0.006551">
                <text:p>0.006551</text:p>
              </table:table-cell>
              <table:table-cell office:value-type="float" office:value="0.010704">
                <text:p>0.010704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773">
                <text:p>0.025773</text:p>
              </table:table-cell>
              <table:table-cell office:value-type="float" office:value="0.026337">
                <text:p>0.026337</text:p>
              </table:table-cell>
              <table:table-cell office:value-type="float" office:value="0.006441">
                <text:p>0.006441</text:p>
              </table:table-cell>
              <table:table-cell office:value-type="float" office:value="0.011326">
                <text:p>0.01132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521">
                <text:p>0.027521</text:p>
              </table:table-cell>
              <table:table-cell office:value-type="float" office:value="0.02855">
                <text:p>0.02855</text:p>
              </table:table-cell>
              <table:table-cell office:value-type="float" office:value="0.007379">
                <text:p>0.007379</text:p>
              </table:table-cell>
              <table:table-cell office:value-type="float" office:value="0.011872">
                <text:p>0.011872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943">
                <text:p>0.029943</text:p>
              </table:table-cell>
              <table:table-cell office:value-type="float" office:value="0.031352">
                <text:p>0.031352</text:p>
              </table:table-cell>
              <table:table-cell office:value-type="float" office:value="0.00722">
                <text:p>0.00722</text:p>
              </table:table-cell>
              <table:table-cell office:value-type="float" office:value="0.012934">
                <text:p>0.012934</text:p>
              </table:table-cell>
              <table:table-cell office:value-type="float" office:value="0.0007">
                <text:p>0.0007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301">
                <text:p>0.031301</text:p>
              </table:table-cell>
              <table:table-cell office:value-type="float" office:value="0.032516">
                <text:p>0.032516</text:p>
              </table:table-cell>
              <table:table-cell office:value-type="float" office:value="0.008448">
                <text:p>0.008448</text:p>
              </table:table-cell>
              <table:table-cell office:value-type="float" office:value="0.013741">
                <text:p>0.013741</text:p>
              </table:table-cell>
              <table:table-cell office:value-type="float" office:value="0.00085">
                <text:p>0.00085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3494">
                <text:p>0.033494</text:p>
              </table:table-cell>
              <table:table-cell office:value-type="float" office:value="0.035202">
                <text:p>0.035202</text:p>
              </table:table-cell>
              <table:table-cell office:value-type="float" office:value="0.008259">
                <text:p>0.008259</text:p>
              </table:table-cell>
              <table:table-cell office:value-type="float" office:value="0.015398">
                <text:p>0.015398</text:p>
              </table:table-cell>
              <table:table-cell office:value-type="float" office:value="0.00095">
                <text:p>0.00095</text:p>
              </table:table-cell>
              <table:table-cell office:value-type="float" office:value="0.000499">
                <text:p>0.000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7703">
                <text:p>0.037703</text:p>
              </table:table-cell>
              <table:table-cell office:value-type="float" office:value="0.037643">
                <text:p>0.037643</text:p>
              </table:table-cell>
              <table:table-cell office:value-type="float" office:value="0.009404">
                <text:p>0.009404</text:p>
              </table:table-cell>
              <table:table-cell office:value-type="float" office:value="0.016587">
                <text:p>0.016587</text:p>
              </table:table-cell>
              <table:table-cell office:value-type="float" office:value="0.000901">
                <text:p>0.000901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8606">
                <text:p>0.038606</text:p>
              </table:table-cell>
              <table:table-cell office:value-type="float" office:value="0.039892">
                <text:p>0.039892</text:p>
              </table:table-cell>
              <table:table-cell office:value-type="float" office:value="0.009268">
                <text:p>0.009268</text:p>
              </table:table-cell>
              <table:table-cell office:value-type="float" office:value="0.01723">
                <text:p>0.01723</text:p>
              </table:table-cell>
              <table:table-cell office:value-type="float" office:value="0.001033">
                <text:p>0.001033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731">
                <text:p>0.040731</text:p>
              </table:table-cell>
              <table:table-cell office:value-type="float" office:value="0.043548">
                <text:p>0.043548</text:p>
              </table:table-cell>
              <table:table-cell office:value-type="float" office:value="0.010483">
                <text:p>0.010483</text:p>
              </table:table-cell>
              <table:table-cell office:value-type="float" office:value="0.017645">
                <text:p>0.017645</text:p>
              </table:table-cell>
              <table:table-cell office:value-type="float" office:value="0.001012">
                <text:p>0.001012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4613">
                <text:p>0.044613</text:p>
              </table:table-cell>
              <table:table-cell office:value-type="float" office:value="0.046777">
                <text:p>0.046777</text:p>
              </table:table-cell>
              <table:table-cell office:value-type="float" office:value="0.011115">
                <text:p>0.011115</text:p>
              </table:table-cell>
              <table:table-cell office:value-type="float" office:value="0.018984">
                <text:p>0.018984</text:p>
              </table:table-cell>
              <table:table-cell office:value-type="float" office:value="0.001041">
                <text:p>0.001041</text:p>
              </table:table-cell>
              <table:table-cell office:value-type="float" office:value="0.000549">
                <text:p>0.000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162">
                <text:p>0.05162</text:p>
              </table:table-cell>
              <table:table-cell office:value-type="float" office:value="0.052757">
                <text:p>0.052757</text:p>
              </table:table-cell>
              <table:table-cell office:value-type="float" office:value="0.011127">
                <text:p>0.011127</text:p>
              </table:table-cell>
              <table:table-cell office:value-type="float" office:value="0.019805">
                <text:p>0.019805</text:p>
              </table:table-cell>
              <table:table-cell office:value-type="float" office:value="0.001091">
                <text:p>0.001091</text:p>
              </table:table-cell>
              <table:table-cell office:value-type="float" office:value="0.000617">
                <text:p>0.000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5177">
                <text:p>0.055177</text:p>
              </table:table-cell>
              <table:table-cell office:value-type="float" office:value="0.055848">
                <text:p>0.055848</text:p>
              </table:table-cell>
              <table:table-cell office:value-type="float" office:value="0.012308">
                <text:p>0.012308</text:p>
              </table:table-cell>
              <table:table-cell office:value-type="float" office:value="0.021084">
                <text:p>0.021084</text:p>
              </table:table-cell>
              <table:table-cell office:value-type="float" office:value="0.00107">
                <text:p>0.00107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558">
                <text:p>0.059558</text:p>
              </table:table-cell>
              <table:table-cell office:value-type="float" office:value="0.060334">
                <text:p>0.060334</text:p>
              </table:table-cell>
              <table:table-cell office:value-type="float" office:value="0.013251">
                <text:p>0.013251</text:p>
              </table:table-cell>
              <table:table-cell office:value-type="float" office:value="0.021924">
                <text:p>0.021924</text:p>
              </table:table-cell>
              <table:table-cell office:value-type="float" office:value="0.000945">
                <text:p>0.000945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6518">
                <text:p>0.066518</text:p>
              </table:table-cell>
              <table:table-cell office:value-type="float" office:value="0.062399">
                <text:p>0.062399</text:p>
              </table:table-cell>
              <table:table-cell office:value-type="float" office:value="0.013535">
                <text:p>0.013535</text:p>
              </table:table-cell>
              <table:table-cell office:value-type="float" office:value="0.023459">
                <text:p>0.023459</text:p>
              </table:table-cell>
              <table:table-cell office:value-type="float" office:value="0.000932">
                <text:p>0.000932</text:p>
              </table:table-cell>
              <table:table-cell office:value-type="float" office:value="0.000643">
                <text:p>0.0006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9335">
                <text:p>0.069335</text:p>
              </table:table-cell>
              <table:table-cell office:value-type="float" office:value="0.06389">
                <text:p>0.06389</text:p>
              </table:table-cell>
              <table:table-cell office:value-type="float" office:value="0.015174">
                <text:p>0.015174</text:p>
              </table:table-cell>
              <table:table-cell office:value-type="float" office:value="0.025027">
                <text:p>0.025027</text:p>
              </table:table-cell>
              <table:table-cell office:value-type="float" office:value="0.00083">
                <text:p>0.00083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363">
                <text:p>0.061363</text:p>
              </table:table-cell>
              <table:table-cell office:value-type="float" office:value="0.065202">
                <text:p>0.065202</text:p>
              </table:table-cell>
              <table:table-cell office:value-type="float" office:value="0.014512">
                <text:p>0.014512</text:p>
              </table:table-cell>
              <table:table-cell office:value-type="float" office:value="0.02573">
                <text:p>0.02573</text:p>
              </table:table-cell>
              <table:table-cell office:value-type="float" office:value="0.000844">
                <text:p>0.000844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5132">
                <text:p>0.065132</text:p>
              </table:table-cell>
              <table:table-cell office:value-type="float" office:value="0.071617">
                <text:p>0.071617</text:p>
              </table:table-cell>
              <table:table-cell office:value-type="float" office:value="0.015632">
                <text:p>0.015632</text:p>
              </table:table-cell>
              <table:table-cell office:value-type="float" office:value="0.027207">
                <text:p>0.027207</text:p>
              </table:table-cell>
              <table:table-cell office:value-type="float" office:value="0.000869">
                <text:p>0.000869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2624">
                <text:p>0.072624</text:p>
              </table:table-cell>
              <table:table-cell office:value-type="float" office:value="0.07876">
                <text:p>0.07876</text:p>
              </table:table-cell>
              <table:table-cell office:value-type="float" office:value="0.016447">
                <text:p>0.016447</text:p>
              </table:table-cell>
              <table:table-cell office:value-type="float" office:value="0.028226">
                <text:p>0.028226</text:p>
              </table:table-cell>
              <table:table-cell office:value-type="float" office:value="0.000892">
                <text:p>0.000892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9606">
                <text:p>0.079606</text:p>
              </table:table-cell>
              <table:table-cell office:value-type="float" office:value="0.090637">
                <text:p>0.090637</text:p>
              </table:table-cell>
              <table:table-cell office:value-type="float" office:value="0.017148">
                <text:p>0.017148</text:p>
              </table:table-cell>
              <table:table-cell office:value-type="float" office:value="0.030031">
                <text:p>0.030031</text:p>
              </table:table-cell>
              <table:table-cell office:value-type="float" office:value="0.00111">
                <text:p>0.00111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5124">
                <text:p>0.085124</text:p>
              </table:table-cell>
              <table:table-cell office:value-type="float" office:value="0.082577">
                <text:p>0.082577</text:p>
              </table:table-cell>
              <table:table-cell office:value-type="float" office:value="0.018186">
                <text:p>0.018186</text:p>
              </table:table-cell>
              <table:table-cell office:value-type="float" office:value="0.030804">
                <text:p>0.030804</text:p>
              </table:table-cell>
              <table:table-cell office:value-type="float" office:value="0.001103">
                <text:p>0.001103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837">
                <text:p>0.090837</text:p>
              </table:table-cell>
              <table:table-cell office:value-type="float" office:value="0.088152">
                <text:p>0.088152</text:p>
              </table:table-cell>
              <table:table-cell office:value-type="float" office:value="0.018452">
                <text:p>0.018452</text:p>
              </table:table-cell>
              <table:table-cell office:value-type="float" office:value="0.032367">
                <text:p>0.032367</text:p>
              </table:table-cell>
              <table:table-cell office:value-type="float" office:value="0.000983">
                <text:p>0.000983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1295">
                <text:p>0.091295</text:p>
              </table:table-cell>
              <table:table-cell office:value-type="float" office:value="0.090921">
                <text:p>0.090921</text:p>
              </table:table-cell>
              <table:table-cell office:value-type="float" office:value="0.019026">
                <text:p>0.019026</text:p>
              </table:table-cell>
              <table:table-cell office:value-type="float" office:value="0.035239">
                <text:p>0.035239</text:p>
              </table:table-cell>
              <table:table-cell office:value-type="float" office:value="0.001021">
                <text:p>0.001021</text:p>
              </table:table-cell>
              <table:table-cell office:value-type="float" office:value="0.000654">
                <text:p>0.000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5772">
                <text:p>0.095772</text:p>
              </table:table-cell>
              <table:table-cell office:value-type="float" office:value="0.097456">
                <text:p>0.097456</text:p>
              </table:table-cell>
              <table:table-cell office:value-type="float" office:value="0.019845">
                <text:p>0.019845</text:p>
              </table:table-cell>
              <table:table-cell office:value-type="float" office:value="0.037294">
                <text:p>0.037294</text:p>
              </table:table-cell>
              <table:table-cell office:value-type="float" office:value="0.000976">
                <text:p>0.000976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7899">
                <text:p>0.097899</text:p>
              </table:table-cell>
              <table:table-cell office:value-type="float" office:value="0.099717">
                <text:p>0.099717</text:p>
              </table:table-cell>
              <table:table-cell office:value-type="float" office:value="0.021324">
                <text:p>0.021324</text:p>
              </table:table-cell>
              <table:table-cell office:value-type="float" office:value="0.039261">
                <text:p>0.039261</text:p>
              </table:table-cell>
              <table:table-cell office:value-type="float" office:value="0.000983">
                <text:p>0.000983</text:p>
              </table:table-cell>
              <table:table-cell office:value-type="float" office:value="0.000622">
                <text:p>0.000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4587">
                <text:p>0.104587</text:p>
              </table:table-cell>
              <table:table-cell office:value-type="float" office:value="0.110506">
                <text:p>0.110506</text:p>
              </table:table-cell>
              <table:table-cell office:value-type="float" office:value="0.022397">
                <text:p>0.022397</text:p>
              </table:table-cell>
              <table:table-cell office:value-type="float" office:value="0.04065">
                <text:p>0.04065</text:p>
              </table:table-cell>
              <table:table-cell office:value-type="float" office:value="0.000961">
                <text:p>0.000961</text:p>
              </table:table-cell>
              <table:table-cell office:value-type="float" office:value="0.000721">
                <text:p>0.000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8934">
                <text:p>0.108934</text:p>
              </table:table-cell>
              <table:table-cell office:value-type="float" office:value="0.106268">
                <text:p>0.106268</text:p>
              </table:table-cell>
              <table:table-cell office:value-type="float" office:value="0.023923">
                <text:p>0.023923</text:p>
              </table:table-cell>
              <table:table-cell office:value-type="float" office:value="0.042191">
                <text:p>0.042191</text:p>
              </table:table-cell>
              <table:table-cell office:value-type="float" office:value="0.000996">
                <text:p>0.000996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1662">
                <text:p>0.111662</text:p>
              </table:table-cell>
              <table:table-cell office:value-type="float" office:value="0.101097">
                <text:p>0.101097</text:p>
              </table:table-cell>
              <table:table-cell office:value-type="float" office:value="0.023947">
                <text:p>0.023947</text:p>
              </table:table-cell>
              <table:table-cell office:value-type="float" office:value="0.044924">
                <text:p>0.044924</text:p>
              </table:table-cell>
              <table:table-cell office:value-type="float" office:value="0.001008">
                <text:p>0.001008</text:p>
              </table:table-cell>
              <table:table-cell office:value-type="float" office:value="0.000652">
                <text:p>0.000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6905">
                <text:p>0.116905</text:p>
              </table:table-cell>
              <table:table-cell office:value-type="float" office:value="0.104393">
                <text:p>0.104393</text:p>
              </table:table-cell>
              <table:table-cell office:value-type="float" office:value="0.024292">
                <text:p>0.024292</text:p>
              </table:table-cell>
              <table:table-cell office:value-type="float" office:value="0.045639">
                <text:p>0.045639</text:p>
              </table:table-cell>
              <table:table-cell office:value-type="float" office:value="0.000987">
                <text:p>0.000987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1">
                <text:p>0.111</text:p>
              </table:table-cell>
              <table:table-cell office:value-type="float" office:value="0.108719">
                <text:p>0.108719</text:p>
              </table:table-cell>
              <table:table-cell office:value-type="float" office:value="0.026008">
                <text:p>0.026008</text:p>
              </table:table-cell>
              <table:table-cell office:value-type="float" office:value="0.044192">
                <text:p>0.044192</text:p>
              </table:table-cell>
              <table:table-cell office:value-type="float" office:value="0.001008">
                <text:p>0.001008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6979">
                <text:p>0.116979</text:p>
              </table:table-cell>
              <table:table-cell office:value-type="float" office:value="0.11865">
                <text:p>0.11865</text:p>
              </table:table-cell>
              <table:table-cell office:value-type="float" office:value="0.026733">
                <text:p>0.026733</text:p>
              </table:table-cell>
              <table:table-cell office:value-type="float" office:value="0.045972">
                <text:p>0.045972</text:p>
              </table:table-cell>
              <table:table-cell office:value-type="float" office:value="0.001045">
                <text:p>0.001045</text:p>
              </table:table-cell>
              <table:table-cell office:value-type="float" office:value="0.000723">
                <text:p>0.000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068">
                <text:p>0.119068</text:p>
              </table:table-cell>
              <table:table-cell office:value-type="float" office:value="0.130221">
                <text:p>0.130221</text:p>
              </table:table-cell>
              <table:table-cell office:value-type="float" office:value="0.028775">
                <text:p>0.028775</text:p>
              </table:table-cell>
              <table:table-cell office:value-type="float" office:value="0.0486">
                <text:p>0.0486</text:p>
              </table:table-cell>
              <table:table-cell office:value-type="float" office:value="0.001038">
                <text:p>0.001038</text:p>
              </table:table-cell>
              <table:table-cell office:value-type="float" office:value="0.000701">
                <text:p>0.000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4131">
                <text:p>0.124131</text:p>
              </table:table-cell>
              <table:table-cell office:value-type="float" office:value="0.124452">
                <text:p>0.124452</text:p>
              </table:table-cell>
              <table:table-cell office:value-type="float" office:value="0.032455">
                <text:p>0.032455</text:p>
              </table:table-cell>
              <table:table-cell office:value-type="float" office:value="0.051149">
                <text:p>0.051149</text:p>
              </table:table-cell>
              <table:table-cell office:value-type="float" office:value="0.001397">
                <text:p>0.001397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8114">
                <text:p>0.128114</text:p>
              </table:table-cell>
              <table:table-cell office:value-type="float" office:value="0.126414">
                <text:p>0.126414</text:p>
              </table:table-cell>
              <table:table-cell office:value-type="float" office:value="0.032035">
                <text:p>0.032035</text:p>
              </table:table-cell>
              <table:table-cell office:value-type="float" office:value="0.053694">
                <text:p>0.053694</text:p>
              </table:table-cell>
              <table:table-cell office:value-type="float" office:value="0.001358">
                <text:p>0.001358</text:p>
              </table:table-cell>
              <table:table-cell office:value-type="float" office:value="0.000707">
                <text:p>0.000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342">
                <text:p>0.13342</text:p>
              </table:table-cell>
              <table:table-cell office:value-type="float" office:value="0.133992">
                <text:p>0.133992</text:p>
              </table:table-cell>
              <table:table-cell office:value-type="float" office:value="0.035353">
                <text:p>0.035353</text:p>
              </table:table-cell>
              <table:table-cell office:value-type="float" office:value="0.058349">
                <text:p>0.058349</text:p>
              </table:table-cell>
              <table:table-cell office:value-type="float" office:value="0.001088">
                <text:p>0.001088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8008">
                <text:p>0.138008</text:p>
              </table:table-cell>
              <table:table-cell office:value-type="float" office:value="0.137586">
                <text:p>0.137586</text:p>
              </table:table-cell>
              <table:table-cell office:value-type="float" office:value="0.035073">
                <text:p>0.035073</text:p>
              </table:table-cell>
              <table:table-cell office:value-type="float" office:value="0.059668">
                <text:p>0.059668</text:p>
              </table:table-cell>
              <table:table-cell office:value-type="float" office:value="0.001107">
                <text:p>0.001107</text:p>
              </table:table-cell>
              <table:table-cell office:value-type="float" office:value="0.000761">
                <text:p>0.000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4894">
                <text:p>0.144894</text:p>
              </table:table-cell>
              <table:table-cell office:value-type="float" office:value="0.137924">
                <text:p>0.137924</text:p>
              </table:table-cell>
              <table:table-cell office:value-type="float" office:value="0.04126">
                <text:p>0.04126</text:p>
              </table:table-cell>
              <table:table-cell office:value-type="float" office:value="0.060229">
                <text:p>0.060229</text:p>
              </table:table-cell>
              <table:table-cell office:value-type="float" office:value="0.001141">
                <text:p>0.001141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7687">
                <text:p>0.147687</text:p>
              </table:table-cell>
              <table:table-cell office:value-type="float" office:value="0.145837">
                <text:p>0.145837</text:p>
              </table:table-cell>
              <table:table-cell office:value-type="float" office:value="0.039211">
                <text:p>0.039211</text:p>
              </table:table-cell>
              <table:table-cell office:value-type="float" office:value="0.061497">
                <text:p>0.061497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7084">
                <text:p>0.157084</text:p>
              </table:table-cell>
              <table:table-cell office:value-type="float" office:value="0.15605">
                <text:p>0.15605</text:p>
              </table:table-cell>
              <table:table-cell office:value-type="float" office:value="0.047263">
                <text:p>0.047263</text:p>
              </table:table-cell>
              <table:table-cell office:value-type="float" office:value="0.063141">
                <text:p>0.063141</text:p>
              </table:table-cell>
              <table:table-cell office:value-type="float" office:value="0.00149">
                <text:p>0.00149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9201">
                <text:p>0.159201</text:p>
              </table:table-cell>
              <table:table-cell office:value-type="float" office:value="0.154832">
                <text:p>0.154832</text:p>
              </table:table-cell>
              <table:table-cell office:value-type="float" office:value="0.036209">
                <text:p>0.036209</text:p>
              </table:table-cell>
              <table:table-cell office:value-type="float" office:value="0.066553">
                <text:p>0.066553</text:p>
              </table:table-cell>
              <table:table-cell office:value-type="float" office:value="0.001262">
                <text:p>0.001262</text:p>
              </table:table-cell>
              <table:table-cell office:value-type="float" office:value="0.000775">
                <text:p>0.000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9246">
                <text:p>0.169246</text:p>
              </table:table-cell>
              <table:table-cell office:value-type="float" office:value="0.159557">
                <text:p>0.159557</text:p>
              </table:table-cell>
              <table:table-cell office:value-type="float" office:value="0.036706">
                <text:p>0.036706</text:p>
              </table:table-cell>
              <table:table-cell office:value-type="float" office:value="0.067483">
                <text:p>0.067483</text:p>
              </table:table-cell>
              <table:table-cell office:value-type="float" office:value="0.001272">
                <text:p>0.001272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88703">
                <text:p>0.188703</text:p>
              </table:table-cell>
              <table:table-cell office:value-type="float" office:value="0.185767">
                <text:p>0.185767</text:p>
              </table:table-cell>
              <table:table-cell office:value-type="float" office:value="0.038377">
                <text:p>0.038377</text:p>
              </table:table-cell>
              <table:table-cell office:value-type="float" office:value="0.06908">
                <text:p>0.06908</text:p>
              </table:table-cell>
              <table:table-cell office:value-type="float" office:value="0.00129">
                <text:p>0.0012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9557">
                <text:p>0.179557</text:p>
              </table:table-cell>
              <table:table-cell office:value-type="float" office:value="0.201539">
                <text:p>0.201539</text:p>
              </table:table-cell>
              <table:table-cell office:value-type="float" office:value="0.03918">
                <text:p>0.03918</text:p>
              </table:table-cell>
              <table:table-cell office:value-type="float" office:value="0.071666">
                <text:p>0.071666</text:p>
              </table:table-cell>
              <table:table-cell office:value-type="float" office:value="0.001446">
                <text:p>0.001446</text:p>
              </table:table-cell>
              <table:table-cell office:value-type="float" office:value="0.000873">
                <text:p>0.000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0976">
                <text:p>0.190976</text:p>
              </table:table-cell>
              <table:table-cell office:value-type="float" office:value="0.202602">
                <text:p>0.202602</text:p>
              </table:table-cell>
              <table:table-cell office:value-type="float" office:value="0.04309">
                <text:p>0.04309</text:p>
              </table:table-cell>
              <table:table-cell office:value-type="float" office:value="0.074907">
                <text:p>0.074907</text:p>
              </table:table-cell>
              <table:table-cell office:value-type="float" office:value="0.001451">
                <text:p>0.001451</text:p>
              </table:table-cell>
              <table:table-cell office:value-type="float" office:value="0.000846">
                <text:p>0.0008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1095">
                <text:p>0.211095</text:p>
              </table:table-cell>
              <table:table-cell office:value-type="float" office:value="0.20342">
                <text:p>0.20342</text:p>
              </table:table-cell>
              <table:table-cell office:value-type="float" office:value="0.044425">
                <text:p>0.044425</text:p>
              </table:table-cell>
              <table:table-cell office:value-type="float" office:value="0.076381">
                <text:p>0.076381</text:p>
              </table:table-cell>
              <table:table-cell office:value-type="float" office:value="0.001302">
                <text:p>0.001302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8545">
                <text:p>0.228545</text:p>
              </table:table-cell>
              <table:table-cell office:value-type="float" office:value="0.201969">
                <text:p>0.201969</text:p>
              </table:table-cell>
              <table:table-cell office:value-type="float" office:value="0.055072">
                <text:p>0.055072</text:p>
              </table:table-cell>
              <table:table-cell office:value-type="float" office:value="0.078051">
                <text:p>0.078051</text:p>
              </table:table-cell>
              <table:table-cell office:value-type="float" office:value="0.001305">
                <text:p>0.001305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2331">
                <text:p>0.222331</text:p>
              </table:table-cell>
              <table:table-cell office:value-type="float" office:value="0.205455">
                <text:p>0.205455</text:p>
              </table:table-cell>
              <table:table-cell office:value-type="float" office:value="0.053784">
                <text:p>0.053784</text:p>
              </table:table-cell>
              <table:table-cell office:value-type="float" office:value="0.080643">
                <text:p>0.080643</text:p>
              </table:table-cell>
              <table:table-cell office:value-type="float" office:value="0.001289">
                <text:p>0.001289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1564">
                <text:p>0.221564</text:p>
              </table:table-cell>
              <table:table-cell office:value-type="float" office:value="0.241577">
                <text:p>0.241577</text:p>
              </table:table-cell>
              <table:table-cell office:value-type="float" office:value="0.055083">
                <text:p>0.055083</text:p>
              </table:table-cell>
              <table:table-cell office:value-type="float" office:value="0.080987">
                <text:p>0.080987</text:p>
              </table:table-cell>
              <table:table-cell office:value-type="float" office:value="0.001305">
                <text:p>0.001305</text:p>
              </table:table-cell>
              <table:table-cell office:value-type="float" office:value="0.000862">
                <text:p>0.000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0852">
                <text:p>0.210852</text:p>
              </table:table-cell>
              <table:table-cell office:value-type="float" office:value="0.202419">
                <text:p>0.202419</text:p>
              </table:table-cell>
              <table:table-cell office:value-type="float" office:value="0.059358">
                <text:p>0.059358</text:p>
              </table:table-cell>
              <table:table-cell office:value-type="float" office:value="0.080611">
                <text:p>0.080611</text:p>
              </table:table-cell>
              <table:table-cell office:value-type="float" office:value="0.001358">
                <text:p>0.001358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4324">
                <text:p>0.234324</text:p>
              </table:table-cell>
              <table:table-cell office:value-type="float" office:value="0.23218">
                <text:p>0.23218</text:p>
              </table:table-cell>
              <table:table-cell office:value-type="float" office:value="0.052334">
                <text:p>0.052334</text:p>
              </table:table-cell>
              <table:table-cell office:value-type="float" office:value="0.084141">
                <text:p>0.084141</text:p>
              </table:table-cell>
              <table:table-cell office:value-type="float" office:value="0.001352">
                <text:p>0.001352</text:p>
              </table:table-cell>
              <table:table-cell office:value-type="float" office:value="0.000911">
                <text:p>0.000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3164">
                <text:p>0.233164</text:p>
              </table:table-cell>
              <table:table-cell office:value-type="float" office:value="0.228639">
                <text:p>0.228639</text:p>
              </table:table-cell>
              <table:table-cell office:value-type="float" office:value="0.056144">
                <text:p>0.056144</text:p>
              </table:table-cell>
              <table:table-cell office:value-type="float" office:value="0.085991">
                <text:p>0.085991</text:p>
              </table:table-cell>
              <table:table-cell office:value-type="float" office:value="0.001417">
                <text:p>0.001417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1298">
                <text:p>0.241298</text:p>
              </table:table-cell>
              <table:table-cell office:value-type="float" office:value="0.233604">
                <text:p>0.233604</text:p>
              </table:table-cell>
              <table:table-cell office:value-type="float" office:value="0.055499">
                <text:p>0.055499</text:p>
              </table:table-cell>
              <table:table-cell office:value-type="float" office:value="0.08867">
                <text:p>0.08867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8662">
                <text:p>0.248662</text:p>
              </table:table-cell>
              <table:table-cell office:value-type="float" office:value="0.246824">
                <text:p>0.246824</text:p>
              </table:table-cell>
              <table:table-cell office:value-type="float" office:value="0.05962">
                <text:p>0.05962</text:p>
              </table:table-cell>
              <table:table-cell office:value-type="float" office:value="0.093559">
                <text:p>0.093559</text:p>
              </table:table-cell>
              <table:table-cell office:value-type="float" office:value="0.001677">
                <text:p>0.001677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0666">
                <text:p>0.250666</text:p>
              </table:table-cell>
              <table:table-cell office:value-type="float" office:value="0.241743">
                <text:p>0.241743</text:p>
              </table:table-cell>
              <table:table-cell office:value-type="float" office:value="0.059622">
                <text:p>0.059622</text:p>
              </table:table-cell>
              <table:table-cell office:value-type="float" office:value="0.09243">
                <text:p>0.09243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8404">
                <text:p>0.268404</text:p>
              </table:table-cell>
              <table:table-cell office:value-type="float" office:value="0.236628">
                <text:p>0.236628</text:p>
              </table:table-cell>
              <table:table-cell office:value-type="float" office:value="0.061571">
                <text:p>0.061571</text:p>
              </table:table-cell>
              <table:table-cell office:value-type="float" office:value="0.095681">
                <text:p>0.095681</text:p>
              </table:table-cell>
              <table:table-cell office:value-type="float" office:value="0.001479">
                <text:p>0.00147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287">
                <text:p>0.254287</text:p>
              </table:table-cell>
              <table:table-cell office:value-type="float" office:value="0.241324">
                <text:p>0.241324</text:p>
              </table:table-cell>
              <table:table-cell office:value-type="float" office:value="0.064992">
                <text:p>0.064992</text:p>
              </table:table-cell>
              <table:table-cell office:value-type="float" office:value="0.101102">
                <text:p>0.101102</text:p>
              </table:table-cell>
              <table:table-cell office:value-type="float" office:value="0.001464">
                <text:p>0.001464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0912">
                <text:p>0.260912</text:p>
              </table:table-cell>
              <table:table-cell office:value-type="float" office:value="0.251415">
                <text:p>0.251415</text:p>
              </table:table-cell>
              <table:table-cell office:value-type="float" office:value="0.064186">
                <text:p>0.064186</text:p>
              </table:table-cell>
              <table:table-cell office:value-type="float" office:value="0.100237">
                <text:p>0.100237</text:p>
              </table:table-cell>
              <table:table-cell office:value-type="float" office:value="0.001523">
                <text:p>0.001523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124">
                <text:p>0.27124</text:p>
              </table:table-cell>
              <table:table-cell office:value-type="float" office:value="0.253999">
                <text:p>0.253999</text:p>
              </table:table-cell>
              <table:table-cell office:value-type="float" office:value="0.066623">
                <text:p>0.066623</text:p>
              </table:table-cell>
              <table:table-cell office:value-type="float" office:value="0.104191">
                <text:p>0.104191</text:p>
              </table:table-cell>
              <table:table-cell office:value-type="float" office:value="0.001496">
                <text:p>0.00149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7504">
                <text:p>0.277504</text:p>
              </table:table-cell>
              <table:table-cell office:value-type="float" office:value="0.268038">
                <text:p>0.268038</text:p>
              </table:table-cell>
              <table:table-cell office:value-type="float" office:value="0.069318">
                <text:p>0.069318</text:p>
              </table:table-cell>
              <table:table-cell office:value-type="float" office:value="0.104253">
                <text:p>0.104253</text:p>
              </table:table-cell>
              <table:table-cell office:value-type="float" office:value="0.001522">
                <text:p>0.001522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5621">
                <text:p>0.285621</text:p>
              </table:table-cell>
              <table:table-cell office:value-type="float" office:value="0.269787">
                <text:p>0.269787</text:p>
              </table:table-cell>
              <table:table-cell office:value-type="float" office:value="0.073322">
                <text:p>0.073322</text:p>
              </table:table-cell>
              <table:table-cell office:value-type="float" office:value="0.106268">
                <text:p>0.106268</text:p>
              </table:table-cell>
              <table:table-cell office:value-type="float" office:value="0.001594">
                <text:p>0.001594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7864">
                <text:p>0.287864</text:p>
              </table:table-cell>
              <table:table-cell office:value-type="float" office:value="0.279148">
                <text:p>0.279148</text:p>
              </table:table-cell>
              <table:table-cell office:value-type="float" office:value="0.064968">
                <text:p>0.064968</text:p>
              </table:table-cell>
              <table:table-cell office:value-type="float" office:value="0.10987">
                <text:p>0.10987</text:p>
              </table:table-cell>
              <table:table-cell office:value-type="float" office:value="0.001563">
                <text:p>0.001563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626">
                <text:p>0.29626</text:p>
              </table:table-cell>
              <table:table-cell office:value-type="float" office:value="0.284066">
                <text:p>0.284066</text:p>
              </table:table-cell>
              <table:table-cell office:value-type="float" office:value="0.064149">
                <text:p>0.064149</text:p>
              </table:table-cell>
              <table:table-cell office:value-type="float" office:value="0.111927">
                <text:p>0.111927</text:p>
              </table:table-cell>
              <table:table-cell office:value-type="float" office:value="0.001906">
                <text:p>0.001906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4967">
                <text:p>0.304967</text:p>
              </table:table-cell>
              <table:table-cell office:value-type="float" office:value="0.289474">
                <text:p>0.289474</text:p>
              </table:table-cell>
              <table:table-cell office:value-type="float" office:value="0.066096">
                <text:p>0.066096</text:p>
              </table:table-cell>
              <table:table-cell office:value-type="float" office:value="0.114926">
                <text:p>0.114926</text:p>
              </table:table-cell>
              <table:table-cell office:value-type="float" office:value="0.001608">
                <text:p>0.001608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0896">
                <text:p>0.310896</text:p>
              </table:table-cell>
              <table:table-cell office:value-type="float" office:value="0.301202">
                <text:p>0.301202</text:p>
              </table:table-cell>
              <table:table-cell office:value-type="float" office:value="0.068578">
                <text:p>0.068578</text:p>
              </table:table-cell>
              <table:table-cell office:value-type="float" office:value="0.12311">
                <text:p>0.12311</text:p>
              </table:table-cell>
              <table:table-cell office:value-type="float" office:value="0.001629">
                <text:p>0.001629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76">
                <text:p>0.3176</text:p>
              </table:table-cell>
              <table:table-cell office:value-type="float" office:value="0.299928">
                <text:p>0.299928</text:p>
              </table:table-cell>
              <table:table-cell office:value-type="float" office:value="0.06982">
                <text:p>0.06982</text:p>
              </table:table-cell>
              <table:table-cell office:value-type="float" office:value="0.120459">
                <text:p>0.120459</text:p>
              </table:table-cell>
              <table:table-cell office:value-type="float" office:value="0.001648">
                <text:p>0.001648</text:p>
              </table:table-cell>
              <table:table-cell office:value-type="float" office:value="0.001248">
                <text:p>0.001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9802">
                <text:p>0.329802</text:p>
              </table:table-cell>
              <table:table-cell office:value-type="float" office:value="0.308959">
                <text:p>0.308959</text:p>
              </table:table-cell>
              <table:table-cell office:value-type="float" office:value="0.071499">
                <text:p>0.071499</text:p>
              </table:table-cell>
              <table:table-cell office:value-type="float" office:value="0.124226">
                <text:p>0.124226</text:p>
              </table:table-cell>
              <table:table-cell office:value-type="float" office:value="0.001666">
                <text:p>0.001666</text:p>
              </table:table-cell>
              <table:table-cell office:value-type="float" office:value="0.001166">
                <text:p>0.00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4884">
                <text:p>0.334884</text:p>
              </table:table-cell>
              <table:table-cell office:value-type="float" office:value="0.318231">
                <text:p>0.318231</text:p>
              </table:table-cell>
              <table:table-cell office:value-type="float" office:value="0.076812">
                <text:p>0.076812</text:p>
              </table:table-cell>
              <table:table-cell office:value-type="float" office:value="0.126268">
                <text:p>0.126268</text:p>
              </table:table-cell>
              <table:table-cell office:value-type="float" office:value="0.001803">
                <text:p>0.001803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2296">
                <text:p>0.342296</text:p>
              </table:table-cell>
              <table:table-cell office:value-type="float" office:value="0.328189">
                <text:p>0.328189</text:p>
              </table:table-cell>
              <table:table-cell office:value-type="float" office:value="0.07675">
                <text:p>0.07675</text:p>
              </table:table-cell>
              <table:table-cell office:value-type="float" office:value="0.128798">
                <text:p>0.128798</text:p>
              </table:table-cell>
              <table:table-cell office:value-type="float" office:value="0.002147">
                <text:p>0.002147</text:p>
              </table:table-cell>
              <table:table-cell office:value-type="float" office:value="0.001151">
                <text:p>0.001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2668">
                <text:p>0.352668</text:p>
              </table:table-cell>
              <table:table-cell office:value-type="float" office:value="0.333144">
                <text:p>0.333144</text:p>
              </table:table-cell>
              <table:table-cell office:value-type="float" office:value="0.078537">
                <text:p>0.078537</text:p>
              </table:table-cell>
              <table:table-cell office:value-type="float" office:value="0.131437">
                <text:p>0.131437</text:p>
              </table:table-cell>
              <table:table-cell office:value-type="float" office:value="0.001983">
                <text:p>0.001983</text:p>
              </table:table-cell>
              <table:table-cell office:value-type="float" office:value="0.001144">
                <text:p>0.001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0428">
                <text:p>0.360428</text:p>
              </table:table-cell>
              <table:table-cell office:value-type="float" office:value="0.341248">
                <text:p>0.341248</text:p>
              </table:table-cell>
              <table:table-cell office:value-type="float" office:value="0.07893">
                <text:p>0.07893</text:p>
              </table:table-cell>
              <table:table-cell office:value-type="float" office:value="0.135312">
                <text:p>0.135312</text:p>
              </table:table-cell>
              <table:table-cell office:value-type="float" office:value="0.001983">
                <text:p>0.001983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9565">
                <text:p>0.369565</text:p>
              </table:table-cell>
              <table:table-cell office:value-type="float" office:value="0.345627">
                <text:p>0.345627</text:p>
              </table:table-cell>
              <table:table-cell office:value-type="float" office:value="0.084573">
                <text:p>0.084573</text:p>
              </table:table-cell>
              <table:table-cell office:value-type="float" office:value="0.145465">
                <text:p>0.145465</text:p>
              </table:table-cell>
              <table:table-cell office:value-type="float" office:value="0.001813">
                <text:p>0.001813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8199">
                <text:p>0.378199</text:p>
              </table:table-cell>
              <table:table-cell office:value-type="float" office:value="0.3463">
                <text:p>0.3463</text:p>
              </table:table-cell>
              <table:table-cell office:value-type="float" office:value="0.103071">
                <text:p>0.103071</text:p>
              </table:table-cell>
              <table:table-cell office:value-type="float" office:value="0.159567">
                <text:p>0.159567</text:p>
              </table:table-cell>
              <table:table-cell office:value-type="float" office:value="0.001886">
                <text:p>0.001886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1346">
                <text:p>0.381346</text:p>
              </table:table-cell>
              <table:table-cell office:value-type="float" office:value="0.360375">
                <text:p>0.360375</text:p>
              </table:table-cell>
              <table:table-cell office:value-type="float" office:value="0.117006">
                <text:p>0.117006</text:p>
              </table:table-cell>
              <table:table-cell office:value-type="float" office:value="0.170308">
                <text:p>0.170308</text:p>
              </table:table-cell>
              <table:table-cell office:value-type="float" office:value="0.001814">
                <text:p>0.001814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5351">
                <text:p>0.385351</text:p>
              </table:table-cell>
              <table:table-cell office:value-type="float" office:value="0.369617">
                <text:p>0.369617</text:p>
              </table:table-cell>
              <table:table-cell office:value-type="float" office:value="0.108733">
                <text:p>0.108733</text:p>
              </table:table-cell>
              <table:table-cell office:value-type="float" office:value="0.170697">
                <text:p>0.170697</text:p>
              </table:table-cell>
              <table:table-cell office:value-type="float" office:value="0.001852">
                <text:p>0.001852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946">
                <text:p>0.40946</text:p>
              </table:table-cell>
              <table:table-cell office:value-type="float" office:value="0.370452">
                <text:p>0.370452</text:p>
              </table:table-cell>
              <table:table-cell office:value-type="float" office:value="0.109889">
                <text:p>0.109889</text:p>
              </table:table-cell>
              <table:table-cell office:value-type="float" office:value="0.164102">
                <text:p>0.164102</text:p>
              </table:table-cell>
              <table:table-cell office:value-type="float" office:value="0.00193">
                <text:p>0.00193</text:p>
              </table:table-cell>
              <table:table-cell office:value-type="float" office:value="0.001169">
                <text:p>0.0011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806">
                <text:p>0.416806</text:p>
              </table:table-cell>
              <table:table-cell office:value-type="float" office:value="0.383245">
                <text:p>0.383245</text:p>
              </table:table-cell>
              <table:table-cell office:value-type="float" office:value="0.111822">
                <text:p>0.111822</text:p>
              </table:table-cell>
              <table:table-cell office:value-type="float" office:value="0.161364">
                <text:p>0.161364</text:p>
              </table:table-cell>
              <table:table-cell office:value-type="float" office:value="0.002052">
                <text:p>0.002052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17171">
                <text:p>0.417171</text:p>
              </table:table-cell>
              <table:table-cell office:value-type="float" office:value="0.400207">
                <text:p>0.400207</text:p>
              </table:table-cell>
              <table:table-cell office:value-type="float" office:value="0.113235">
                <text:p>0.113235</text:p>
              </table:table-cell>
              <table:table-cell office:value-type="float" office:value="0.15743">
                <text:p>0.15743</text:p>
              </table:table-cell>
              <table:table-cell office:value-type="float" office:value="0.00213">
                <text:p>0.00213</text:p>
              </table:table-cell>
              <table:table-cell office:value-type="float" office:value="0.001551">
                <text:p>0.0015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4403">
                <text:p>0.424403</text:p>
              </table:table-cell>
              <table:table-cell office:value-type="float" office:value="0.408942">
                <text:p>0.408942</text:p>
              </table:table-cell>
              <table:table-cell office:value-type="float" office:value="0.114067">
                <text:p>0.114067</text:p>
              </table:table-cell>
              <table:table-cell office:value-type="float" office:value="0.158526">
                <text:p>0.158526</text:p>
              </table:table-cell>
              <table:table-cell office:value-type="float" office:value="0.001923">
                <text:p>0.001923</text:p>
              </table:table-cell>
              <table:table-cell office:value-type="float" office:value="0.001341">
                <text:p>0.0013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6011">
                <text:p>0.436011</text:p>
              </table:table-cell>
              <table:table-cell office:value-type="float" office:value="0.411297">
                <text:p>0.411297</text:p>
              </table:table-cell>
              <table:table-cell office:value-type="float" office:value="0.116133">
                <text:p>0.116133</text:p>
              </table:table-cell>
              <table:table-cell office:value-type="float" office:value="0.16249">
                <text:p>0.16249</text:p>
              </table:table-cell>
              <table:table-cell office:value-type="float" office:value="0.001971">
                <text:p>0.001971</text:p>
              </table:table-cell>
              <table:table-cell office:value-type="float" office:value="0.001356">
                <text:p>0.001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9158">
                <text:p>0.439158</text:p>
              </table:table-cell>
              <table:table-cell office:value-type="float" office:value="0.419332">
                <text:p>0.419332</text:p>
              </table:table-cell>
              <table:table-cell office:value-type="float" office:value="0.100579">
                <text:p>0.100579</text:p>
              </table:table-cell>
              <table:table-cell office:value-type="float" office:value="0.166025">
                <text:p>0.166025</text:p>
              </table:table-cell>
              <table:table-cell office:value-type="float" office:value="0.001939">
                <text:p>0.001939</text:p>
              </table:table-cell>
              <table:table-cell office:value-type="float" office:value="0.001328">
                <text:p>0.001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81">
                <text:p>0.4481</text:p>
              </table:table-cell>
              <table:table-cell office:value-type="float" office:value="0.429749">
                <text:p>0.429749</text:p>
              </table:table-cell>
              <table:table-cell office:value-type="float" office:value="0.099973">
                <text:p>0.099973</text:p>
              </table:table-cell>
              <table:table-cell office:value-type="float" office:value="0.168465">
                <text:p>0.168465</text:p>
              </table:table-cell>
              <table:table-cell office:value-type="float" office:value="0.001994">
                <text:p>0.001994</text:p>
              </table:table-cell>
              <table:table-cell office:value-type="float" office:value="0.001425">
                <text:p>0.0014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52935">
                <text:p>0.452935</text:p>
              </table:table-cell>
              <table:table-cell office:value-type="float" office:value="0.437645">
                <text:p>0.437645</text:p>
              </table:table-cell>
              <table:table-cell office:value-type="float" office:value="0.101183">
                <text:p>0.101183</text:p>
              </table:table-cell>
              <table:table-cell office:value-type="float" office:value="0.171712">
                <text:p>0.171712</text:p>
              </table:table-cell>
              <table:table-cell office:value-type="float" office:value="0.002004">
                <text:p>0.002004</text:p>
              </table:table-cell>
              <table:table-cell office:value-type="float" office:value="0.001283">
                <text:p>0.0012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69352">
                <text:p>0.469352</text:p>
              </table:table-cell>
              <table:table-cell office:value-type="float" office:value="0.4435">
                <text:p>0.4435</text:p>
              </table:table-cell>
              <table:table-cell office:value-type="float" office:value="0.102697">
                <text:p>0.102697</text:p>
              </table:table-cell>
              <table:table-cell office:value-type="float" office:value="0.1752">
                <text:p>0.1752</text:p>
              </table:table-cell>
              <table:table-cell office:value-type="float" office:value="0.002301">
                <text:p>0.002301</text:p>
              </table:table-cell>
              <table:table-cell office:value-type="float" office:value="0.001413">
                <text:p>0.001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5939">
                <text:p>0.475939</text:p>
              </table:table-cell>
              <table:table-cell office:value-type="float" office:value="0.443061">
                <text:p>0.443061</text:p>
              </table:table-cell>
              <table:table-cell office:value-type="float" office:value="0.105045">
                <text:p>0.105045</text:p>
              </table:table-cell>
              <table:table-cell office:value-type="float" office:value="0.17777">
                <text:p>0.17777</text:p>
              </table:table-cell>
              <table:table-cell office:value-type="float" office:value="0.002373">
                <text:p>0.002373</text:p>
              </table:table-cell>
              <table:table-cell office:value-type="float" office:value="0.001284">
                <text:p>0.001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8313">
                <text:p>0.488313</text:p>
              </table:table-cell>
              <table:table-cell office:value-type="float" office:value="0.480295">
                <text:p>0.480295</text:p>
              </table:table-cell>
              <table:table-cell office:value-type="float" office:value="0.108345">
                <text:p>0.108345</text:p>
              </table:table-cell>
              <table:table-cell office:value-type="float" office:value="0.18289">
                <text:p>0.18289</text:p>
              </table:table-cell>
              <table:table-cell office:value-type="float" office:value="0.002251">
                <text:p>0.002251</text:p>
              </table:table-cell>
              <table:table-cell office:value-type="float" office:value="0.001347">
                <text:p>0.001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5641">
                <text:p>0.495641</text:p>
              </table:table-cell>
              <table:table-cell office:value-type="float" office:value="0.468887">
                <text:p>0.468887</text:p>
              </table:table-cell>
              <table:table-cell office:value-type="float" office:value="0.10857">
                <text:p>0.10857</text:p>
              </table:table-cell>
              <table:table-cell office:value-type="float" office:value="0.185959">
                <text:p>0.185959</text:p>
              </table:table-cell>
              <table:table-cell office:value-type="float" office:value="0.002254">
                <text:p>0.002254</text:p>
              </table:table-cell>
              <table:table-cell office:value-type="float" office:value="0.001336">
                <text:p>0.0013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03826">
                <text:p>0.503826</text:p>
              </table:table-cell>
              <table:table-cell office:value-type="float" office:value="0.480245">
                <text:p>0.480245</text:p>
              </table:table-cell>
              <table:table-cell office:value-type="float" office:value="0.109362">
                <text:p>0.109362</text:p>
              </table:table-cell>
              <table:table-cell office:value-type="float" office:value="0.189179">
                <text:p>0.189179</text:p>
              </table:table-cell>
              <table:table-cell office:value-type="float" office:value="0.002579">
                <text:p>0.002579</text:p>
              </table:table-cell>
              <table:table-cell office:value-type="float" office:value="0.001498">
                <text:p>0.0014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5021">
                <text:p>0.515021</text:p>
              </table:table-cell>
              <table:table-cell office:value-type="float" office:value="0.487683">
                <text:p>0.487683</text:p>
              </table:table-cell>
              <table:table-cell office:value-type="float" office:value="0.110875">
                <text:p>0.110875</text:p>
              </table:table-cell>
              <table:table-cell office:value-type="float" office:value="0.192761">
                <text:p>0.192761</text:p>
              </table:table-cell>
              <table:table-cell office:value-type="float" office:value="0.002609">
                <text:p>0.002609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716">
                <text:p>0.51716</text:p>
              </table:table-cell>
              <table:table-cell office:value-type="float" office:value="0.49243">
                <text:p>0.49243</text:p>
              </table:table-cell>
              <table:table-cell office:value-type="float" office:value="0.130921">
                <text:p>0.130921</text:p>
              </table:table-cell>
              <table:table-cell office:value-type="float" office:value="0.196775">
                <text:p>0.196775</text:p>
              </table:table-cell>
              <table:table-cell office:value-type="float" office:value="0.002619">
                <text:p>0.002619</text:p>
              </table:table-cell>
              <table:table-cell office:value-type="float" office:value="0.001644">
                <text:p>0.0016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30253">
                <text:p>0.530253</text:p>
              </table:table-cell>
              <table:table-cell office:value-type="float" office:value="0.501974">
                <text:p>0.501974</text:p>
              </table:table-cell>
              <table:table-cell office:value-type="float" office:value="0.113997">
                <text:p>0.113997</text:p>
              </table:table-cell>
              <table:table-cell office:value-type="float" office:value="0.198565">
                <text:p>0.198565</text:p>
              </table:table-cell>
              <table:table-cell office:value-type="float" office:value="0.002755">
                <text:p>0.002755</text:p>
              </table:table-cell>
              <table:table-cell office:value-type="float" office:value="0.001713">
                <text:p>0.001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037">
                <text:p>0.54037</text:p>
              </table:table-cell>
              <table:table-cell office:value-type="float" office:value="0.511638">
                <text:p>0.511638</text:p>
              </table:table-cell>
              <table:table-cell office:value-type="float" office:value="0.117794">
                <text:p>0.117794</text:p>
              </table:table-cell>
              <table:table-cell office:value-type="float" office:value="0.203516">
                <text:p>0.203516</text:p>
              </table:table-cell>
              <table:table-cell office:value-type="float" office:value="0.002229">
                <text:p>0.002229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06552">
                <text:p>0.606552</text:p>
              </table:table-cell>
              <table:table-cell office:value-type="float" office:value="0.517042">
                <text:p>0.517042</text:p>
              </table:table-cell>
              <table:table-cell office:value-type="float" office:value="0.118347">
                <text:p>0.118347</text:p>
              </table:table-cell>
              <table:table-cell office:value-type="float" office:value="0.204975">
                <text:p>0.204975</text:p>
              </table:table-cell>
              <table:table-cell office:value-type="float" office:value="0.002252">
                <text:p>0.002252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8057">
                <text:p>0.618057</text:p>
              </table:table-cell>
              <table:table-cell office:value-type="float" office:value="0.529911">
                <text:p>0.529911</text:p>
              </table:table-cell>
              <table:table-cell office:value-type="float" office:value="0.128166">
                <text:p>0.128166</text:p>
              </table:table-cell>
              <table:table-cell office:value-type="float" office:value="0.2089">
                <text:p>0.2089</text:p>
              </table:table-cell>
              <table:table-cell office:value-type="float" office:value="0.002236">
                <text:p>0.002236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21655">
                <text:p>0.621655</text:p>
              </table:table-cell>
              <table:table-cell office:value-type="float" office:value="0.541135">
                <text:p>0.541135</text:p>
              </table:table-cell>
              <table:table-cell office:value-type="float" office:value="0.124921">
                <text:p>0.124921</text:p>
              </table:table-cell>
              <table:table-cell office:value-type="float" office:value="0.212922">
                <text:p>0.212922</text:p>
              </table:table-cell>
              <table:table-cell office:value-type="float" office:value="0.002436">
                <text:p>0.002436</text:p>
              </table:table-cell>
              <table:table-cell office:value-type="float" office:value="0.001584">
                <text:p>0.0015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05426">
                <text:p>0.605426</text:p>
              </table:table-cell>
              <table:table-cell office:value-type="float" office:value="0.555739">
                <text:p>0.555739</text:p>
              </table:table-cell>
              <table:table-cell office:value-type="float" office:value="0.129966">
                <text:p>0.129966</text:p>
              </table:table-cell>
              <table:table-cell office:value-type="float" office:value="0.215275">
                <text:p>0.215275</text:p>
              </table:table-cell>
              <table:table-cell office:value-type="float" office:value="0.002539">
                <text:p>0.002539</text:p>
              </table:table-cell>
              <table:table-cell office:value-type="float" office:value="0.001427">
                <text:p>0.001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0137">
                <text:p>0.730137</text:p>
              </table:table-cell>
              <table:table-cell office:value-type="float" office:value="0.544149">
                <text:p>0.544149</text:p>
              </table:table-cell>
              <table:table-cell office:value-type="float" office:value="0.131926">
                <text:p>0.131926</text:p>
              </table:table-cell>
              <table:table-cell office:value-type="float" office:value="0.220051">
                <text:p>0.220051</text:p>
              </table:table-cell>
              <table:table-cell office:value-type="float" office:value="0.002427">
                <text:p>0.002427</text:p>
              </table:table-cell>
              <table:table-cell office:value-type="float" office:value="0.001555">
                <text:p>0.0015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88427">
                <text:p>0.688427</text:p>
              </table:table-cell>
              <table:table-cell office:value-type="float" office:value="0.551679">
                <text:p>0.551679</text:p>
              </table:table-cell>
              <table:table-cell office:value-type="float" office:value="0.130275">
                <text:p>0.130275</text:p>
              </table:table-cell>
              <table:table-cell office:value-type="float" office:value="0.223651">
                <text:p>0.223651</text:p>
              </table:table-cell>
              <table:table-cell office:value-type="float" office:value="0.002369">
                <text:p>0.002369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6526">
                <text:p>0.676526</text:p>
              </table:table-cell>
              <table:table-cell office:value-type="float" office:value="0.570542">
                <text:p>0.570542</text:p>
              </table:table-cell>
              <table:table-cell office:value-type="float" office:value="0.13809">
                <text:p>0.13809</text:p>
              </table:table-cell>
              <table:table-cell office:value-type="float" office:value="0.228425">
                <text:p>0.228425</text:p>
              </table:table-cell>
              <table:table-cell office:value-type="float" office:value="0.002318">
                <text:p>0.002318</text:p>
              </table:table-cell>
              <table:table-cell office:value-type="float" office:value="0.001634">
                <text:p>0.001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22451">
                <text:p>0.622451</text:p>
              </table:table-cell>
              <table:table-cell office:value-type="float" office:value="0.576256">
                <text:p>0.576256</text:p>
              </table:table-cell>
              <table:table-cell office:value-type="float" office:value="0.131905">
                <text:p>0.131905</text:p>
              </table:table-cell>
              <table:table-cell office:value-type="float" office:value="0.230692">
                <text:p>0.230692</text:p>
              </table:table-cell>
              <table:table-cell office:value-type="float" office:value="0.002356">
                <text:p>0.002356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9605">
                <text:p>0.629605</text:p>
              </table:table-cell>
              <table:table-cell office:value-type="float" office:value="0.590421">
                <text:p>0.590421</text:p>
              </table:table-cell>
              <table:table-cell office:value-type="float" office:value="0.140213">
                <text:p>0.140213</text:p>
              </table:table-cell>
              <table:table-cell office:value-type="float" office:value="0.233423">
                <text:p>0.233423</text:p>
              </table:table-cell>
              <table:table-cell office:value-type="float" office:value="0.002753">
                <text:p>0.002753</text:p>
              </table:table-cell>
              <table:table-cell office:value-type="float" office:value="0.001661">
                <text:p>0.001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47296">
                <text:p>0.647296</text:p>
              </table:table-cell>
              <table:table-cell office:value-type="float" office:value="0.603859">
                <text:p>0.603859</text:p>
              </table:table-cell>
              <table:table-cell office:value-type="float" office:value="0.148211">
                <text:p>0.148211</text:p>
              </table:table-cell>
              <table:table-cell office:value-type="float" office:value="0.278272">
                <text:p>0.278272</text:p>
              </table:table-cell>
              <table:table-cell office:value-type="float" office:value="0.002404">
                <text:p>0.002404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57377">
                <text:p>0.657377</text:p>
              </table:table-cell>
              <table:table-cell office:value-type="float" office:value="0.613991">
                <text:p>0.613991</text:p>
              </table:table-cell>
              <table:table-cell office:value-type="float" office:value="0.142273">
                <text:p>0.142273</text:p>
              </table:table-cell>
              <table:table-cell office:value-type="float" office:value="0.245143">
                <text:p>0.245143</text:p>
              </table:table-cell>
              <table:table-cell office:value-type="float" office:value="0.002399">
                <text:p>0.002399</text:p>
              </table:table-cell>
              <table:table-cell office:value-type="float" office:value="0.001621">
                <text:p>0.001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7028">
                <text:p>0.727028</text:p>
              </table:table-cell>
              <table:table-cell office:value-type="float" office:value="0.619558">
                <text:p>0.619558</text:p>
              </table:table-cell>
              <table:table-cell office:value-type="float" office:value="0.146052">
                <text:p>0.146052</text:p>
              </table:table-cell>
              <table:table-cell office:value-type="float" office:value="0.246393">
                <text:p>0.246393</text:p>
              </table:table-cell>
              <table:table-cell office:value-type="float" office:value="0.002412">
                <text:p>0.002412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15442">
                <text:p>0.715442</text:p>
              </table:table-cell>
              <table:table-cell office:value-type="float" office:value="0.633503">
                <text:p>0.633503</text:p>
              </table:table-cell>
              <table:table-cell office:value-type="float" office:value="0.148783">
                <text:p>0.148783</text:p>
              </table:table-cell>
              <table:table-cell office:value-type="float" office:value="0.251383">
                <text:p>0.251383</text:p>
              </table:table-cell>
              <table:table-cell office:value-type="float" office:value="0.002478">
                <text:p>0.002478</text:p>
              </table:table-cell>
              <table:table-cell office:value-type="float" office:value="0.001889">
                <text:p>0.001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92346">
                <text:p>0.692346</text:p>
              </table:table-cell>
              <table:table-cell office:value-type="float" office:value="0.644028">
                <text:p>0.644028</text:p>
              </table:table-cell>
              <table:table-cell office:value-type="float" office:value="0.150574">
                <text:p>0.150574</text:p>
              </table:table-cell>
              <table:table-cell office:value-type="float" office:value="0.255832">
                <text:p>0.255832</text:p>
              </table:table-cell>
              <table:table-cell office:value-type="float" office:value="0.002794">
                <text:p>0.002794</text:p>
              </table:table-cell>
              <table:table-cell office:value-type="float" office:value="0.001806">
                <text:p>0.001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04122">
                <text:p>0.704122</text:p>
              </table:table-cell>
              <table:table-cell office:value-type="float" office:value="0.656758">
                <text:p>0.656758</text:p>
              </table:table-cell>
              <table:table-cell office:value-type="float" office:value="0.156287">
                <text:p>0.156287</text:p>
              </table:table-cell>
              <table:table-cell office:value-type="float" office:value="0.264724">
                <text:p>0.264724</text:p>
              </table:table-cell>
              <table:table-cell office:value-type="float" office:value="0.002586">
                <text:p>0.002586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1092">
                <text:p>0.721092</text:p>
              </table:table-cell>
              <table:table-cell office:value-type="float" office:value="0.667797">
                <text:p>0.667797</text:p>
              </table:table-cell>
              <table:table-cell office:value-type="float" office:value="0.183747">
                <text:p>0.183747</text:p>
              </table:table-cell>
              <table:table-cell office:value-type="float" office:value="0.265061">
                <text:p>0.265061</text:p>
              </table:table-cell>
              <table:table-cell office:value-type="float" office:value="0.002553">
                <text:p>0.002553</text:p>
              </table:table-cell>
              <table:table-cell office:value-type="float" office:value="0.001762">
                <text:p>0.0017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30835">
                <text:p>0.830835</text:p>
              </table:table-cell>
              <table:table-cell office:value-type="float" office:value="0.66954">
                <text:p>0.66954</text:p>
              </table:table-cell>
              <table:table-cell office:value-type="float" office:value="0.17511">
                <text:p>0.17511</text:p>
              </table:table-cell>
              <table:table-cell office:value-type="float" office:value="0.270181">
                <text:p>0.270181</text:p>
              </table:table-cell>
              <table:table-cell office:value-type="float" office:value="0.002515">
                <text:p>0.002515</text:p>
              </table:table-cell>
              <table:table-cell office:value-type="float" office:value="0.001983">
                <text:p>0.0019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84892">
                <text:p>0.784892</text:p>
              </table:table-cell>
              <table:table-cell office:value-type="float" office:value="0.681132">
                <text:p>0.681132</text:p>
              </table:table-cell>
              <table:table-cell office:value-type="float" office:value="0.177966">
                <text:p>0.177966</text:p>
              </table:table-cell>
              <table:table-cell office:value-type="float" office:value="0.271666">
                <text:p>0.271666</text:p>
              </table:table-cell>
              <table:table-cell office:value-type="float" office:value="0.002617">
                <text:p>0.00261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2771">
                <text:p>0.752771</text:p>
              </table:table-cell>
              <table:table-cell office:value-type="float" office:value="0.698669">
                <text:p>0.698669</text:p>
              </table:table-cell>
              <table:table-cell office:value-type="float" office:value="0.207548">
                <text:p>0.207548</text:p>
              </table:table-cell>
              <table:table-cell office:value-type="float" office:value="0.27564">
                <text:p>0.27564</text:p>
              </table:table-cell>
              <table:table-cell office:value-type="float" office:value="0.002929">
                <text:p>0.002929</text:p>
              </table:table-cell>
              <table:table-cell office:value-type="float" office:value="0.002052">
                <text:p>0.0020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69009">
                <text:p>0.769009</text:p>
              </table:table-cell>
              <table:table-cell office:value-type="float" office:value="0.701822">
                <text:p>0.701822</text:p>
              </table:table-cell>
              <table:table-cell office:value-type="float" office:value="0.211942">
                <text:p>0.211942</text:p>
              </table:table-cell>
              <table:table-cell office:value-type="float" office:value="0.2789">
                <text:p>0.2789</text:p>
              </table:table-cell>
              <table:table-cell office:value-type="float" office:value="0.002683">
                <text:p>0.002683</text:p>
              </table:table-cell>
              <table:table-cell office:value-type="float" office:value="0.001991">
                <text:p>0.001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87663">
                <text:p>0.787663</text:p>
              </table:table-cell>
              <table:table-cell office:value-type="float" office:value="0.722796">
                <text:p>0.722796</text:p>
              </table:table-cell>
              <table:table-cell office:value-type="float" office:value="0.170639">
                <text:p>0.170639</text:p>
              </table:table-cell>
              <table:table-cell office:value-type="float" office:value="0.282252">
                <text:p>0.282252</text:p>
              </table:table-cell>
              <table:table-cell office:value-type="float" office:value="0.002691">
                <text:p>0.002691</text:p>
              </table:table-cell>
              <table:table-cell office:value-type="float" office:value="0.002122">
                <text:p>0.0021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84447">
                <text:p>0.784447</text:p>
              </table:table-cell>
              <table:table-cell office:value-type="float" office:value="0.715099">
                <text:p>0.715099</text:p>
              </table:table-cell>
              <table:table-cell office:value-type="float" office:value="0.170651">
                <text:p>0.170651</text:p>
              </table:table-cell>
              <table:table-cell office:value-type="float" office:value="0.286278">
                <text:p>0.286278</text:p>
              </table:table-cell>
              <table:table-cell office:value-type="float" office:value="0.00265">
                <text:p>0.00265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92725">
                <text:p>0.792725</text:p>
              </table:table-cell>
              <table:table-cell office:value-type="float" office:value="0.73703">
                <text:p>0.73703</text:p>
              </table:table-cell>
              <table:table-cell office:value-type="float" office:value="0.16952">
                <text:p>0.16952</text:p>
              </table:table-cell>
              <table:table-cell office:value-type="float" office:value="0.29449">
                <text:p>0.29449</text:p>
              </table:table-cell>
              <table:table-cell office:value-type="float" office:value="0.002627">
                <text:p>0.002627</text:p>
              </table:table-cell>
              <table:table-cell office:value-type="float" office:value="0.001841">
                <text:p>0.001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89413">
                <text:p>0.889413</text:p>
              </table:table-cell>
              <table:table-cell office:value-type="float" office:value="0.783146">
                <text:p>0.783146</text:p>
              </table:table-cell>
              <table:table-cell office:value-type="float" office:value="0.176094">
                <text:p>0.176094</text:p>
              </table:table-cell>
              <table:table-cell office:value-type="float" office:value="0.29774">
                <text:p>0.29774</text:p>
              </table:table-cell>
              <table:table-cell office:value-type="float" office:value="0.00284">
                <text:p>0.00284</text:p>
              </table:table-cell>
              <table:table-cell office:value-type="float" office:value="0.001706">
                <text:p>0.0017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26516">
                <text:p>0.926516</text:p>
              </table:table-cell>
              <table:table-cell office:value-type="float" office:value="0.903112">
                <text:p>0.903112</text:p>
              </table:table-cell>
              <table:table-cell office:value-type="float" office:value="0.175464">
                <text:p>0.175464</text:p>
              </table:table-cell>
              <table:table-cell office:value-type="float" office:value="0.301496">
                <text:p>0.301496</text:p>
              </table:table-cell>
              <table:table-cell office:value-type="float" office:value="0.00268">
                <text:p>0.00268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2055">
                <text:p>0.932055</text:p>
              </table:table-cell>
              <table:table-cell office:value-type="float" office:value="0.812082">
                <text:p>0.812082</text:p>
              </table:table-cell>
              <table:table-cell office:value-type="float" office:value="0.175006">
                <text:p>0.175006</text:p>
              </table:table-cell>
              <table:table-cell office:value-type="float" office:value="0.305668">
                <text:p>0.305668</text:p>
              </table:table-cell>
              <table:table-cell office:value-type="float" office:value="0.002704">
                <text:p>0.002704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1935">
                <text:p>0.951935</text:p>
              </table:table-cell>
              <table:table-cell office:value-type="float" office:value="0.797054">
                <text:p>0.797054</text:p>
              </table:table-cell>
              <table:table-cell office:value-type="float" office:value="0.17852">
                <text:p>0.17852</text:p>
              </table:table-cell>
              <table:table-cell office:value-type="float" office:value="0.309915">
                <text:p>0.309915</text:p>
              </table:table-cell>
              <table:table-cell office:value-type="float" office:value="0.002706">
                <text:p>0.002706</text:p>
              </table:table-cell>
              <table:table-cell office:value-type="float" office:value="0.001705">
                <text:p>0.0017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6722">
                <text:p>0.856722</text:p>
              </table:table-cell>
              <table:table-cell office:value-type="float" office:value="0.784947">
                <text:p>0.784947</text:p>
              </table:table-cell>
              <table:table-cell office:value-type="float" office:value="0.182581">
                <text:p>0.182581</text:p>
              </table:table-cell>
              <table:table-cell office:value-type="float" office:value="0.312372">
                <text:p>0.312372</text:p>
              </table:table-cell>
              <table:table-cell office:value-type="float" office:value="0.00277">
                <text:p>0.00277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1054">
                <text:p>0.861054</text:p>
              </table:table-cell>
              <table:table-cell office:value-type="float" office:value="0.81138">
                <text:p>0.81138</text:p>
              </table:table-cell>
              <table:table-cell office:value-type="float" office:value="0.182082">
                <text:p>0.182082</text:p>
              </table:table-cell>
              <table:table-cell office:value-type="float" office:value="0.31703">
                <text:p>0.31703</text:p>
              </table:table-cell>
              <table:table-cell office:value-type="float" office:value="0.003049">
                <text:p>0.003049</text:p>
              </table:table-cell>
              <table:table-cell office:value-type="float" office:value="0.001838">
                <text:p>0.0018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80162">
                <text:p>0.880162</text:p>
              </table:table-cell>
              <table:table-cell office:value-type="float" office:value="0.830705">
                <text:p>0.830705</text:p>
              </table:table-cell>
              <table:table-cell office:value-type="float" office:value="0.20079">
                <text:p>0.20079</text:p>
              </table:table-cell>
              <table:table-cell office:value-type="float" office:value="0.320627">
                <text:p>0.320627</text:p>
              </table:table-cell>
              <table:table-cell office:value-type="float" office:value="0.002745">
                <text:p>0.002745</text:p>
              </table:table-cell>
              <table:table-cell office:value-type="float" office:value="0.001802">
                <text:p>0.0018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88384">
                <text:p>0.888384</text:p>
              </table:table-cell>
              <table:table-cell office:value-type="float" office:value="0.831318">
                <text:p>0.831318</text:p>
              </table:table-cell>
              <table:table-cell office:value-type="float" office:value="0.200914">
                <text:p>0.200914</text:p>
              </table:table-cell>
              <table:table-cell office:value-type="float" office:value="0.329244">
                <text:p>0.329244</text:p>
              </table:table-cell>
              <table:table-cell office:value-type="float" office:value="0.002856">
                <text:p>0.002856</text:p>
              </table:table-cell>
              <table:table-cell office:value-type="float" office:value="0.002144">
                <text:p>0.002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5318">
                <text:p>0.915318</text:p>
              </table:table-cell>
              <table:table-cell office:value-type="float" office:value="0.84156">
                <text:p>0.84156</text:p>
              </table:table-cell>
              <table:table-cell office:value-type="float" office:value="0.197164">
                <text:p>0.197164</text:p>
              </table:table-cell>
              <table:table-cell office:value-type="float" office:value="0.32888">
                <text:p>0.32888</text:p>
              </table:table-cell>
              <table:table-cell office:value-type="float" office:value="0.002809">
                <text:p>0.002809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24175">
                <text:p>0.924175</text:p>
              </table:table-cell>
              <table:table-cell office:value-type="float" office:value="0.845302">
                <text:p>0.845302</text:p>
              </table:table-cell>
              <table:table-cell office:value-type="float" office:value="0.201883">
                <text:p>0.201883</text:p>
              </table:table-cell>
              <table:table-cell office:value-type="float" office:value="0.332653">
                <text:p>0.332653</text:p>
              </table:table-cell>
              <table:table-cell office:value-type="float" office:value="0.002834">
                <text:p>0.002834</text:p>
              </table:table-cell>
              <table:table-cell office:value-type="float" office:value="0.001789">
                <text:p>0.0017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12939">
                <text:p>1.012939</text:p>
              </table:table-cell>
              <table:table-cell office:value-type="float" office:value="0.863951">
                <text:p>0.863951</text:p>
              </table:table-cell>
              <table:table-cell office:value-type="float" office:value="0.196798">
                <text:p>0.196798</text:p>
              </table:table-cell>
              <table:table-cell office:value-type="float" office:value="0.341599">
                <text:p>0.341599</text:p>
              </table:table-cell>
              <table:table-cell office:value-type="float" office:value="0.003313">
                <text:p>0.003313</text:p>
              </table:table-cell>
              <table:table-cell office:value-type="float" office:value="0.001819">
                <text:p>0.0018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65863">
                <text:p>1.065863</text:p>
              </table:table-cell>
              <table:table-cell office:value-type="float" office:value="0.8617">
                <text:p>0.8617</text:p>
              </table:table-cell>
              <table:table-cell office:value-type="float" office:value="0.230584">
                <text:p>0.230584</text:p>
              </table:table-cell>
              <table:table-cell office:value-type="float" office:value="0.343402">
                <text:p>0.343402</text:p>
              </table:table-cell>
              <table:table-cell office:value-type="float" office:value="0.002939">
                <text:p>0.002939</text:p>
              </table:table-cell>
              <table:table-cell office:value-type="float" office:value="0.001867">
                <text:p>0.001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90392">
                <text:p>1.090392</text:p>
              </table:table-cell>
              <table:table-cell office:value-type="float" office:value="0.89013">
                <text:p>0.89013</text:p>
              </table:table-cell>
              <table:table-cell office:value-type="float" office:value="0.260991">
                <text:p>0.260991</text:p>
              </table:table-cell>
              <table:table-cell office:value-type="float" office:value="0.348965">
                <text:p>0.348965</text:p>
              </table:table-cell>
              <table:table-cell office:value-type="float" office:value="0.002917">
                <text:p>0.002917</text:p>
              </table:table-cell>
              <table:table-cell office:value-type="float" office:value="0.001859">
                <text:p>0.001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99731">
                <text:p>1.099731</text:p>
              </table:table-cell>
              <table:table-cell office:value-type="float" office:value="0.946141">
                <text:p>0.946141</text:p>
              </table:table-cell>
              <table:table-cell office:value-type="float" office:value="0.294242">
                <text:p>0.294242</text:p>
              </table:table-cell>
              <table:table-cell office:value-type="float" office:value="0.352614">
                <text:p>0.352614</text:p>
              </table:table-cell>
              <table:table-cell office:value-type="float" office:value="0.002964">
                <text:p>0.002964</text:p>
              </table:table-cell>
              <table:table-cell office:value-type="float" office:value="0.002144">
                <text:p>0.002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34127">
                <text:p>1.134127</text:p>
              </table:table-cell>
              <table:table-cell office:value-type="float" office:value="0.916517">
                <text:p>0.916517</text:p>
              </table:table-cell>
              <table:table-cell office:value-type="float" office:value="0.226557">
                <text:p>0.226557</text:p>
              </table:table-cell>
              <table:table-cell office:value-type="float" office:value="0.356472">
                <text:p>0.356472</text:p>
              </table:table-cell>
              <table:table-cell office:value-type="float" office:value="0.003087">
                <text:p>0.003087</text:p>
              </table:table-cell>
              <table:table-cell office:value-type="float" office:value="0.001963">
                <text:p>0.0019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43946">
                <text:p>1.143946</text:p>
              </table:table-cell>
              <table:table-cell office:value-type="float" office:value="0.922642">
                <text:p>0.922642</text:p>
              </table:table-cell>
              <table:table-cell office:value-type="float" office:value="0.218874">
                <text:p>0.218874</text:p>
              </table:table-cell>
              <table:table-cell office:value-type="float" office:value="0.362249">
                <text:p>0.362249</text:p>
              </table:table-cell>
              <table:table-cell office:value-type="float" office:value="0.00303">
                <text:p>0.00303</text:p>
              </table:table-cell>
              <table:table-cell office:value-type="float" office:value="0.001886">
                <text:p>0.0018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48627">
                <text:p>1.148627</text:p>
              </table:table-cell>
              <table:table-cell office:value-type="float" office:value="0.937617">
                <text:p>0.937617</text:p>
              </table:table-cell>
              <table:table-cell office:value-type="float" office:value="0.215081">
                <text:p>0.215081</text:p>
              </table:table-cell>
              <table:table-cell office:value-type="float" office:value="0.367708">
                <text:p>0.367708</text:p>
              </table:table-cell>
              <table:table-cell office:value-type="float" office:value="0.002944">
                <text:p>0.002944</text:p>
              </table:table-cell>
              <table:table-cell office:value-type="float" office:value="0.001892">
                <text:p>0.0018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55928">
                <text:p>1.155928</text:p>
              </table:table-cell>
              <table:table-cell office:value-type="float" office:value="1.011211">
                <text:p>1.011211</text:p>
              </table:table-cell>
              <table:table-cell office:value-type="float" office:value="0.223292">
                <text:p>0.223292</text:p>
              </table:table-cell>
              <table:table-cell office:value-type="float" office:value="0.372029">
                <text:p>0.372029</text:p>
              </table:table-cell>
              <table:table-cell office:value-type="float" office:value="0.002987">
                <text:p>0.002987</text:p>
              </table:table-cell>
              <table:table-cell office:value-type="float" office:value="0.002006">
                <text:p>0.002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62461">
                <text:p>1.162461</text:p>
              </table:table-cell>
              <table:table-cell office:value-type="float" office:value="1.01542">
                <text:p>1.01542</text:p>
              </table:table-cell>
              <table:table-cell office:value-type="float" office:value="0.217643">
                <text:p>0.217643</text:p>
              </table:table-cell>
              <table:table-cell office:value-type="float" office:value="0.373768">
                <text:p>0.373768</text:p>
              </table:table-cell>
              <table:table-cell office:value-type="float" office:value="0.003043">
                <text:p>0.003043</text:p>
              </table:table-cell>
              <table:table-cell office:value-type="float" office:value="0.002017">
                <text:p>0.0020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4342">
                <text:p>1.14342</text:p>
              </table:table-cell>
              <table:table-cell office:value-type="float" office:value="1.044284">
                <text:p>1.044284</text:p>
              </table:table-cell>
              <table:table-cell office:value-type="float" office:value="0.218909">
                <text:p>0.218909</text:p>
              </table:table-cell>
              <table:table-cell office:value-type="float" office:value="0.381603">
                <text:p>0.381603</text:p>
              </table:table-cell>
              <table:table-cell office:value-type="float" office:value="0.003382">
                <text:p>0.003382</text:p>
              </table:table-cell>
              <table:table-cell office:value-type="float" office:value="0.002285">
                <text:p>0.0022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07199">
                <text:p>1.107199</text:p>
              </table:table-cell>
              <table:table-cell office:value-type="float" office:value="0.995884">
                <text:p>0.995884</text:p>
              </table:table-cell>
              <table:table-cell office:value-type="float" office:value="0.231124">
                <text:p>0.231124</text:p>
              </table:table-cell>
              <table:table-cell office:value-type="float" office:value="0.386093">
                <text:p>0.386093</text:p>
              </table:table-cell>
              <table:table-cell office:value-type="float" office:value="0.003011">
                <text:p>0.00301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16284">
                <text:p>1.116284</text:p>
              </table:table-cell>
              <table:table-cell office:value-type="float" office:value="0.988629">
                <text:p>0.988629</text:p>
              </table:table-cell>
              <table:table-cell office:value-type="float" office:value="0.235553">
                <text:p>0.235553</text:p>
              </table:table-cell>
              <table:table-cell office:value-type="float" office:value="0.391834">
                <text:p>0.391834</text:p>
              </table:table-cell>
              <table:table-cell office:value-type="float" office:value="0.003173">
                <text:p>0.003173</text:p>
              </table:table-cell>
              <table:table-cell office:value-type="float" office:value="0.002006">
                <text:p>0.002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38861">
                <text:p>1.138861</text:p>
              </table:table-cell>
              <table:table-cell office:value-type="float" office:value="1.008439">
                <text:p>1.008439</text:p>
              </table:table-cell>
              <table:table-cell office:value-type="float" office:value="0.239271">
                <text:p>0.239271</text:p>
              </table:table-cell>
              <table:table-cell office:value-type="float" office:value="0.397061">
                <text:p>0.397061</text:p>
              </table:table-cell>
              <table:table-cell office:value-type="float" office:value="0.003155">
                <text:p>0.003155</text:p>
              </table:table-cell>
              <table:table-cell office:value-type="float" office:value="0.002017">
                <text:p>0.0020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18438">
                <text:p>1.118438</text:p>
              </table:table-cell>
              <table:table-cell office:value-type="float" office:value="1.020728">
                <text:p>1.020728</text:p>
              </table:table-cell>
              <table:table-cell office:value-type="float" office:value="0.234505">
                <text:p>0.234505</text:p>
              </table:table-cell>
              <table:table-cell office:value-type="float" office:value="0.403741">
                <text:p>0.403741</text:p>
              </table:table-cell>
              <table:table-cell office:value-type="float" office:value="0.003631">
                <text:p>0.003631</text:p>
              </table:table-cell>
              <table:table-cell office:value-type="float" office:value="0.001989">
                <text:p>0.0019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30782">
                <text:p>1.130782</text:p>
              </table:table-cell>
              <table:table-cell office:value-type="float" office:value="1.027749">
                <text:p>1.027749</text:p>
              </table:table-cell>
              <table:table-cell office:value-type="float" office:value="0.231701">
                <text:p>0.231701</text:p>
              </table:table-cell>
              <table:table-cell office:value-type="float" office:value="0.407262">
                <text:p>0.407262</text:p>
              </table:table-cell>
              <table:table-cell office:value-type="float" office:value="0.003191">
                <text:p>0.003191</text:p>
              </table:table-cell>
              <table:table-cell office:value-type="float" office:value="0.001998">
                <text:p>0.001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39354">
                <text:p>1.239354</text:p>
              </table:table-cell>
              <table:table-cell office:value-type="float" office:value="1.039244">
                <text:p>1.039244</text:p>
              </table:table-cell>
              <table:table-cell office:value-type="float" office:value="0.241342">
                <text:p>0.241342</text:p>
              </table:table-cell>
              <table:table-cell office:value-type="float" office:value="0.411923">
                <text:p>0.411923</text:p>
              </table:table-cell>
              <table:table-cell office:value-type="float" office:value="0.003107">
                <text:p>0.003107</text:p>
              </table:table-cell>
              <table:table-cell office:value-type="float" office:value="0.002168">
                <text:p>0.0021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43454">
                <text:p>1.143454</text:p>
              </table:table-cell>
              <table:table-cell office:value-type="float" office:value="1.065831">
                <text:p>1.065831</text:p>
              </table:table-cell>
              <table:table-cell office:value-type="float" office:value="0.248111">
                <text:p>0.248111</text:p>
              </table:table-cell>
              <table:table-cell office:value-type="float" office:value="0.416757">
                <text:p>0.416757</text:p>
              </table:table-cell>
              <table:table-cell office:value-type="float" office:value="0.003225">
                <text:p>0.003225</text:p>
              </table:table-cell>
              <table:table-cell office:value-type="float" office:value="0.002043">
                <text:p>0.002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6717">
                <text:p>1.16717</text:p>
              </table:table-cell>
              <table:table-cell office:value-type="float" office:value="1.096103">
                <text:p>1.096103</text:p>
              </table:table-cell>
              <table:table-cell office:value-type="float" office:value="0.248893">
                <text:p>0.248893</text:p>
              </table:table-cell>
              <table:table-cell office:value-type="float" office:value="0.419634">
                <text:p>0.419634</text:p>
              </table:table-cell>
              <table:table-cell office:value-type="float" office:value="0.003703">
                <text:p>0.003703</text:p>
              </table:table-cell>
              <table:table-cell office:value-type="float" office:value="0.002001">
                <text:p>0.002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70425">
                <text:p>1.170425</text:p>
              </table:table-cell>
              <table:table-cell office:value-type="float" office:value="1.075177">
                <text:p>1.075177</text:p>
              </table:table-cell>
              <table:table-cell office:value-type="float" office:value="0.248841">
                <text:p>0.248841</text:p>
              </table:table-cell>
              <table:table-cell office:value-type="float" office:value="0.425345">
                <text:p>0.425345</text:p>
              </table:table-cell>
              <table:table-cell office:value-type="float" office:value="0.003223">
                <text:p>0.003223</text:p>
              </table:table-cell>
              <table:table-cell office:value-type="float" office:value="0.002071">
                <text:p>0.002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42723">
                <text:p>1.242723</text:p>
              </table:table-cell>
              <table:table-cell office:value-type="float" office:value="1.09506">
                <text:p>1.09506</text:p>
              </table:table-cell>
              <table:table-cell office:value-type="float" office:value="0.253941">
                <text:p>0.253941</text:p>
              </table:table-cell>
              <table:table-cell office:value-type="float" office:value="0.543568">
                <text:p>0.543568</text:p>
              </table:table-cell>
              <table:table-cell office:value-type="float" office:value="0.003256">
                <text:p>0.003256</text:p>
              </table:table-cell>
              <table:table-cell office:value-type="float" office:value="0.002111">
                <text:p>0.002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07257">
                <text:p>1.207257</text:p>
              </table:table-cell>
              <table:table-cell office:value-type="float" office:value="1.11129">
                <text:p>1.11129</text:p>
              </table:table-cell>
              <table:table-cell office:value-type="float" office:value="0.256094">
                <text:p>0.256094</text:p>
              </table:table-cell>
              <table:table-cell office:value-type="float" office:value="0.457977">
                <text:p>0.457977</text:p>
              </table:table-cell>
              <table:table-cell office:value-type="float" office:value="0.003221">
                <text:p>0.003221</text:p>
              </table:table-cell>
              <table:table-cell office:value-type="float" office:value="0.002446">
                <text:p>0.0024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15628">
                <text:p>1.215628</text:p>
              </table:table-cell>
              <table:table-cell office:value-type="float" office:value="1.12202">
                <text:p>1.12202</text:p>
              </table:table-cell>
              <table:table-cell office:value-type="float" office:value="0.254799">
                <text:p>0.254799</text:p>
              </table:table-cell>
              <table:table-cell office:value-type="float" office:value="0.494908">
                <text:p>0.494908</text:p>
              </table:table-cell>
              <table:table-cell office:value-type="float" office:value="0.003758">
                <text:p>0.003758</text:p>
              </table:table-cell>
              <table:table-cell office:value-type="float" office:value="0.002176">
                <text:p>0.0021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34057">
                <text:p>1.234057</text:p>
              </table:table-cell>
              <table:table-cell office:value-type="float" office:value="1.134492">
                <text:p>1.134492</text:p>
              </table:table-cell>
              <table:table-cell office:value-type="float" office:value="0.255874">
                <text:p>0.255874</text:p>
              </table:table-cell>
              <table:table-cell office:value-type="float" office:value="0.499635">
                <text:p>0.499635</text:p>
              </table:table-cell>
              <table:table-cell office:value-type="float" office:value="0.0033">
                <text:p>0.0033</text:p>
              </table:table-cell>
              <table:table-cell office:value-type="float" office:value="0.002097">
                <text:p>0.0020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50322">
                <text:p>1.250322</text:p>
              </table:table-cell>
              <table:table-cell office:value-type="float" office:value="1.14017">
                <text:p>1.14017</text:p>
              </table:table-cell>
              <table:table-cell office:value-type="float" office:value="0.265239">
                <text:p>0.265239</text:p>
              </table:table-cell>
              <table:table-cell office:value-type="float" office:value="0.464664">
                <text:p>0.464664</text:p>
              </table:table-cell>
              <table:table-cell office:value-type="float" office:value="0.00331">
                <text:p>0.00331</text:p>
              </table:table-cell>
              <table:table-cell office:value-type="float" office:value="0.002208">
                <text:p>0.0022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56982">
                <text:p>1.256982</text:p>
              </table:table-cell>
              <table:table-cell office:value-type="float" office:value="1.162458">
                <text:p>1.162458</text:p>
              </table:table-cell>
              <table:table-cell office:value-type="float" office:value="0.274547">
                <text:p>0.274547</text:p>
              </table:table-cell>
              <table:table-cell office:value-type="float" office:value="0.455058">
                <text:p>0.455058</text:p>
              </table:table-cell>
              <table:table-cell office:value-type="float" office:value="0.003352">
                <text:p>0.003352</text:p>
              </table:table-cell>
              <table:table-cell office:value-type="float" office:value="0.002462">
                <text:p>0.002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74048">
                <text:p>1.274048</text:p>
              </table:table-cell>
              <table:table-cell office:value-type="float" office:value="1.162475">
                <text:p>1.162475</text:p>
              </table:table-cell>
              <table:table-cell office:value-type="float" office:value="0.27331">
                <text:p>0.27331</text:p>
              </table:table-cell>
              <table:table-cell office:value-type="float" office:value="0.468462">
                <text:p>0.468462</text:p>
              </table:table-cell>
              <table:table-cell office:value-type="float" office:value="0.00385">
                <text:p>0.00385</text:p>
              </table:table-cell>
              <table:table-cell office:value-type="float" office:value="0.002479">
                <text:p>0.0024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88955">
                <text:p>1.288955</text:p>
              </table:table-cell>
              <table:table-cell office:value-type="float" office:value="1.193593">
                <text:p>1.193593</text:p>
              </table:table-cell>
              <table:table-cell office:value-type="float" office:value="0.276603">
                <text:p>0.276603</text:p>
              </table:table-cell>
              <table:table-cell office:value-type="float" office:value="0.47782">
                <text:p>0.47782</text:p>
              </table:table-cell>
              <table:table-cell office:value-type="float" office:value="0.003383">
                <text:p>0.003383</text:p>
              </table:table-cell>
              <table:table-cell office:value-type="float" office:value="0.002266">
                <text:p>0.0022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1245">
                <text:p>1.31245</text:p>
              </table:table-cell>
              <table:table-cell office:value-type="float" office:value="1.207061">
                <text:p>1.207061</text:p>
              </table:table-cell>
              <table:table-cell office:value-type="float" office:value="0.279664">
                <text:p>0.279664</text:p>
              </table:table-cell>
              <table:table-cell office:value-type="float" office:value="0.495067">
                <text:p>0.495067</text:p>
              </table:table-cell>
              <table:table-cell office:value-type="float" office:value="0.003397">
                <text:p>0.003397</text:p>
              </table:table-cell>
              <table:table-cell office:value-type="float" office:value="0.002129">
                <text:p>0.002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23362">
                <text:p>1.323362</text:p>
              </table:table-cell>
              <table:table-cell office:value-type="float" office:value="1.214607">
                <text:p>1.214607</text:p>
              </table:table-cell>
              <table:table-cell office:value-type="float" office:value="0.281517">
                <text:p>0.281517</text:p>
              </table:table-cell>
              <table:table-cell office:value-type="float" office:value="0.487897">
                <text:p>0.487897</text:p>
              </table:table-cell>
              <table:table-cell office:value-type="float" office:value="0.003396">
                <text:p>0.003396</text:p>
              </table:table-cell>
              <table:table-cell office:value-type="float" office:value="0.002128">
                <text:p>0.002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43786">
                <text:p>1.343786</text:p>
              </table:table-cell>
              <table:table-cell office:value-type="float" office:value="1.227867">
                <text:p>1.227867</text:p>
              </table:table-cell>
              <table:table-cell office:value-type="float" office:value="0.285728">
                <text:p>0.285728</text:p>
              </table:table-cell>
              <table:table-cell office:value-type="float" office:value="0.482617">
                <text:p>0.482617</text:p>
              </table:table-cell>
              <table:table-cell office:value-type="float" office:value="0.003977">
                <text:p>0.003977</text:p>
              </table:table-cell>
              <table:table-cell office:value-type="float" office:value="0.002194">
                <text:p>0.002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58993">
                <text:p>1.358993</text:p>
              </table:table-cell>
              <table:table-cell office:value-type="float" office:value="1.241748">
                <text:p>1.241748</text:p>
              </table:table-cell>
              <table:table-cell office:value-type="float" office:value="0.296068">
                <text:p>0.296068</text:p>
              </table:table-cell>
              <table:table-cell office:value-type="float" office:value="0.489331">
                <text:p>0.489331</text:p>
              </table:table-cell>
              <table:table-cell office:value-type="float" office:value="0.003463">
                <text:p>0.003463</text:p>
              </table:table-cell>
              <table:table-cell office:value-type="float" office:value="0.002418">
                <text:p>0.0024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63568">
                <text:p>1.363568</text:p>
              </table:table-cell>
              <table:table-cell office:value-type="float" office:value="1.272582">
                <text:p>1.272582</text:p>
              </table:table-cell>
              <table:table-cell office:value-type="float" office:value="0.296912">
                <text:p>0.296912</text:p>
              </table:table-cell>
              <table:table-cell office:value-type="float" office:value="0.493273">
                <text:p>0.493273</text:p>
              </table:table-cell>
              <table:table-cell office:value-type="float" office:value="0.003472">
                <text:p>0.003472</text:p>
              </table:table-cell>
              <table:table-cell office:value-type="float" office:value="0.002355">
                <text:p>0.0023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82114">
                <text:p>1.382114</text:p>
              </table:table-cell>
              <table:table-cell office:value-type="float" office:value="1.256834">
                <text:p>1.256834</text:p>
              </table:table-cell>
              <table:table-cell office:value-type="float" office:value="0.30022">
                <text:p>0.30022</text:p>
              </table:table-cell>
              <table:table-cell office:value-type="float" office:value="0.501301">
                <text:p>0.501301</text:p>
              </table:table-cell>
              <table:table-cell office:value-type="float" office:value="0.003494">
                <text:p>0.003494</text:p>
              </table:table-cell>
              <table:table-cell office:value-type="float" office:value="0.002234">
                <text:p>0.0022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03373">
                <text:p>1.403373</text:p>
              </table:table-cell>
              <table:table-cell office:value-type="float" office:value="1.293457">
                <text:p>1.293457</text:p>
              </table:table-cell>
              <table:table-cell office:value-type="float" office:value="0.376887">
                <text:p>0.376887</text:p>
              </table:table-cell>
              <table:table-cell office:value-type="float" office:value="0.520852">
                <text:p>0.520852</text:p>
              </table:table-cell>
              <table:table-cell office:value-type="float" office:value="0.003994">
                <text:p>0.00399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17267">
                <text:p>1.417267</text:p>
              </table:table-cell>
              <table:table-cell office:value-type="float" office:value="1.302006">
                <text:p>1.302006</text:p>
              </table:table-cell>
              <table:table-cell office:value-type="float" office:value="0.401331">
                <text:p>0.401331</text:p>
              </table:table-cell>
              <table:table-cell office:value-type="float" office:value="0.511813">
                <text:p>0.511813</text:p>
              </table:table-cell>
              <table:table-cell office:value-type="float" office:value="0.003631">
                <text:p>0.003631</text:p>
              </table:table-cell>
              <table:table-cell office:value-type="float" office:value="0.00225">
                <text:p>0.002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44109">
                <text:p>1.444109</text:p>
              </table:table-cell>
              <table:table-cell office:value-type="float" office:value="1.311456">
                <text:p>1.311456</text:p>
              </table:table-cell>
              <table:table-cell office:value-type="float" office:value="0.340994">
                <text:p>0.340994</text:p>
              </table:table-cell>
              <table:table-cell office:value-type="float" office:value="0.518409">
                <text:p>0.518409</text:p>
              </table:table-cell>
              <table:table-cell office:value-type="float" office:value="0.003582">
                <text:p>0.003582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79842">
                <text:p>1.479842</text:p>
              </table:table-cell>
              <table:table-cell office:value-type="float" office:value="1.323442">
                <text:p>1.323442</text:p>
              </table:table-cell>
              <table:table-cell office:value-type="float" office:value="0.303081">
                <text:p>0.303081</text:p>
              </table:table-cell>
              <table:table-cell office:value-type="float" office:value="0.559238">
                <text:p>0.559238</text:p>
              </table:table-cell>
              <table:table-cell office:value-type="float" office:value="0.003738">
                <text:p>0.00373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64635">
                <text:p>1.464635</text:p>
              </table:table-cell>
              <table:table-cell office:value-type="float" office:value="1.344707">
                <text:p>1.344707</text:p>
              </table:table-cell>
              <table:table-cell office:value-type="float" office:value="0.310149">
                <text:p>0.310149</text:p>
              </table:table-cell>
              <table:table-cell office:value-type="float" office:value="0.532511">
                <text:p>0.532511</text:p>
              </table:table-cell>
              <table:table-cell office:value-type="float" office:value="0.004086">
                <text:p>0.004086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632">
                <text:p>1.4632</text:p>
              </table:table-cell>
              <table:table-cell office:value-type="float" office:value="1.363199">
                <text:p>1.363199</text:p>
              </table:table-cell>
              <table:table-cell office:value-type="float" office:value="0.323417">
                <text:p>0.323417</text:p>
              </table:table-cell>
              <table:table-cell office:value-type="float" office:value="0.544587">
                <text:p>0.544587</text:p>
              </table:table-cell>
              <table:table-cell office:value-type="float" office:value="0.004055">
                <text:p>0.004055</text:p>
              </table:table-cell>
              <table:table-cell office:value-type="float" office:value="0.002349">
                <text:p>0.002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06732">
                <text:p>1.506732</text:p>
              </table:table-cell>
              <table:table-cell office:value-type="float" office:value="1.372109">
                <text:p>1.372109</text:p>
              </table:table-cell>
              <table:table-cell office:value-type="float" office:value="0.326782">
                <text:p>0.326782</text:p>
              </table:table-cell>
              <table:table-cell office:value-type="float" office:value="0.548506">
                <text:p>0.548506</text:p>
              </table:table-cell>
              <table:table-cell office:value-type="float" office:value="0.003666">
                <text:p>0.003666</text:p>
              </table:table-cell>
              <table:table-cell office:value-type="float" office:value="0.002237">
                <text:p>0.0022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13657">
                <text:p>1.513657</text:p>
              </table:table-cell>
              <table:table-cell office:value-type="float" office:value="1.390125">
                <text:p>1.390125</text:p>
              </table:table-cell>
              <table:table-cell office:value-type="float" office:value="0.342974">
                <text:p>0.342974</text:p>
              </table:table-cell>
              <table:table-cell office:value-type="float" office:value="0.557423">
                <text:p>0.557423</text:p>
              </table:table-cell>
              <table:table-cell office:value-type="float" office:value="0.004037">
                <text:p>0.004037</text:p>
              </table:table-cell>
              <table:table-cell office:value-type="float" office:value="0.002666">
                <text:p>0.0026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32108">
                <text:p>1.532108</text:p>
              </table:table-cell>
              <table:table-cell office:value-type="float" office:value="1.412653">
                <text:p>1.412653</text:p>
              </table:table-cell>
              <table:table-cell office:value-type="float" office:value="0.3854">
                <text:p>0.3854</text:p>
              </table:table-cell>
              <table:table-cell office:value-type="float" office:value="0.566086">
                <text:p>0.566086</text:p>
              </table:table-cell>
              <table:table-cell office:value-type="float" office:value="0.003718">
                <text:p>0.003718</text:p>
              </table:table-cell>
              <table:table-cell office:value-type="float" office:value="0.002455">
                <text:p>0.002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5021">
                <text:p>1.55021</text:p>
              </table:table-cell>
              <table:table-cell office:value-type="float" office:value="1.40139">
                <text:p>1.40139</text:p>
              </table:table-cell>
              <table:table-cell office:value-type="float" office:value="0.424834">
                <text:p>0.424834</text:p>
              </table:table-cell>
              <table:table-cell office:value-type="float" office:value="0.582093">
                <text:p>0.582093</text:p>
              </table:table-cell>
              <table:table-cell office:value-type="float" office:value="0.00372">
                <text:p>0.00372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5977">
                <text:p>1.55977</text:p>
              </table:table-cell>
              <table:table-cell office:value-type="float" office:value="1.447606">
                <text:p>1.447606</text:p>
              </table:table-cell>
              <table:table-cell office:value-type="float" office:value="0.422863">
                <text:p>0.422863</text:p>
              </table:table-cell>
              <table:table-cell office:value-type="float" office:value="0.568965">
                <text:p>0.568965</text:p>
              </table:table-cell>
              <table:table-cell office:value-type="float" office:value="0.004082">
                <text:p>0.004082</text:p>
              </table:table-cell>
              <table:table-cell office:value-type="float" office:value="0.002419">
                <text:p>0.0024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7641">
                <text:p>1.597641</text:p>
              </table:table-cell>
              <table:table-cell office:value-type="float" office:value="1.44156">
                <text:p>1.44156</text:p>
              </table:table-cell>
              <table:table-cell office:value-type="float" office:value="0.486029">
                <text:p>0.486029</text:p>
              </table:table-cell>
              <table:table-cell office:value-type="float" office:value="0.575681">
                <text:p>0.575681</text:p>
              </table:table-cell>
              <table:table-cell office:value-type="float" office:value="0.003949">
                <text:p>0.003949</text:p>
              </table:table-cell>
              <table:table-cell office:value-type="float" office:value="0.002431">
                <text:p>0.002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9174">
                <text:p>1.59174</text:p>
              </table:table-cell>
              <table:table-cell office:value-type="float" office:value="1.465023">
                <text:p>1.465023</text:p>
              </table:table-cell>
              <table:table-cell office:value-type="float" office:value="0.425583">
                <text:p>0.425583</text:p>
              </table:table-cell>
              <table:table-cell office:value-type="float" office:value="0.576451">
                <text:p>0.576451</text:p>
              </table:table-cell>
              <table:table-cell office:value-type="float" office:value="0.003824">
                <text:p>0.003824</text:p>
              </table:table-cell>
              <table:table-cell office:value-type="float" office:value="0.002732">
                <text:p>0.0027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18824">
                <text:p>1.618824</text:p>
              </table:table-cell>
              <table:table-cell office:value-type="float" office:value="1.475589">
                <text:p>1.475589</text:p>
              </table:table-cell>
              <table:table-cell office:value-type="float" office:value="0.353158">
                <text:p>0.353158</text:p>
              </table:table-cell>
              <table:table-cell office:value-type="float" office:value="0.582653">
                <text:p>0.582653</text:p>
              </table:table-cell>
              <table:table-cell office:value-type="float" office:value="0.003792">
                <text:p>0.003792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94194">
                <text:p>1.694194</text:p>
              </table:table-cell>
              <table:table-cell office:value-type="float" office:value="1.491065">
                <text:p>1.491065</text:p>
              </table:table-cell>
              <table:table-cell office:value-type="float" office:value="0.341505">
                <text:p>0.341505</text:p>
              </table:table-cell>
              <table:table-cell office:value-type="float" office:value="0.58995">
                <text:p>0.58995</text:p>
              </table:table-cell>
              <table:table-cell office:value-type="float" office:value="0.004229">
                <text:p>0.004229</text:p>
              </table:table-cell>
              <table:table-cell office:value-type="float" office:value="0.002454">
                <text:p>0.0024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75299">
                <text:p>1.675299</text:p>
              </table:table-cell>
              <table:table-cell office:value-type="float" office:value="1.510264">
                <text:p>1.510264</text:p>
              </table:table-cell>
              <table:table-cell office:value-type="float" office:value="0.344084">
                <text:p>0.344084</text:p>
              </table:table-cell>
              <table:table-cell office:value-type="float" office:value="0.595743">
                <text:p>0.595743</text:p>
              </table:table-cell>
              <table:table-cell office:value-type="float" office:value="0.003863">
                <text:p>0.003863</text:p>
              </table:table-cell>
              <table:table-cell office:value-type="float" office:value="0.002443">
                <text:p>0.0024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05032">
                <text:p>1.705032</text:p>
              </table:table-cell>
              <table:table-cell office:value-type="float" office:value="1.517774">
                <text:p>1.517774</text:p>
              </table:table-cell>
              <table:table-cell office:value-type="float" office:value="0.352372">
                <text:p>0.352372</text:p>
              </table:table-cell>
              <table:table-cell office:value-type="float" office:value="0.5964">
                <text:p>0.5964</text:p>
              </table:table-cell>
              <table:table-cell office:value-type="float" office:value="0.003845">
                <text:p>0.003845</text:p>
              </table:table-cell>
              <table:table-cell office:value-type="float" office:value="0.002604">
                <text:p>0.0026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14225">
                <text:p>1.714225</text:p>
              </table:table-cell>
              <table:table-cell office:value-type="float" office:value="1.547612">
                <text:p>1.547612</text:p>
              </table:table-cell>
              <table:table-cell office:value-type="float" office:value="0.357997">
                <text:p>0.357997</text:p>
              </table:table-cell>
              <table:table-cell office:value-type="float" office:value="0.606772">
                <text:p>0.606772</text:p>
              </table:table-cell>
              <table:table-cell office:value-type="float" office:value="0.004438">
                <text:p>0.004438</text:p>
              </table:table-cell>
              <table:table-cell office:value-type="float" office:value="0.002564">
                <text:p>0.002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